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Noto Sans CJK SC Regular" svg:font-family="Noto Sans CJK SC Regular" style:font-family-generic="system" style:font-pitch="variable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5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50%"/>
    </style:style>
    <style:style style:name="T2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</style:style>
    <style:style style:name="T4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</style:style>
    <style:style style:name="T6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</style:style>
    <style:style style:name="T8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</style:style>
    <style:style style:name="T1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8" style:parent-style-name="Times14_РИО2" style:family="paragraph">
      <style:paragraph-properties fo:text-align="center" fo:line-height="150%" fo:text-indent="0in"/>
    </style:style>
    <style:style style:name="T19" style:parent-style-name="Названиекниги" style:family="text">
      <style:text-properties fo:text-transform="uppercase" style:font-size-complex="14pt"/>
    </style:style>
    <style:style style:name="P20" style:parent-style-name="Standard" style:family="paragraph">
      <style:paragraph-properties fo:text-align="center" fo:line-height="150%"/>
    </style:style>
    <style:style style:name="T2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2" style:parent-style-name="Основнойшрифтабзаца" style:family="text">
      <style:text-properties fo:font-weight="bold" style:font-weight-asian="bold" fo:color="#FF0000" fo:font-size="14pt" style:font-size-asian="14pt" style:font-size-complex="14pt"/>
    </style:style>
    <style:style style:name="T2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4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25" style:parent-style-name="Standard" style:family="paragraph">
      <style:paragraph-properties fo:text-align="center" fo:line-height="150%"/>
    </style:style>
    <style:style style:name="T2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7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28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9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0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4" style:family="table-column">
      <style:table-column-properties style:column-width="2.8666in" style:use-optimal-column-width="false"/>
    </style:style>
    <style:style style:name="TableColumn35" style:family="table-column">
      <style:table-column-properties style:column-width="1.7201in" style:use-optimal-column-width="false"/>
    </style:style>
    <style:style style:name="TableColumn36" style:family="table-column">
      <style:table-column-properties style:column-width="1.9097in" style:use-optimal-column-width="false"/>
    </style:style>
    <style:style style:name="Table33" style:family="table">
      <style:table-properties style:width="6.4965in" style:rel-width="100%" fo:margin-left="0in" table:align="left"/>
    </style:style>
    <style:style style:name="TableRow37" style:family="table-row">
      <style:table-row-properties style:min-row-height="0.4263in" style:use-optimal-row-height="false"/>
    </style:style>
    <style:style style:name="TableCell3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9" style:parent-style-name="Основнойшрифтабзаца" style:family="text">
      <style:text-properties fo:font-size="14pt" style:font-size-asian="14pt" style:font-size-complex="14pt"/>
    </style:style>
    <style:style style:name="TableCell40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1" style:parent-style-name="Standard" style:family="paragraph">
      <style:text-properties fo:font-size="14pt" style:font-size-asian="14pt" style:font-size-complex="14pt"/>
    </style:style>
    <style:style style:name="TableCell4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paragraph-properties fo:text-align="center" fo:line-height="115%"/>
    </style:style>
    <style:style style:name="T44" style:parent-style-name="Основнойшрифтабзаца" style:family="text">
      <style:text-properties fo:font-size="14pt" style:font-size-asian="14pt" style:font-size-complex="14pt"/>
    </style:style>
    <style:style style:name="TableRow45" style:family="table-row">
      <style:table-row-properties style:min-row-height="0.4263in" style:use-optimal-row-height="false"/>
    </style:style>
    <style:style style:name="TableCell4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7" style:parent-style-name="Основнойшрифтабзаца" style:family="text">
      <style:text-properties fo:font-size="14pt" style:font-size-asian="14pt" style:font-size-complex="14pt"/>
    </style:style>
    <style:style style:name="TableCell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9" style:parent-style-name="Standard" style:family="paragraph">
      <style:text-properties fo:font-size="14pt" style:font-size-asian="14pt" style:font-size-complex="14pt"/>
    </style:style>
    <style:style style:name="TableCell5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1" style:parent-style-name="Standard" style:family="paragraph">
      <style:paragraph-properties fo:text-align="center"/>
    </style:style>
    <style:style style:name="T52" style:parent-style-name="Основнойшрифтабзаца" style:family="text">
      <style:text-properties fo:font-size="14pt" style:font-size-asian="14pt" style:font-size-complex="14pt"/>
    </style:style>
    <style:style style:name="T5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4" style:parent-style-name="Основнойшрифтабзаца" style:family="text">
      <style:text-properties fo:font-size="14pt" style:font-size-asian="14pt" style:font-size-complex="14pt"/>
    </style:style>
    <style:style style:name="T5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56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7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8" style:parent-style-name="Standard" style:family="paragraph">
      <style:paragraph-properties fo:text-align="center" fo:line-height="150%"/>
    </style:style>
    <style:style style:name="T5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0" style:parent-style-name="Standard" style:family="paragraph">
      <style:paragraph-properties fo:text-align="center" fo:line-height="150%"/>
    </style:style>
    <style:style style:name="T6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2" style:parent-style-name="ОбычныйИнтернет" style:family="paragraph">
      <style:paragraph-properties fo:line-height="150%" fo:text-indent="0.4916in"/>
      <style:text-properties fo:font-weight="bold" style:font-weight-asian="bold" fo:font-size="14pt" style:font-size-asian="14pt"/>
    </style:style>
    <style:style style:name="P63" style:parent-style-name="ОбычныйИнтернет" style:family="paragraph">
      <style:paragraph-properties fo:line-height="150%" fo:text-indent="0.4916in"/>
      <style:text-properties fo:font-size="14pt" style:font-size-asian="14pt" style:font-size-complex="14pt"/>
    </style:style>
    <style:style style:name="P64" style:parent-style-name="ОбычныйИнтернет" style:family="paragraph">
      <style:paragraph-properties fo:line-height="150%" fo:text-indent="0.4916in"/>
    </style:style>
    <style:style style:name="T6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66" style:parent-style-name="ОбычныйИнтернет" style:family="paragraph">
      <style:paragraph-properties fo:text-align="center" fo:text-indent="0.4916in"/>
      <style:text-properties fo:font-size="14pt" style:font-size-asian="14pt" style:font-size-complex="14pt"/>
    </style:style>
    <style:style style:name="P67" style:parent-style-name="ОбычныйИнтернет" style:family="paragraph">
      <style:text-properties fo:font-size="14pt" style:font-size-asian="14pt" style:font-size-complex="14pt"/>
    </style:style>
    <style:style style:name="P68" style:parent-style-name="ОбычныйИнтернет" style:family="paragraph">
      <style:paragraph-properties fo:margin-left="0.7416in">
        <style:tab-stops/>
      </style:paragraph-properties>
      <style:text-properties fo:font-size="14pt" style:font-size-asian="14pt" style:font-size-complex="14pt"/>
    </style:style>
    <style:style style:name="P69" style:parent-style-name="ОбычныйИнтернет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70" style:parent-style-name="ОбычныйИнтернет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71" style:parent-style-name="ОбычныйИнтернет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72" style:parent-style-name="ОбычныйИнтернет" style:family="paragraph">
      <style:text-properties fo:font-size="14pt" style:font-size-asian="14pt" style:font-size-complex="14pt"/>
    </style:style>
    <style:style style:name="P73" style:parent-style-name="ОбычныйИнтернет" style:family="paragraph">
      <style:text-properties fo:font-size="14pt" style:font-size-asian="14pt" style:font-size-complex="14pt"/>
    </style:style>
    <style:style style:name="P74" style:parent-style-name="ОбычныйИнтернет" style:family="paragraph">
      <style:text-properties fo:font-size="14pt" style:font-size-asian="14pt" style:font-size-complex="14pt"/>
    </style:style>
    <style:style style:name="P75" style:parent-style-name="ОбычныйИнтернет" style:family="paragraph">
      <style:paragraph-properties fo:text-align="center" fo:margin-left="0.7416in">
        <style:tab-stops/>
      </style:paragraph-properties>
      <style:text-properties fo:font-size="14pt" style:font-size-asian="14pt" style:font-size-complex="14pt"/>
    </style:style>
    <style:style style:name="P76" style:parent-style-name="ОбычныйИнтернет" style:family="paragraph">
      <style:paragraph-properties fo:margin-left="0.7416in">
        <style:tab-stops/>
      </style:paragraph-properties>
      <style:text-properties fo:font-size="14pt" style:font-size-asian="14pt" style:font-size-complex="14pt"/>
    </style:style>
    <style:style style:name="P77" style:parent-style-name="ОбычныйИнтернет" style:family="paragraph">
      <style:text-properties fo:font-size="14pt" style:font-size-asian="14pt" style:font-size-complex="14pt"/>
    </style:style>
    <style:style style:name="P78" style:parent-style-name="ОбычныйИнтернет" style:family="paragraph">
      <style:paragraph-properties fo:text-align="center" fo:margin-left="0.7416in">
        <style:tab-stops/>
      </style:paragraph-properties>
      <style:text-properties fo:font-size="14pt" style:font-size-asian="14pt" style:font-size-complex="14pt"/>
    </style:style>
    <style:style style:name="P79" style:parent-style-name="ОбычныйИнтернет" style:family="paragraph">
      <style:paragraph-properties fo:margin-left="0.7416in">
        <style:tab-stops/>
      </style:paragraph-properties>
      <style:text-properties fo:font-size="14pt" style:font-size-asian="14pt" style:font-size-complex="14pt"/>
    </style:style>
    <style:style style:name="P80" style:parent-style-name="ОбычныйИнтернет" style:family="paragraph">
      <style:text-properties fo:font-size="14pt" style:font-size-asian="14pt" style:font-size-complex="14pt"/>
    </style:style>
    <style:style style:name="P81" style:parent-style-name="ОбычныйИнтернет" style:family="paragraph">
      <style:paragraph-properties fo:text-align="center" fo:margin-left="0.7416in">
        <style:tab-stops/>
      </style:paragraph-properties>
      <style:text-properties fo:font-size="14pt" style:font-size-asian="14pt" style:font-size-complex="14pt"/>
    </style:style>
    <style:style style:name="P82" style:parent-style-name="ОбычныйИнтернет" style:family="paragraph">
      <style:paragraph-properties fo:margin-left="0.7416in">
        <style:tab-stops/>
      </style:paragraph-properties>
      <style:text-properties fo:font-size="14pt" style:font-size-asian="14pt" style:font-size-complex="14pt"/>
    </style:style>
    <style:style style:name="P83" style:parent-style-name="ОбычныйИнтернет" style:family="paragraph">
      <style:text-properties fo:font-size="14pt" style:font-size-asian="14pt" style:font-size-complex="14pt"/>
    </style:style>
    <style:style style:name="P84" style:parent-style-name="ОбычныйИнтернет" style:family="paragraph">
      <style:paragraph-properties fo:text-align="center" fo:margin-left="0.7416in">
        <style:tab-stops/>
      </style:paragraph-properties>
      <style:text-properties fo:font-size="14pt" style:font-size-asian="14pt" style:font-size-complex="14pt"/>
    </style:style>
    <style:style style:name="P85" style:parent-style-name="ОбычныйИнтернет" style:family="paragraph">
      <style:text-properties fo:font-size="14pt" style:font-size-asian="14pt" style:font-size-complex="14pt"/>
    </style:style>
    <style:style style:name="P86" style:parent-style-name="ОбычныйИнтернет" style:family="paragraph">
      <style:paragraph-properties fo:text-align="center"/>
      <style:text-properties fo:font-size="14pt" style:font-size-asian="14pt" style:font-size-complex="14pt"/>
    </style:style>
    <style:style style:name="P87" style:parent-style-name="ОбычныйИнтернет" style:family="paragraph">
      <style:text-properties fo:font-size="14pt" style:font-size-asian="14pt" style:font-size-complex="14pt"/>
    </style:style>
    <style:style style:name="P88" style:parent-style-name="ОбычныйИнтернет" style:family="paragraph">
      <style:paragraph-properties fo:line-height="150%" fo:text-indent="0.4916in"/>
    </style:style>
    <style:style style:name="T8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90" style:parent-style-name="ОбычныйИнтернет" style:family="paragraph">
      <style:paragraph-properties fo:line-height="150%"/>
    </style:style>
    <style:style style:name="T91" style:parent-style-name="Основнойшрифтабзаца" style:family="text">
      <style:text-properties fo:font-size="14pt" style:font-size-asian="14pt" style:font-size-complex="14pt"/>
    </style:style>
    <style:style style:name="P92" style:parent-style-name="ОбычныйИнтернет" style:family="paragraph">
      <style:paragraph-properties fo:text-align="justify" fo:margin-top="0in" fo:margin-bottom="0in" fo:line-height="115%"/>
    </style:style>
    <style:style style:name="T93" style:parent-style-name="Основнойшрифтабзаца" style:family="text">
      <style:text-properties fo:font-size="14pt" style:font-size-asian="14pt" style:font-size-complex="14pt"/>
    </style:style>
    <style:style style:name="T9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5" style:parent-style-name="Основнойшрифтабзаца" style:family="text">
      <style:text-properties fo:font-size="14pt" style:font-size-asian="14pt" style:font-size-complex="14pt"/>
    </style:style>
    <style:style style:name="T9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7" style:parent-style-name="Основнойшрифтабзаца" style:family="text">
      <style:text-properties fo:font-size="14pt" style:font-size-asian="14pt" style:font-size-complex="14pt"/>
    </style:style>
    <style:style style:name="T98" style:parent-style-name="Основнойшрифтабзаца" style:family="text">
      <style:text-properties fo:font-size="14pt" style:font-size-asian="14pt" style:font-size-complex="14pt"/>
    </style:style>
    <style:style style:name="P99" style:parent-style-name="ОбычныйИнтернет" style:family="paragraph">
      <style:paragraph-properties fo:text-align="justify" fo:margin-top="0in" fo:margin-bottom="0in" fo:line-height="115%"/>
      <style:text-properties fo:font-size="14pt" style:font-size-asian="14pt" style:font-size-complex="14pt"/>
    </style:style>
    <style:style style:name="P100" style:parent-style-name="ОбычныйИнтернет" style:family="paragraph">
      <style:paragraph-properties fo:text-align="justify" fo:margin-top="0in" fo:margin-bottom="0in" fo:line-height="115%"/>
    </style:style>
    <style:style style:name="T101" style:parent-style-name="Основнойшрифтабзаца" style:family="text">
      <style:text-properties fo:font-size="14pt" style:font-size-asian="14pt" style:font-size-complex="14pt"/>
    </style:style>
    <style:style style:name="P102" style:parent-style-name="ОбычныйИнтернет" style:family="paragraph">
      <style:paragraph-properties fo:text-align="justify" fo:margin-top="0in" fo:margin-bottom="0in" fo:line-height="115%"/>
      <style:text-properties fo:font-size="14pt" style:font-size-asian="14pt" style:font-size-complex="14pt"/>
    </style:style>
    <style:style style:name="P103" style:parent-style-name="ОбычныйИнтернет" style:family="paragraph">
      <style:paragraph-properties fo:text-align="justify" fo:margin-top="0in" fo:margin-bottom="0in" fo:line-height="115%"/>
    </style:style>
    <style:style style:name="T104" style:parent-style-name="Основнойшрифтабзаца" style:family="text">
      <style:text-properties fo:font-size="14pt" style:font-size-asian="14pt" style:font-size-complex="14pt"/>
    </style:style>
    <style:style style:name="T10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6" style:parent-style-name="Основнойшрифтабзаца" style:family="text">
      <style:text-properties fo:font-size="14pt" style:font-size-asian="14pt" style:font-size-complex="14pt"/>
    </style:style>
    <style:style style:name="T10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8" style:parent-style-name="Основнойшрифтабзаца" style:family="text">
      <style:text-properties fo:font-size="14pt" style:font-size-asian="14pt" style:font-size-complex="14pt"/>
    </style:style>
    <style:style style:name="T10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0" style:parent-style-name="Основнойшрифтабзаца" style:family="text">
      <style:text-properties fo:font-size="14pt" style:font-size-asian="14pt" style:font-size-complex="14pt"/>
    </style:style>
    <style:style style:name="P111" style:parent-style-name="ОбычныйИнтернет" style:family="paragraph">
      <style:paragraph-properties fo:text-align="justify" fo:margin-top="0in" fo:margin-bottom="0in" fo:line-height="115%"/>
    </style:style>
    <style:style style:name="P112" style:parent-style-name="ОбычныйИнтернет" style:family="paragraph">
      <style:paragraph-properties fo:text-align="justify" fo:margin-top="0in" fo:margin-bottom="0in" fo:line-height="115%"/>
    </style:style>
    <style:style style:name="T113" style:parent-style-name="Основнойшрифтабзаца" style:family="text">
      <style:text-properties fo:font-size="14pt" style:font-size-asian="14pt" style:font-size-complex="14pt"/>
    </style:style>
    <style:style style:name="T114" style:parent-style-name="Основнойшрифтабзаца" style:family="text">
      <style:text-properties fo:font-size="14pt" style:font-size-asian="14pt" style:font-size-complex="14pt"/>
    </style:style>
    <style:style style:name="P115" style:parent-style-name="ОбычныйИнтернет" style:family="paragraph">
      <style:paragraph-properties fo:text-align="justify" fo:margin-top="0in" fo:margin-bottom="0in" fo:line-height="115%"/>
    </style:style>
    <style:style style:name="T116" style:parent-style-name="Основнойшрифтабзаца" style:family="text">
      <style:text-properties fo:font-size="14pt" style:font-size-asian="14pt" style:font-size-complex="14pt"/>
    </style:style>
    <style:style style:name="T1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T1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P121" style:parent-style-name="ОбычныйИнтернет" style:family="paragraph">
      <style:paragraph-properties fo:text-align="justify" fo:margin-top="0in" fo:margin-bottom="0in" fo:line-height="115%"/>
    </style:style>
    <style:style style:name="P122" style:parent-style-name="ОбычныйИнтернет" style:family="paragraph">
      <style:paragraph-properties fo:text-align="justify" fo:margin-top="0in" fo:margin-bottom="0in" fo:line-height="115%"/>
      <style:text-properties fo:font-size="14pt" style:font-size-asian="14pt" style:font-size-complex="14pt"/>
    </style:style>
    <style:style style:name="P123" style:parent-style-name="ОбычныйИнтернет" style:family="paragraph">
      <style:paragraph-properties fo:text-align="center" fo:margin-top="0in" fo:margin-bottom="0in" fo:line-height="115%"/>
    </style:style>
    <style:style style:name="T124" style:parent-style-name="Основнойшрифтабзаца" style:family="text">
      <style:text-properties fo:font-size="14pt" style:font-size-asian="14pt" style:font-size-complex="14pt"/>
    </style:style>
    <style:style style:name="P125" style:parent-style-name="ОбычныйИнтернет" style:family="paragraph">
      <style:paragraph-properties fo:text-align="justify" fo:margin-top="0in" fo:margin-bottom="0in" fo:line-height="115%" fo:text-indent="0.4916in"/>
      <style:text-properties fo:font-size="14pt" style:font-size-asian="14pt" style:font-size-complex="14pt"/>
    </style:style>
    <style:style style:name="P126" style:parent-style-name="ОбычныйИнтернет" style:family="paragraph">
      <style:paragraph-properties fo:text-align="justify" fo:margin-top="0in" fo:margin-bottom="0in" fo:line-height="115%"/>
    </style:style>
    <style:style style:name="T127" style:parent-style-name="Основнойшрифтабзаца" style:family="text">
      <style:text-properties fo:font-size="14pt" style:font-size-asian="14pt" style:font-size-complex="14pt"/>
    </style:style>
    <style:style style:name="P128" style:parent-style-name="ОбычныйИнтернет" style:family="paragraph">
      <style:paragraph-properties fo:text-align="justify" fo:margin-top="0in" fo:margin-bottom="0in" fo:line-height="115%"/>
    </style:style>
    <style:style style:name="T129" style:parent-style-name="Основнойшрифтабзаца" style:family="text">
      <style:text-properties fo:font-size="14pt" style:font-size-asian="14pt"/>
    </style:style>
    <style:style style:name="T130" style:parent-style-name="Основнойшрифтабзаца" style:family="text">
      <style:text-properties fo:font-size="14pt" style:font-size-asian="14pt" fo:language="en" fo:country="US"/>
    </style:style>
    <style:style style:name="T131" style:parent-style-name="Основнойшрифтабзаца" style:family="text">
      <style:text-properties fo:font-size="14pt" style:font-size-asian="14pt"/>
    </style:style>
    <style:style style:name="T132" style:parent-style-name="Основнойшрифтабзаца" style:family="text">
      <style:text-properties fo:font-size="14pt" style:font-size-asian="14pt" fo:language="en" fo:country="US"/>
    </style:style>
    <style:style style:name="T133" style:parent-style-name="Основнойшрифтабзаца" style:family="text">
      <style:text-properties fo:font-size="14pt" style:font-size-asian="14pt"/>
    </style:style>
    <style:style style:name="T134" style:parent-style-name="Основнойшрифтабзаца" style:family="text">
      <style:text-properties fo:font-size="14pt" style:font-size-asian="14pt" fo:language="en" fo:country="US"/>
    </style:style>
    <style:style style:name="T135" style:parent-style-name="Основнойшрифтабзаца" style:family="text">
      <style:text-properties fo:font-size="14pt" style:font-size-asian="14pt"/>
    </style:style>
    <style:style style:name="T136" style:parent-style-name="Основнойшрифтабзаца" style:family="text">
      <style:text-properties fo:font-size="14pt" style:font-size-asian="14pt" fo:language="en" fo:country="US"/>
    </style:style>
    <style:style style:name="T137" style:parent-style-name="Основнойшрифтабзаца" style:family="text">
      <style:text-properties fo:font-size="14pt" style:font-size-asian="14pt"/>
    </style:style>
    <style:style style:name="T138" style:parent-style-name="Основнойшрифтабзаца" style:family="text">
      <style:text-properties fo:font-size="14pt" style:font-size-asian="14pt" fo:language="en" fo:country="US"/>
    </style:style>
    <style:style style:name="T139" style:parent-style-name="Основнойшрифтабзаца" style:family="text">
      <style:text-properties fo:font-size="14pt" style:font-size-asian="14pt"/>
    </style:style>
    <style:style style:name="T140" style:parent-style-name="Основнойшрифтабзаца" style:family="text">
      <style:text-properties fo:font-size="14pt" style:font-size-asian="14pt" fo:language="en" fo:country="US"/>
    </style:style>
    <style:style style:name="T141" style:parent-style-name="Основнойшрифтабзаца" style:family="text">
      <style:text-properties fo:font-size="14pt" style:font-size-asian="14pt"/>
    </style:style>
    <style:style style:name="T142" style:parent-style-name="Основнойшрифтабзаца" style:family="text">
      <style:text-properties fo:font-size="14pt" style:font-size-asian="14pt" fo:language="en" fo:country="US"/>
    </style:style>
    <style:style style:name="T143" style:parent-style-name="Основнойшрифтабзаца" style:family="text">
      <style:text-properties fo:font-size="14pt" style:font-size-asian="14pt"/>
    </style:style>
    <style:style style:name="T144" style:parent-style-name="Основнойшрифтабзаца" style:family="text">
      <style:text-properties fo:font-size="14pt" style:font-size-asian="14pt" fo:language="en" fo:country="US"/>
    </style:style>
    <style:style style:name="T145" style:parent-style-name="Основнойшрифтабзаца" style:family="text">
      <style:text-properties fo:font-size="14pt" style:font-size-asian="14pt"/>
    </style:style>
    <style:style style:name="T146" style:parent-style-name="Основнойшрифтабзаца" style:family="text">
      <style:text-properties fo:font-size="14pt" style:font-size-asian="14pt" fo:language="en" fo:country="US"/>
    </style:style>
    <style:style style:name="T147" style:parent-style-name="Основнойшрифтабзаца" style:family="text">
      <style:text-properties fo:font-size="14pt" style:font-size-asian="14pt"/>
    </style:style>
    <style:style style:name="T148" style:parent-style-name="Основнойшрифтабзаца" style:family="text">
      <style:text-properties fo:font-size="14pt" style:font-size-asian="14pt" fo:language="en" fo:country="US"/>
    </style:style>
    <style:style style:name="T149" style:parent-style-name="Основнойшрифтабзаца" style:family="text">
      <style:text-properties fo:font-size="14pt" style:font-size-asian="14pt"/>
    </style:style>
    <style:style style:name="T150" style:parent-style-name="Основнойшрифтабзаца" style:family="text">
      <style:text-properties fo:font-size="14pt" style:font-size-asian="14pt" fo:language="en" fo:country="US"/>
    </style:style>
    <style:style style:name="T151" style:parent-style-name="Основнойшрифтабзаца" style:family="text">
      <style:text-properties fo:font-size="14pt" style:font-size-asian="14pt"/>
    </style:style>
    <style:style style:name="T152" style:parent-style-name="Основнойшрифтабзаца" style:family="text">
      <style:text-properties fo:font-size="14pt" style:font-size-asian="14pt" fo:language="en" fo:country="US"/>
    </style:style>
    <style:style style:name="T153" style:parent-style-name="Основнойшрифтабзаца" style:family="text">
      <style:text-properties fo:font-size="14pt" style:font-size-asian="14pt"/>
    </style:style>
    <style:style style:name="T154" style:parent-style-name="Основнойшрифтабзаца" style:family="text">
      <style:text-properties fo:font-size="14pt" style:font-size-asian="14pt" fo:language="en" fo:country="US"/>
    </style:style>
    <style:style style:name="T155" style:parent-style-name="Основнойшрифтабзаца" style:family="text">
      <style:text-properties fo:font-size="14pt" style:font-size-asian="14pt"/>
    </style:style>
    <style:style style:name="TableColumn157" style:family="table-column">
      <style:table-column-properties style:column-width="0.884in" style:use-optimal-column-width="false"/>
    </style:style>
    <style:style style:name="TableColumn158" style:family="table-column">
      <style:table-column-properties style:column-width="1.6777in" style:use-optimal-column-width="false"/>
    </style:style>
    <style:style style:name="TableColumn159" style:family="table-column">
      <style:table-column-properties style:column-width="1.0798in" style:use-optimal-column-width="false"/>
    </style:style>
    <style:style style:name="TableColumn160" style:family="table-column">
      <style:table-column-properties style:column-width="1.475in" style:use-optimal-column-width="false"/>
    </style:style>
    <style:style style:name="TableColumn161" style:family="table-column">
      <style:table-column-properties style:column-width="1.55in" style:use-optimal-column-width="false"/>
    </style:style>
    <style:style style:name="Table156" style:family="table">
      <style:table-properties style:width="6.6666in" fo:margin-left="0in" table:align="center"/>
    </style:style>
    <style:style style:name="TableRow162" style:family="table-row">
      <style:table-row-properties style:min-row-height="0.1993in" style:use-optimal-row-height="false" fo:keep-together="always"/>
    </style:style>
    <style:style style:name="TableCell163" style:family="table-cell">
      <style:table-cell-properties fo:border="0.0069in solid #000000" style:writing-mode="lr-tb" fo:padding-top="0in" fo:padding-left="0.0784in" fo:padding-bottom="0in" fo:padding-right="0.075in"/>
    </style:style>
    <style:style style:name="P164" style:parent-style-name="Текст" style:family="paragraph">
      <style:paragraph-properties fo:text-align="justify" fo:margin-bottom="0in"/>
    </style:style>
    <style:style style:name="T16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66" style:parent-style-name="Текст" style:family="paragraph">
      <style:paragraph-properties fo:text-align="justify" fo:margin-bottom="0in"/>
    </style:style>
    <style:style style:name="T16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168" style:family="table-cell">
      <style:table-cell-properties fo:border="0.0069in solid #000000" style:writing-mode="lr-tb" fo:padding-top="0in" fo:padding-left="0.0784in" fo:padding-bottom="0in" fo:padding-right="0.075in"/>
    </style:style>
    <style:style style:name="P169" style:parent-style-name="Текст" style:family="paragraph">
      <style:paragraph-properties fo:text-align="justify" fo:margin-bottom="0in"/>
    </style:style>
    <style:style style:name="T17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71" style:parent-style-name="Текст" style:family="paragraph">
      <style:paragraph-properties fo:text-align="justify" fo:margin-bottom="0in"/>
    </style:style>
    <style:style style:name="T17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73" style:family="table-cell">
      <style:table-cell-properties fo:border="0.0069in solid #000000" style:writing-mode="lr-tb" fo:padding-top="0in" fo:padding-left="0.0784in" fo:padding-bottom="0in" fo:padding-right="0.075in"/>
    </style:style>
    <style:style style:name="P174" style:parent-style-name="Текст" style:family="paragraph">
      <style:paragraph-properties fo:text-align="justify" fo:margin-bottom="0in"/>
    </style:style>
    <style:style style:name="T17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76" style:parent-style-name="Текст" style:family="paragraph">
      <style:paragraph-properties fo:text-align="justify" fo:margin-bottom="0in"/>
    </style:style>
    <style:style style:name="T17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78" style:family="table-cell">
      <style:table-cell-properties fo:border="0.0069in solid #000000" style:writing-mode="lr-tb" fo:padding-top="0in" fo:padding-left="0.0784in" fo:padding-bottom="0in" fo:padding-right="0.075in"/>
    </style:style>
    <style:style style:name="P179" style:parent-style-name="Текст" style:family="paragraph">
      <style:paragraph-properties fo:text-align="justify" fo:margin-bottom="0in"/>
    </style:style>
    <style:style style:name="T18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Row181" style:family="table-row">
      <style:table-row-properties style:min-row-height="0.1986in" style:use-optimal-row-height="false" fo:keep-together="always"/>
    </style:style>
    <style:style style:name="TableCell182" style:family="table-cell">
      <style:table-cell-properties fo:border="0.0069in solid #000000" style:writing-mode="lr-tb" fo:padding-top="0in" fo:padding-left="0.0784in" fo:padding-bottom="0in" fo:padding-right="0.075in"/>
    </style:style>
    <style:style style:name="P183" style:parent-style-name="Текст" style:family="paragraph">
      <style:paragraph-properties fo:text-align="justify" fo:margin-bottom="0in"/>
    </style:style>
    <style:style style:name="T18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85" style:family="table-cell">
      <style:table-cell-properties fo:border="0.0069in solid #000000" style:writing-mode="lr-tb" fo:padding-top="0in" fo:padding-left="0.0784in" fo:padding-bottom="0in" fo:padding-right="0.075in"/>
    </style:style>
    <style:style style:name="P186" style:parent-style-name="Текст" style:family="paragraph">
      <style:paragraph-properties fo:text-align="justify" fo:margin-bottom="0in"/>
    </style:style>
    <style:style style:name="T18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188" style:family="table-row">
      <style:table-row-properties style:min-row-height="0.5722in" style:use-optimal-row-height="false" fo:keep-together="always"/>
    </style:style>
    <style:style style:name="TableCell189" style:family="table-cell">
      <style:table-cell-properties fo:border="0.0069in solid #000000" style:writing-mode="lr-tb" fo:padding-top="0in" fo:padding-left="0.0784in" fo:padding-bottom="0in" fo:padding-right="0.075in"/>
    </style:style>
    <style:style style:name="P190" style:parent-style-name="Текст" style:family="paragraph">
      <style:paragraph-properties fo:text-align="center" fo:margin-bottom="0in"/>
    </style:style>
    <style:style style:name="T19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92" style:family="table-cell">
      <style:table-cell-properties fo:border="0.0069in solid #000000" style:writing-mode="lr-tb" fo:padding-top="0in" fo:padding-left="0.0784in" fo:padding-bottom="0in" fo:padding-right="0.075in"/>
    </style:style>
    <style:style style:name="P193" style:parent-style-name="Текст" style:family="paragraph">
      <style:paragraph-properties fo:text-align="center" fo:margin-bottom="0in"/>
    </style:style>
    <style:style style:name="T19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95" style:family="table-cell">
      <style:table-cell-properties fo:border="0.0069in solid #000000" style:writing-mode="lr-tb" fo:padding-top="0in" fo:padding-left="0.0784in" fo:padding-bottom="0in" fo:padding-right="0.075in"/>
    </style:style>
    <style:style style:name="P196" style:parent-style-name="Текст" style:family="paragraph">
      <style:paragraph-properties fo:text-align="center" fo:margin-bottom="0in"/>
    </style:style>
    <style:style style:name="T19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98" style:family="table-cell">
      <style:table-cell-properties fo:border="0.0069in solid #000000" style:writing-mode="lr-tb" fo:padding-top="0in" fo:padding-left="0.0784in" fo:padding-bottom="0in" fo:padding-right="0.075in"/>
    </style:style>
    <style:style style:name="P199" style:parent-style-name="Текст" style:family="paragraph">
      <style:paragraph-properties fo:text-align="justify" fo:margin-bottom="0in"/>
    </style:style>
    <style:style style:name="T20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01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02" style:family="table-cell">
      <style:table-cell-properties fo:border="0.0069in solid #000000" style:writing-mode="lr-tb" fo:padding-top="0in" fo:padding-left="0.0784in" fo:padding-bottom="0in" fo:padding-right="0.075in"/>
    </style:style>
    <style:style style:name="P203" style:parent-style-name="Текст" style:family="paragraph">
      <style:paragraph-properties fo:text-align="justify" fo:margin-bottom="0in"/>
    </style:style>
    <style:style style:name="T20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05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206" style:family="table-row">
      <style:table-row-properties style:min-row-height="0.5722in" style:use-optimal-row-height="false" fo:keep-together="always"/>
    </style:style>
    <style:style style:name="TableCell207" style:family="table-cell">
      <style:table-cell-properties fo:border="0.0069in solid #000000" style:writing-mode="lr-tb" fo:padding-top="0in" fo:padding-left="0.0784in" fo:padding-bottom="0in" fo:padding-right="0.075in"/>
    </style:style>
    <style:style style:name="P208" style:parent-style-name="Текст" style:family="paragraph">
      <style:paragraph-properties fo:text-align="center" fo:margin-bottom="0in"/>
    </style:style>
    <style:style style:name="T20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10" style:family="table-cell">
      <style:table-cell-properties fo:border="0.0069in solid #000000" style:writing-mode="lr-tb" fo:padding-top="0in" fo:padding-left="0.0784in" fo:padding-bottom="0in" fo:padding-right="0.075in"/>
    </style:style>
    <style:style style:name="P211" style:parent-style-name="Текст" style:family="paragraph">
      <style:paragraph-properties fo:text-align="center" fo:margin-bottom="0in"/>
    </style:style>
    <style:style style:name="T21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13" style:family="table-cell">
      <style:table-cell-properties fo:border="0.0069in solid #000000" style:writing-mode="lr-tb" fo:padding-top="0in" fo:padding-left="0.0784in" fo:padding-bottom="0in" fo:padding-right="0.075in"/>
    </style:style>
    <style:style style:name="P214" style:parent-style-name="Текст" style:family="paragraph">
      <style:paragraph-properties fo:text-align="center" fo:margin-bottom="0in"/>
    </style:style>
    <style:style style:name="T21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16" style:family="table-cell">
      <style:table-cell-properties fo:border="0.0069in solid #000000" style:writing-mode="lr-tb" fo:padding-top="0in" fo:padding-left="0.0784in" fo:padding-bottom="0in" fo:padding-right="0.075in"/>
    </style:style>
    <style:style style:name="P217" style:parent-style-name="Текст" style:family="paragraph">
      <style:paragraph-properties fo:text-align="justify" fo:margin-bottom="0in"/>
    </style:style>
    <style:style style:name="T21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19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20" style:family="table-cell">
      <style:table-cell-properties fo:border="0.0069in solid #000000" style:writing-mode="lr-tb" fo:padding-top="0in" fo:padding-left="0.0784in" fo:padding-bottom="0in" fo:padding-right="0.075in"/>
    </style:style>
    <style:style style:name="P221" style:parent-style-name="Текст" style:family="paragraph">
      <style:paragraph-properties fo:text-align="justify" fo:margin-bottom="0in"/>
    </style:style>
    <style:style style:name="T22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23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224" style:family="table-row">
      <style:table-row-properties style:min-row-height="0.5722in" style:use-optimal-row-height="false" fo:keep-together="always"/>
    </style:style>
    <style:style style:name="TableCell225" style:family="table-cell">
      <style:table-cell-properties fo:border="0.0069in solid #000000" style:writing-mode="lr-tb" fo:padding-top="0in" fo:padding-left="0.0784in" fo:padding-bottom="0in" fo:padding-right="0.075in"/>
    </style:style>
    <style:style style:name="P226" style:parent-style-name="Текст" style:family="paragraph">
      <style:paragraph-properties fo:text-align="center" fo:margin-bottom="0in"/>
    </style:style>
    <style:style style:name="T22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28" style:family="table-cell">
      <style:table-cell-properties fo:border="0.0069in solid #000000" style:writing-mode="lr-tb" fo:padding-top="0in" fo:padding-left="0.0784in" fo:padding-bottom="0in" fo:padding-right="0.075in"/>
    </style:style>
    <style:style style:name="P229" style:parent-style-name="Текст" style:family="paragraph">
      <style:paragraph-properties fo:text-align="center" fo:margin-bottom="0in"/>
    </style:style>
    <style:style style:name="T23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31" style:family="table-cell">
      <style:table-cell-properties fo:border="0.0069in solid #000000" style:writing-mode="lr-tb" fo:padding-top="0in" fo:padding-left="0.0784in" fo:padding-bottom="0in" fo:padding-right="0.075in"/>
    </style:style>
    <style:style style:name="P232" style:parent-style-name="Текст" style:family="paragraph">
      <style:paragraph-properties fo:text-align="center" fo:margin-bottom="0in"/>
    </style:style>
    <style:style style:name="T23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34" style:family="table-cell">
      <style:table-cell-properties fo:border="0.0069in solid #000000" style:writing-mode="lr-tb" fo:padding-top="0in" fo:padding-left="0.0784in" fo:padding-bottom="0in" fo:padding-right="0.075in"/>
    </style:style>
    <style:style style:name="P235" style:parent-style-name="Текст" style:family="paragraph">
      <style:paragraph-properties fo:text-align="justify" fo:margin-bottom="0in"/>
    </style:style>
    <style:style style:name="T23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37" style:parent-style-name="Текст" style:family="paragraph">
      <style:paragraph-properties fo:text-align="justify" fo:margin-bottom="0in"/>
    </style:style>
    <style:style style:name="T23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39" style:family="table-cell">
      <style:table-cell-properties fo:border="0.0069in solid #000000" style:writing-mode="lr-tb" fo:padding-top="0in" fo:padding-left="0.0784in" fo:padding-bottom="0in" fo:padding-right="0.075in"/>
    </style:style>
    <style:style style:name="P240" style:parent-style-name="Текст" style:family="paragraph">
      <style:paragraph-properties fo:text-align="justify" fo:margin-bottom="0in"/>
    </style:style>
    <style:style style:name="T24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42" style:parent-style-name="Текст" style:family="paragraph">
      <style:paragraph-properties fo:text-align="justify" fo:margin-bottom="0in"/>
    </style:style>
    <style:style style:name="T24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244" style:family="table-row">
      <style:table-row-properties style:min-row-height="0.4152in" style:use-optimal-row-height="false" fo:keep-together="always"/>
    </style:style>
    <style:style style:name="TableCell245" style:family="table-cell">
      <style:table-cell-properties fo:border="0.0069in solid #000000" style:writing-mode="lr-tb" fo:padding-top="0in" fo:padding-left="0.0784in" fo:padding-bottom="0in" fo:padding-right="0.075in"/>
    </style:style>
    <style:style style:name="P246" style:parent-style-name="Текст" style:family="paragraph">
      <style:paragraph-properties fo:text-align="center" fo:margin-bottom="0in"/>
    </style:style>
    <style:style style:name="T24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48" style:family="table-cell">
      <style:table-cell-properties fo:border="0.0069in solid #000000" style:writing-mode="lr-tb" fo:padding-top="0in" fo:padding-left="0.0784in" fo:padding-bottom="0in" fo:padding-right="0.075in"/>
    </style:style>
    <style:style style:name="P249" style:parent-style-name="Текст" style:family="paragraph">
      <style:paragraph-properties fo:text-align="center" fo:margin-bottom="0in"/>
    </style:style>
    <style:style style:name="T25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51" style:family="table-cell">
      <style:table-cell-properties fo:border="0.0069in solid #000000" style:writing-mode="lr-tb" fo:padding-top="0in" fo:padding-left="0.0784in" fo:padding-bottom="0in" fo:padding-right="0.075in"/>
    </style:style>
    <style:style style:name="P252" style:parent-style-name="Текст" style:family="paragraph">
      <style:paragraph-properties fo:text-align="center" fo:margin-bottom="0in"/>
    </style:style>
    <style:style style:name="T25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54" style:family="table-cell">
      <style:table-cell-properties fo:border="0.0069in solid #000000" style:writing-mode="lr-tb" fo:padding-top="0in" fo:padding-left="0.0784in" fo:padding-bottom="0in" fo:padding-right="0.075in"/>
    </style:style>
    <style:style style:name="P255" style:parent-style-name="Текст" style:family="paragraph">
      <style:paragraph-properties fo:text-align="justify" fo:margin-bottom="0in"/>
    </style:style>
    <style:style style:name="T25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57" style:parent-style-name="Текст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58" style:family="table-cell">
      <style:table-cell-properties fo:border="0.0069in solid #000000" style:writing-mode="lr-tb" fo:padding-top="0in" fo:padding-left="0.0784in" fo:padding-bottom="0in" fo:padding-right="0.075in"/>
    </style:style>
    <style:style style:name="P259" style:parent-style-name="Текст" style:family="paragraph">
      <style:paragraph-properties fo:text-align="justify" fo:margin-bottom="0in"/>
    </style:style>
    <style:style style:name="T26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61" style:parent-style-name="Текст" style:family="paragraph">
      <style:paragraph-properties fo:text-align="justify" fo:margin-bottom="0in"/>
    </style:style>
    <style:style style:name="T26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263" style:family="table-row">
      <style:table-row-properties style:min-row-height="0.2402in" style:use-optimal-row-height="false" fo:keep-together="always"/>
    </style:style>
    <style:style style:name="TableCell264" style:family="table-cell">
      <style:table-cell-properties fo:border="0.0069in solid #000000" style:writing-mode="lr-tb" fo:padding-top="0in" fo:padding-left="0.0784in" fo:padding-bottom="0in" fo:padding-right="0.075in"/>
    </style:style>
    <style:style style:name="P265" style:parent-style-name="Текст" style:family="paragraph">
      <style:paragraph-properties fo:text-align="center" fo:margin-bottom="0in"/>
    </style:style>
    <style:style style:name="T26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67" style:family="table-cell">
      <style:table-cell-properties fo:border="0.0069in solid #000000" style:writing-mode="lr-tb" fo:padding-top="0in" fo:padding-left="0.0784in" fo:padding-bottom="0in" fo:padding-right="0.075in"/>
    </style:style>
    <style:style style:name="P268" style:parent-style-name="Текст" style:family="paragraph">
      <style:paragraph-properties fo:text-align="center" fo:margin-bottom="0in"/>
    </style:style>
    <style:style style:name="T26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70" style:family="table-cell">
      <style:table-cell-properties fo:border="0.0069in solid #000000" style:writing-mode="lr-tb" fo:padding-top="0in" fo:padding-left="0.0784in" fo:padding-bottom="0in" fo:padding-right="0.075in"/>
    </style:style>
    <style:style style:name="P271" style:parent-style-name="Текст" style:family="paragraph">
      <style:paragraph-properties fo:text-align="center" fo:margin-bottom="0in"/>
    </style:style>
    <style:style style:name="T27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73" style:family="table-cell">
      <style:table-cell-properties fo:border="0.0069in solid #000000" style:writing-mode="lr-tb" fo:padding-top="0in" fo:padding-left="0.0784in" fo:padding-bottom="0in" fo:padding-right="0.075in"/>
    </style:style>
    <style:style style:name="P274" style:parent-style-name="Текст" style:family="paragraph">
      <style:paragraph-properties fo:text-align="justify" fo:margin-bottom="0in"/>
    </style:style>
    <style:style style:name="T27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76" style:family="table-cell">
      <style:table-cell-properties fo:border="0.0069in solid #000000" style:writing-mode="lr-tb" fo:padding-top="0in" fo:padding-left="0.0784in" fo:padding-bottom="0in" fo:padding-right="0.075in"/>
    </style:style>
    <style:style style:name="P277" style:parent-style-name="Текст" style:family="paragraph">
      <style:paragraph-properties fo:text-align="justify" fo:margin-bottom="0in"/>
    </style:style>
    <style:style style:name="T27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279" style:family="table-row">
      <style:table-row-properties style:min-row-height="0.3986in" style:use-optimal-row-height="false" fo:keep-together="always"/>
    </style:style>
    <style:style style:name="TableCell280" style:family="table-cell">
      <style:table-cell-properties fo:border="0.0069in solid #000000" style:writing-mode="lr-tb" fo:padding-top="0in" fo:padding-left="0.0784in" fo:padding-bottom="0in" fo:padding-right="0.075in"/>
    </style:style>
    <style:style style:name="P281" style:parent-style-name="Текст" style:family="paragraph">
      <style:paragraph-properties fo:text-align="center" fo:margin-bottom="0in"/>
    </style:style>
    <style:style style:name="T28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83" style:family="table-cell">
      <style:table-cell-properties fo:border="0.0069in solid #000000" style:writing-mode="lr-tb" fo:padding-top="0in" fo:padding-left="0.0784in" fo:padding-bottom="0in" fo:padding-right="0.075in"/>
    </style:style>
    <style:style style:name="P284" style:parent-style-name="Текст" style:family="paragraph">
      <style:paragraph-properties fo:text-align="center" fo:margin-bottom="0in"/>
    </style:style>
    <style:style style:name="T28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86" style:family="table-cell">
      <style:table-cell-properties fo:border="0.0069in solid #000000" style:writing-mode="lr-tb" fo:padding-top="0in" fo:padding-left="0.0784in" fo:padding-bottom="0in" fo:padding-right="0.075in"/>
    </style:style>
    <style:style style:name="P287" style:parent-style-name="Текст" style:family="paragraph">
      <style:paragraph-properties fo:text-align="center" fo:margin-bottom="0in"/>
    </style:style>
    <style:style style:name="T28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89" style:family="table-cell">
      <style:table-cell-properties fo:border="0.0069in solid #000000" style:writing-mode="lr-tb" fo:padding-top="0in" fo:padding-left="0.0784in" fo:padding-bottom="0in" fo:padding-right="0.075in"/>
    </style:style>
    <style:style style:name="P290" style:parent-style-name="Текст" style:family="paragraph">
      <style:paragraph-properties fo:text-align="justify" fo:margin-bottom="0in"/>
    </style:style>
    <style:style style:name="T29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9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93" style:parent-style-name="Текст" style:family="paragraph">
      <style:paragraph-properties fo:text-align="justify" fo:margin-bottom="0in"/>
    </style:style>
    <style:style style:name="T29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295" style:family="table-cell">
      <style:table-cell-properties fo:border="0.0069in solid #000000" style:writing-mode="lr-tb" fo:padding-top="0in" fo:padding-left="0.0784in" fo:padding-bottom="0in" fo:padding-right="0.075in"/>
    </style:style>
    <style:style style:name="P296" style:parent-style-name="Текст" style:family="paragraph">
      <style:paragraph-properties fo:text-align="justify" fo:margin-bottom="0in"/>
    </style:style>
    <style:style style:name="T29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9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99" style:parent-style-name="Текст" style:family="paragraph">
      <style:paragraph-properties fo:text-align="justify" fo:margin-bottom="0in"/>
    </style:style>
    <style:style style:name="T30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301" style:family="table-row">
      <style:table-row-properties style:min-row-height="0.5722in" style:use-optimal-row-height="false" fo:keep-together="always"/>
    </style:style>
    <style:style style:name="TableCell302" style:family="table-cell">
      <style:table-cell-properties fo:border="0.0069in solid #000000" style:writing-mode="lr-tb" fo:padding-top="0in" fo:padding-left="0.0784in" fo:padding-bottom="0in" fo:padding-right="0.075in"/>
    </style:style>
    <style:style style:name="P303" style:parent-style-name="Текст" style:family="paragraph">
      <style:paragraph-properties fo:text-align="center" fo:margin-bottom="0in"/>
    </style:style>
    <style:style style:name="T30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05" style:family="table-cell">
      <style:table-cell-properties fo:border="0.0069in solid #000000" style:writing-mode="lr-tb" fo:padding-top="0in" fo:padding-left="0.0784in" fo:padding-bottom="0in" fo:padding-right="0.075in"/>
    </style:style>
    <style:style style:name="P306" style:parent-style-name="Текст" style:family="paragraph">
      <style:paragraph-properties fo:text-align="center" fo:margin-bottom="0in"/>
    </style:style>
    <style:style style:name="T30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08" style:family="table-cell">
      <style:table-cell-properties fo:border="0.0069in solid #000000" style:writing-mode="lr-tb" fo:padding-top="0in" fo:padding-left="0.0784in" fo:padding-bottom="0in" fo:padding-right="0.075in"/>
    </style:style>
    <style:style style:name="P309" style:parent-style-name="Текст" style:family="paragraph">
      <style:paragraph-properties fo:text-align="center" fo:margin-bottom="0in"/>
    </style:style>
    <style:style style:name="T31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11" style:family="table-cell">
      <style:table-cell-properties fo:border="0.0069in solid #000000" style:writing-mode="lr-tb" fo:padding-top="0in" fo:padding-left="0.0784in" fo:padding-bottom="0in" fo:padding-right="0.075in"/>
    </style:style>
    <style:style style:name="P312" style:parent-style-name="Текст" style:family="paragraph">
      <style:paragraph-properties fo:text-align="justify" fo:margin-bottom="0in"/>
    </style:style>
    <style:style style:name="T31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1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15" style:parent-style-name="Текст" style:family="paragraph">
      <style:paragraph-properties fo:text-align="justify" fo:margin-bottom="0in"/>
    </style:style>
    <style:style style:name="T31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17" style:parent-style-name="Текст" style:family="paragraph">
      <style:paragraph-properties fo:text-align="justify" fo:margin-bottom="0in"/>
    </style:style>
    <style:style style:name="T31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319" style:family="table-cell">
      <style:table-cell-properties fo:border="0.0069in solid #000000" style:writing-mode="lr-tb" fo:padding-top="0in" fo:padding-left="0.0784in" fo:padding-bottom="0in" fo:padding-right="0.075in"/>
    </style:style>
    <style:style style:name="P320" style:parent-style-name="Текст" style:family="paragraph">
      <style:paragraph-properties fo:text-align="justify" fo:margin-bottom="0in"/>
    </style:style>
    <style:style style:name="T32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22" style:parent-style-name="Текст" style:family="paragraph">
      <style:paragraph-properties fo:text-align="justify" fo:margin-bottom="0in"/>
    </style:style>
    <style:style style:name="T32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24" style:parent-style-name="Текст" style:family="paragraph">
      <style:paragraph-properties fo:text-align="justify" fo:margin-bottom="0in"/>
    </style:style>
    <style:style style:name="T32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26" style:parent-style-name="Standard" style:family="paragraph">
      <style:paragraph-properties fo:text-align="center" fo:line-height="150%"/>
      <style:text-properties fo:font-weight="bold" style:font-weight-asian="bold" fo:font-size="14pt" style:font-size-asian="14pt"/>
    </style:style>
    <style:style style:name="P327" style:parent-style-name="Standard" style:family="paragraph">
      <style:paragraph-properties fo:text-align="center" fo:line-height="150%"/>
    </style:style>
    <style:style style:name="T328" style:parent-style-name="Основнойшрифтабзаца" style:family="text">
      <style:text-properties fo:font-weight="bold" style:font-weight-asian="bold" fo:font-size="14pt" style:font-size-asian="14pt"/>
    </style:style>
    <style:style style:name="P329" style:parent-style-name="Standard" style:family="paragraph">
      <style:paragraph-properties fo:text-align="justify" fo:line-height="115%"/>
    </style:style>
    <style:style style:name="T330" style:parent-style-name="Основнойшрифтабзаца" style:family="text">
      <style:text-properties fo:font-size="14pt" style:font-size-asian="14pt"/>
    </style:style>
    <style:style style:name="T331" style:parent-style-name="Основнойшрифтабзаца" style:family="text">
      <style:text-properties fo:font-size="14pt" style:font-size-asian="14pt" style:font-size-complex="14pt"/>
    </style:style>
    <style:style style:name="T33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3" style:parent-style-name="Основнойшрифтабзаца" style:family="text">
      <style:text-properties fo:font-size="14pt" style:font-size-asian="14pt" style:font-size-complex="14pt"/>
    </style:style>
    <style:style style:name="T3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5" style:parent-style-name="Основнойшрифтабзаца" style:family="text">
      <style:text-properties fo:font-size="14pt" style:font-size-asian="14pt" style:font-size-complex="14pt"/>
    </style:style>
    <style:style style:name="T3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7" style:parent-style-name="Основнойшрифтабзаца" style:family="text">
      <style:text-properties fo:font-size="14pt" style:font-size-asian="14pt" style:font-size-complex="14pt"/>
    </style:style>
    <style:style style:name="P338" style:parent-style-name="Standard" style:family="paragraph">
      <style:paragraph-properties fo:line-height="115%"/>
    </style:style>
    <style:style style:name="T339" style:parent-style-name="Основнойшрифтабзаца" style:family="text">
      <style:text-properties fo:font-size="14pt" style:font-size-asian="14pt"/>
    </style:style>
    <style:style style:name="T340" style:parent-style-name="Основнойшрифтабзаца" style:family="text">
      <style:text-properties fo:font-size="14pt" style:font-size-asian="14pt" fo:language="en" fo:country="US"/>
    </style:style>
    <style:style style:name="T341" style:parent-style-name="Основнойшрифтабзаца" style:family="text">
      <style:text-properties fo:font-size="14pt" style:font-size-asian="14pt"/>
    </style:style>
    <style:style style:name="T342" style:parent-style-name="Основнойшрифтабзаца" style:family="text">
      <style:text-properties fo:font-size="14pt" style:font-size-asian="14pt" fo:language="en" fo:country="US"/>
    </style:style>
    <style:style style:name="T343" style:parent-style-name="Основнойшрифтабзаца" style:family="text">
      <style:text-properties fo:font-size="14pt" style:font-size-asian="14pt"/>
    </style:style>
    <style:style style:name="P344" style:parent-style-name="Standard" style:family="paragraph">
      <style:paragraph-properties fo:line-height="115%"/>
    </style:style>
    <style:style style:name="T345" style:parent-style-name="Основнойшрифтабзаца" style:family="text">
      <style:text-properties fo:font-size="14pt" style:font-size-asian="14pt"/>
    </style:style>
    <style:style style:name="T346" style:parent-style-name="Основнойшрифтабзаца" style:family="text">
      <style:text-properties fo:font-size="14pt" style:font-size-asian="14pt" fo:language="en" fo:country="US"/>
    </style:style>
    <style:style style:name="T347" style:parent-style-name="Основнойшрифтабзаца" style:family="text">
      <style:text-properties fo:font-size="14pt" style:font-size-asian="14pt"/>
    </style:style>
    <style:style style:name="T348" style:parent-style-name="Основнойшрифтабзаца" style:family="text">
      <style:text-properties fo:font-size="14pt" style:font-size-asian="14pt" fo:language="en" fo:country="US"/>
    </style:style>
    <style:style style:name="T349" style:parent-style-name="Основнойшрифтабзаца" style:family="text">
      <style:text-properties fo:font-size="14pt" style:font-size-asian="14pt"/>
    </style:style>
    <style:style style:name="T350" style:parent-style-name="Основнойшрифтабзаца" style:family="text">
      <style:text-properties fo:font-size="14pt" style:font-size-asian="14pt"/>
    </style:style>
    <style:style style:name="T351" style:parent-style-name="Основнойшрифтабзаца" style:family="text">
      <style:text-properties fo:font-size="14pt" style:font-size-asian="14pt" fo:language="en" fo:country="US"/>
    </style:style>
    <style:style style:name="T352" style:parent-style-name="Основнойшрифтабзаца" style:family="text">
      <style:text-properties fo:font-size="14pt" style:font-size-asian="14pt"/>
    </style:style>
    <style:style style:name="P353" style:parent-style-name="Standard" style:family="paragraph">
      <style:paragraph-properties fo:line-height="115%"/>
    </style:style>
    <style:style style:name="T354" style:parent-style-name="Основнойшрифтабзаца" style:family="text">
      <style:text-properties fo:font-size="14pt" style:font-size-asian="14pt"/>
    </style:style>
    <style:style style:name="P355" style:parent-style-name="Standard" style:family="paragraph">
      <style:paragraph-properties fo:line-height="115%"/>
    </style:style>
    <style:style style:name="T356" style:parent-style-name="Основнойшрифтабзаца" style:family="text">
      <style:text-properties fo:font-size="14pt" style:font-size-asian="14pt"/>
    </style:style>
    <style:style style:name="T357" style:parent-style-name="Основнойшрифтабзаца" style:family="text">
      <style:text-properties fo:font-size="14pt" style:font-size-asian="14pt" fo:language="en" fo:country="US"/>
    </style:style>
    <style:style style:name="T358" style:parent-style-name="Основнойшрифтабзаца" style:family="text">
      <style:text-properties fo:font-size="14pt" style:font-size-asian="14pt"/>
    </style:style>
    <style:style style:name="P359" style:parent-style-name="Standard" style:family="paragraph">
      <style:paragraph-properties fo:line-height="115%"/>
    </style:style>
    <style:style style:name="T360" style:parent-style-name="Основнойшрифтабзаца" style:family="text">
      <style:text-properties fo:font-size="14pt" style:font-size-asian="14pt"/>
    </style:style>
    <style:style style:name="T361" style:parent-style-name="Основнойшрифтабзаца" style:family="text">
      <style:text-properties fo:font-size="14pt" style:font-size-asian="14pt"/>
    </style:style>
    <style:style style:name="T362" style:parent-style-name="Основнойшрифтабзаца" style:family="text">
      <style:text-properties fo:font-size="14pt" style:font-size-asian="14pt" fo:language="en" fo:country="US"/>
    </style:style>
    <style:style style:name="T363" style:parent-style-name="Основнойшрифтабзаца" style:family="text">
      <style:text-properties fo:font-size="14pt" style:font-size-asian="14pt"/>
    </style:style>
    <style:style style:name="T364" style:parent-style-name="Основнойшрифтабзаца" style:family="text">
      <style:text-properties fo:font-size="14pt" style:font-size-asian="14pt" fo:language="en" fo:country="US"/>
    </style:style>
    <style:style style:name="T365" style:parent-style-name="Основнойшрифтабзаца" style:family="text">
      <style:text-properties fo:font-size="14pt" style:font-size-asian="14pt"/>
    </style:style>
    <style:style style:name="T366" style:parent-style-name="Основнойшрифтабзаца" style:family="text">
      <style:text-properties fo:font-size="14pt" style:font-size-asian="14pt"/>
    </style:style>
    <style:style style:name="T367" style:parent-style-name="Основнойшрифтабзаца" style:family="text">
      <style:text-properties fo:font-size="14pt" style:font-size-asian="14pt"/>
    </style:style>
    <style:style style:name="P368" style:parent-style-name="Standard" style:family="paragraph">
      <style:paragraph-properties fo:text-align="center" fo:line-height="115%"/>
    </style:style>
    <style:style style:name="T369" style:parent-style-name="Основнойшрифтабзаца" style:family="text">
      <style:text-properties fo:font-size="14pt" style:font-size-asian="14pt" fo:language="en" fo:country="US"/>
    </style:style>
    <style:style style:name="T370" style:parent-style-name="Основнойшрифтабзаца" style:family="text">
      <style:text-properties fo:language="en" fo:country="US"/>
    </style:style>
    <style:style style:name="T371" style:parent-style-name="Основнойшрифтабзаца" style:family="text">
      <style:text-properties fo:font-size="14pt" style:font-size-asian="14pt" fo:language="en" fo:country="US"/>
    </style:style>
    <style:style style:name="P372" style:parent-style-name="Standard" style:family="paragraph">
      <style:paragraph-properties fo:text-align="center" fo:line-height="115%"/>
    </style:style>
    <style:style style:name="T373" style:parent-style-name="Основнойшрифтабзаца" style:family="text">
      <style:text-properties fo:font-size="14pt" style:font-size-asian="14pt"/>
    </style:style>
    <style:style style:name="T374" style:parent-style-name="Основнойшрифтабзаца" style:family="text">
      <style:text-properties fo:font-size="14pt" style:font-size-asian="14pt" fo:language="en" fo:country="US"/>
    </style:style>
    <style:style style:name="T375" style:parent-style-name="Основнойшрифтабзаца" style:family="text">
      <style:text-properties fo:font-size="14pt" style:font-size-asian="14pt"/>
    </style:style>
    <style:style style:name="T376" style:parent-style-name="Основнойшрифтабзаца" style:family="text">
      <style:text-properties fo:font-size="14pt" style:font-size-asian="14pt" fo:language="en" fo:country="US"/>
    </style:style>
    <style:style style:name="T377" style:parent-style-name="Основнойшрифтабзаца" style:family="text">
      <style:text-properties fo:font-size="14pt" style:font-size-asian="14pt"/>
    </style:style>
    <style:style style:name="T378" style:parent-style-name="Основнойшрифтабзаца" style:family="text">
      <style:text-properties fo:font-size="14pt" style:font-size-asian="14pt" fo:language="en" fo:country="US"/>
    </style:style>
    <style:style style:name="T379" style:parent-style-name="Основнойшрифтабзаца" style:family="text">
      <style:text-properties fo:font-size="14pt" style:font-size-asian="14pt"/>
    </style:style>
    <style:style style:name="T380" style:parent-style-name="Основнойшрифтабзаца" style:family="text">
      <style:text-properties fo:font-size="14pt" style:font-size-asian="14pt" fo:language="en" fo:country="US"/>
    </style:style>
    <style:style style:name="T381" style:parent-style-name="Основнойшрифтабзаца" style:family="text">
      <style:text-properties fo:font-size="14pt" style:font-size-asian="14pt"/>
    </style:style>
    <style:style style:name="T382" style:parent-style-name="Основнойшрифтабзаца" style:family="text">
      <style:text-properties fo:font-size="14pt" style:font-size-asian="14pt" fo:language="en" fo:country="US"/>
    </style:style>
    <style:style style:name="P383" style:parent-style-name="Standard" style:family="paragraph">
      <style:paragraph-properties fo:text-align="center" fo:line-height="115%"/>
    </style:style>
    <style:style style:name="T384" style:parent-style-name="Основнойшрифтабзаца" style:family="text">
      <style:text-properties fo:font-size="14pt" style:font-size-asian="14pt"/>
    </style:style>
    <style:style style:name="T385" style:parent-style-name="Основнойшрифтабзаца" style:family="text">
      <style:text-properties fo:font-size="14pt" style:font-size-asian="14pt"/>
    </style:style>
    <style:style style:name="T386" style:parent-style-name="Основнойшрифтабзаца" style:family="text">
      <style:text-properties fo:font-size="14pt" style:font-size-asian="14pt"/>
    </style:style>
    <style:style style:name="T387" style:parent-style-name="Основнойшрифтабзаца" style:family="text">
      <style:text-properties fo:font-size="14pt" style:font-size-asian="14pt"/>
    </style:style>
    <style:style style:name="T388" style:parent-style-name="Основнойшрифтабзаца" style:family="text">
      <style:text-properties fo:font-size="14pt" style:font-size-asian="14pt" fo:language="en" fo:country="US"/>
    </style:style>
    <style:style style:name="T389" style:parent-style-name="Основнойшрифтабзаца" style:family="text">
      <style:text-properties fo:font-size="14pt" style:font-size-asian="14pt"/>
    </style:style>
    <style:style style:name="T390" style:parent-style-name="Основнойшрифтабзаца" style:family="text">
      <style:text-properties fo:font-size="14pt" style:font-size-asian="14pt" fo:language="en" fo:country="US"/>
    </style:style>
    <style:style style:name="T391" style:parent-style-name="Основнойшрифтабзаца" style:family="text">
      <style:text-properties fo:font-size="14pt" style:font-size-asian="14pt"/>
    </style:style>
    <style:style style:name="T392" style:parent-style-name="Основнойшрифтабзаца" style:family="text">
      <style:text-properties fo:font-size="14pt" style:font-size-asian="14pt"/>
    </style:style>
    <style:style style:name="T393" style:parent-style-name="Основнойшрифтабзаца" style:family="text">
      <style:text-properties fo:font-size="14pt" style:font-size-asian="14pt"/>
    </style:style>
    <style:style style:name="T394" style:parent-style-name="Основнойшрифтабзаца" style:family="text">
      <style:text-properties fo:font-size="14pt" style:font-size-asian="14pt"/>
    </style:style>
    <style:style style:name="P395" style:parent-style-name="Standard" style:family="paragraph">
      <style:paragraph-properties fo:line-height="115%"/>
      <style:text-properties fo:font-size="14pt" style:font-size-asian="14pt"/>
    </style:style>
    <style:style style:name="P396" style:parent-style-name="ОбычныйИнтернет" style:family="paragraph">
      <style:paragraph-properties fo:text-align="justify" fo:margin-top="0in" fo:margin-bottom="0in" fo:line-height="115%"/>
    </style:style>
    <style:style style:name="T397" style:parent-style-name="Основнойшрифтабзаца" style:family="text">
      <style:text-properties fo:font-size="14pt" style:font-size-asian="14pt"/>
    </style:style>
    <style:style style:name="T398" style:parent-style-name="Основнойшрифтабзаца" style:family="text">
      <style:text-properties fo:font-size="14pt" style:font-size-asian="14pt" fo:language="en" fo:country="US"/>
    </style:style>
    <style:style style:name="T399" style:parent-style-name="Основнойшрифтабзаца" style:family="text">
      <style:text-properties fo:font-size="14pt" style:font-size-asian="14pt"/>
    </style:style>
    <style:style style:name="T400" style:parent-style-name="Основнойшрифтабзаца" style:family="text">
      <style:text-properties fo:font-size="14pt" style:font-size-asian="14pt" fo:language="en" fo:country="US"/>
    </style:style>
    <style:style style:name="T401" style:parent-style-name="Основнойшрифтабзаца" style:family="text">
      <style:text-properties fo:font-size="14pt" style:font-size-asian="14pt"/>
    </style:style>
    <style:style style:name="T402" style:parent-style-name="Основнойшрифтабзаца" style:family="text">
      <style:text-properties fo:font-size="14pt" style:font-size-asian="14pt" fo:language="en" fo:country="US"/>
    </style:style>
    <style:style style:name="T403" style:parent-style-name="Основнойшрифтабзаца" style:family="text">
      <style:text-properties fo:font-size="14pt" style:font-size-asian="14pt"/>
    </style:style>
    <style:style style:name="T404" style:parent-style-name="Основнойшрифтабзаца" style:family="text">
      <style:text-properties fo:font-size="14pt" style:font-size-asian="14pt" fo:language="en" fo:country="US"/>
    </style:style>
    <style:style style:name="T405" style:parent-style-name="Основнойшрифтабзаца" style:family="text">
      <style:text-properties fo:font-size="14pt" style:font-size-asian="14pt"/>
    </style:style>
    <style:style style:name="T406" style:parent-style-name="Основнойшрифтабзаца" style:family="text">
      <style:text-properties fo:font-size="14pt" style:font-size-asian="14pt" fo:language="en" fo:country="US"/>
    </style:style>
    <style:style style:name="T407" style:parent-style-name="Основнойшрифтабзаца" style:family="text">
      <style:text-properties fo:font-size="14pt" style:font-size-asian="14pt"/>
    </style:style>
    <style:style style:name="T408" style:parent-style-name="Основнойшрифтабзаца" style:family="text">
      <style:text-properties fo:font-size="14pt" style:font-size-asian="14pt" fo:language="en" fo:country="US"/>
    </style:style>
    <style:style style:name="T409" style:parent-style-name="Основнойшрифтабзаца" style:family="text">
      <style:text-properties fo:font-size="14pt" style:font-size-asian="14pt"/>
    </style:style>
    <style:style style:name="T410" style:parent-style-name="Основнойшрифтабзаца" style:family="text">
      <style:text-properties fo:font-size="14pt" style:font-size-asian="14pt" fo:language="en" fo:country="US"/>
    </style:style>
    <style:style style:name="T411" style:parent-style-name="Основнойшрифтабзаца" style:family="text">
      <style:text-properties fo:font-size="14pt" style:font-size-asian="14pt"/>
    </style:style>
    <style:style style:name="T412" style:parent-style-name="Основнойшрифтабзаца" style:family="text">
      <style:text-properties fo:font-size="14pt" style:font-size-asian="14pt" fo:language="en" fo:country="US"/>
    </style:style>
    <style:style style:name="T413" style:parent-style-name="Основнойшрифтабзаца" style:family="text">
      <style:text-properties fo:font-size="14pt" style:font-size-asian="14pt"/>
    </style:style>
    <style:style style:name="T414" style:parent-style-name="Основнойшрифтабзаца" style:family="text">
      <style:text-properties fo:font-size="14pt" style:font-size-asian="14pt" fo:language="en" fo:country="US"/>
    </style:style>
    <style:style style:name="T415" style:parent-style-name="Основнойшрифтабзаца" style:family="text">
      <style:text-properties fo:font-size="14pt" style:font-size-asian="14pt"/>
    </style:style>
    <style:style style:name="T416" style:parent-style-name="Основнойшрифтабзаца" style:family="text">
      <style:text-properties fo:font-size="14pt" style:font-size-asian="14pt" fo:language="en" fo:country="US"/>
    </style:style>
    <style:style style:name="T417" style:parent-style-name="Основнойшрифтабзаца" style:family="text">
      <style:text-properties fo:font-size="14pt" style:font-size-asian="14pt"/>
    </style:style>
    <style:style style:name="T418" style:parent-style-name="Основнойшрифтабзаца" style:family="text">
      <style:text-properties fo:font-size="14pt" style:font-size-asian="14pt" fo:language="en" fo:country="US"/>
    </style:style>
    <style:style style:name="T419" style:parent-style-name="Основнойшрифтабзаца" style:family="text">
      <style:text-properties fo:font-size="14pt" style:font-size-asian="14pt"/>
    </style:style>
    <style:style style:name="T420" style:parent-style-name="Основнойшрифтабзаца" style:family="text">
      <style:text-properties fo:font-size="14pt" style:font-size-asian="14pt" fo:language="en" fo:country="US"/>
    </style:style>
    <style:style style:name="T421" style:parent-style-name="Основнойшрифтабзаца" style:family="text">
      <style:text-properties fo:font-size="14pt" style:font-size-asian="14pt"/>
    </style:style>
    <style:style style:name="T422" style:parent-style-name="Основнойшрифтабзаца" style:family="text">
      <style:text-properties fo:font-size="14pt" style:font-size-asian="14pt" fo:language="en" fo:country="US"/>
    </style:style>
    <style:style style:name="T423" style:parent-style-name="Основнойшрифтабзаца" style:family="text">
      <style:text-properties fo:font-size="14pt" style:font-size-asian="14pt"/>
    </style:style>
    <style:style style:name="P424" style:parent-style-name="Standard" style:family="paragraph">
      <style:paragraph-properties fo:text-align="end"/>
    </style:style>
    <style:style style:name="T425" style:parent-style-name="Основнойшрифтабзаца" style:family="text">
      <style:text-properties fo:color="#000000" fo:font-size="14pt" style:font-size-asian="14pt"/>
    </style:style>
    <style:style style:name="TableColumn427" style:family="table-column">
      <style:table-column-properties style:column-width="0.884in" style:use-optimal-column-width="false"/>
    </style:style>
    <style:style style:name="TableColumn428" style:family="table-column">
      <style:table-column-properties style:column-width="1.6777in" style:use-optimal-column-width="false"/>
    </style:style>
    <style:style style:name="TableColumn429" style:family="table-column">
      <style:table-column-properties style:column-width="1.0798in" style:use-optimal-column-width="false"/>
    </style:style>
    <style:style style:name="TableColumn430" style:family="table-column">
      <style:table-column-properties style:column-width="1.475in" style:use-optimal-column-width="false"/>
    </style:style>
    <style:style style:name="TableColumn431" style:family="table-column">
      <style:table-column-properties style:column-width="1.55in" style:use-optimal-column-width="false"/>
    </style:style>
    <style:style style:name="Table426" style:family="table">
      <style:table-properties style:width="6.6666in" fo:margin-left="0in" table:align="center"/>
    </style:style>
    <style:style style:name="TableRow432" style:family="table-row">
      <style:table-row-properties style:min-row-height="0.1993in" style:use-optimal-row-height="false" fo:keep-together="always"/>
    </style:style>
    <style:style style:name="TableCell433" style:family="table-cell">
      <style:table-cell-properties fo:border="0.0069in solid #000000" style:writing-mode="lr-tb" fo:padding-top="0in" fo:padding-left="0.0784in" fo:padding-bottom="0in" fo:padding-right="0.075in"/>
    </style:style>
    <style:style style:name="P434" style:parent-style-name="Текст" style:family="paragraph">
      <style:paragraph-properties fo:text-align="justify" fo:margin-bottom="0in"/>
    </style:style>
    <style:style style:name="T43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436" style:parent-style-name="Текст" style:family="paragraph">
      <style:paragraph-properties fo:text-align="justify" fo:margin-bottom="0in"/>
    </style:style>
    <style:style style:name="T43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438" style:family="table-cell">
      <style:table-cell-properties fo:border="0.0069in solid #000000" style:writing-mode="lr-tb" fo:padding-top="0in" fo:padding-left="0.0784in" fo:padding-bottom="0in" fo:padding-right="0.075in"/>
    </style:style>
    <style:style style:name="P439" style:parent-style-name="Текст" style:family="paragraph">
      <style:paragraph-properties fo:text-align="justify" fo:margin-bottom="0in"/>
    </style:style>
    <style:style style:name="T44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441" style:parent-style-name="Текст" style:family="paragraph">
      <style:paragraph-properties fo:text-align="justify" fo:margin-bottom="0in"/>
    </style:style>
    <style:style style:name="T44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443" style:family="table-cell">
      <style:table-cell-properties fo:border="0.0069in solid #000000" style:writing-mode="lr-tb" fo:padding-top="0in" fo:padding-left="0.0784in" fo:padding-bottom="0in" fo:padding-right="0.075in"/>
    </style:style>
    <style:style style:name="P444" style:parent-style-name="Текст" style:family="paragraph">
      <style:paragraph-properties fo:text-align="justify" fo:margin-bottom="0in"/>
    </style:style>
    <style:style style:name="T44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4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47" style:parent-style-name="Текст" style:family="paragraph">
      <style:paragraph-properties fo:text-align="justify" fo:margin-bottom="0in"/>
    </style:style>
    <style:style style:name="T44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49" style:family="table-cell">
      <style:table-cell-properties fo:border="0.0069in solid #000000" style:writing-mode="lr-tb" fo:padding-top="0in" fo:padding-left="0.0784in" fo:padding-bottom="0in" fo:padding-right="0.075in"/>
    </style:style>
    <style:style style:name="P450" style:parent-style-name="Текст" style:family="paragraph">
      <style:paragraph-properties fo:text-align="justify" fo:margin-bottom="0in"/>
    </style:style>
    <style:style style:name="T45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Row452" style:family="table-row">
      <style:table-row-properties style:min-row-height="0.1986in" style:use-optimal-row-height="false" fo:keep-together="always"/>
    </style:style>
    <style:style style:name="TableCell453" style:family="table-cell">
      <style:table-cell-properties fo:border="0.0069in solid #000000" style:writing-mode="lr-tb" fo:padding-top="0in" fo:padding-left="0.0784in" fo:padding-bottom="0in" fo:padding-right="0.075in"/>
    </style:style>
    <style:style style:name="P454" style:parent-style-name="Текст" style:family="paragraph">
      <style:paragraph-properties fo:text-align="justify" fo:margin-bottom="0in"/>
    </style:style>
    <style:style style:name="T45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5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57" style:family="table-cell">
      <style:table-cell-properties fo:border="0.0069in solid #000000" style:writing-mode="lr-tb" fo:padding-top="0in" fo:padding-left="0.0784in" fo:padding-bottom="0in" fo:padding-right="0.075in"/>
    </style:style>
    <style:style style:name="P458" style:parent-style-name="Текст" style:family="paragraph">
      <style:paragraph-properties fo:text-align="justify" fo:margin-bottom="0in"/>
    </style:style>
    <style:style style:name="T45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460" style:family="table-row">
      <style:table-row-properties style:min-row-height="0.5722in" style:use-optimal-row-height="false" fo:keep-together="always"/>
    </style:style>
    <style:style style:name="TableCell461" style:family="table-cell">
      <style:table-cell-properties fo:border="0.0069in solid #000000" style:writing-mode="lr-tb" fo:padding-top="0in" fo:padding-left="0.0784in" fo:padding-bottom="0in" fo:padding-right="0.075in"/>
    </style:style>
    <style:style style:name="P462" style:parent-style-name="Текст" style:family="paragraph">
      <style:paragraph-properties fo:text-align="center" fo:margin-bottom="0in"/>
    </style:style>
    <style:style style:name="T46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6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465" style:family="table-cell">
      <style:table-cell-properties fo:border="0.0069in solid #000000" style:writing-mode="lr-tb" fo:padding-top="0in" fo:padding-left="0.0784in" fo:padding-bottom="0in" fo:padding-right="0.075in"/>
    </style:style>
    <style:style style:name="P466" style:parent-style-name="Текст" style:family="paragraph">
      <style:paragraph-properties fo:text-align="center" fo:margin-bottom="0in"/>
    </style:style>
    <style:style style:name="T46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68" style:family="table-cell">
      <style:table-cell-properties fo:border="0.0069in solid #000000" style:writing-mode="lr-tb" fo:padding-top="0in" fo:padding-left="0.0784in" fo:padding-bottom="0in" fo:padding-right="0.075in"/>
    </style:style>
    <style:style style:name="P469" style:parent-style-name="Текст" style:family="paragraph">
      <style:paragraph-properties fo:text-align="center" fo:margin-bottom="0in"/>
    </style:style>
    <style:style style:name="T47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71" style:family="table-cell">
      <style:table-cell-properties fo:border="0.0069in solid #000000" style:writing-mode="lr-tb" fo:padding-top="0in" fo:padding-left="0.0784in" fo:padding-bottom="0in" fo:padding-right="0.075in"/>
    </style:style>
    <style:style style:name="P472" style:parent-style-name="Текст" style:family="paragraph">
      <style:paragraph-properties fo:text-align="justify" fo:margin-bottom="0in"/>
    </style:style>
    <style:style style:name="T47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74" style:parent-style-name="Текст" style:family="paragraph">
      <style:paragraph-properties fo:text-align="justify" fo:margin-bottom="0in"/>
    </style:style>
    <style:style style:name="T47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76" style:parent-style-name="Текст" style:family="paragraph">
      <style:paragraph-properties fo:text-align="justify" fo:margin-bottom="0in"/>
    </style:style>
    <style:style style:name="T47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78" style:parent-style-name="Текст" style:family="paragraph">
      <style:paragraph-properties fo:text-align="justify" fo:margin-bottom="0in"/>
    </style:style>
    <style:style style:name="T47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80" style:parent-style-name="Текст" style:family="paragraph">
      <style:paragraph-properties fo:text-align="justify" fo:margin-bottom="0in"/>
    </style:style>
    <style:style style:name="T48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82" style:parent-style-name="Текст" style:family="paragraph">
      <style:paragraph-properties fo:text-align="justify" fo:margin-bottom="0in"/>
    </style:style>
    <style:style style:name="T48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484" style:family="table-cell">
      <style:table-cell-properties fo:border="0.0069in solid #000000" style:writing-mode="lr-tb" fo:padding-top="0in" fo:padding-left="0.0784in" fo:padding-bottom="0in" fo:padding-right="0.075in"/>
    </style:style>
    <style:style style:name="P485" style:parent-style-name="Текст" style:family="paragraph">
      <style:paragraph-properties fo:text-align="justify" fo:margin-bottom="0in"/>
    </style:style>
    <style:style style:name="T48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87" style:parent-style-name="Текст" style:family="paragraph">
      <style:paragraph-properties fo:text-align="justify" fo:margin-bottom="0in"/>
    </style:style>
    <style:style style:name="T48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89" style:parent-style-name="Текст" style:family="paragraph">
      <style:paragraph-properties fo:text-align="justify" fo:margin-bottom="0in"/>
    </style:style>
    <style:style style:name="T49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91" style:parent-style-name="Текст" style:family="paragraph">
      <style:paragraph-properties fo:text-align="justify" fo:margin-bottom="0in"/>
    </style:style>
    <style:style style:name="T49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93" style:parent-style-name="Текст" style:family="paragraph">
      <style:paragraph-properties fo:text-align="justify" fo:margin-bottom="0in"/>
    </style:style>
    <style:style style:name="T49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95" style:parent-style-name="Текст" style:family="paragraph">
      <style:paragraph-properties fo:text-align="justify" fo:margin-bottom="0in"/>
    </style:style>
    <style:style style:name="T49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497" style:family="table-row">
      <style:table-row-properties style:min-row-height="0.5722in" style:use-optimal-row-height="false" fo:keep-together="always"/>
    </style:style>
    <style:style style:name="TableCell498" style:family="table-cell">
      <style:table-cell-properties fo:border="0.0069in solid #000000" style:writing-mode="lr-tb" fo:padding-top="0in" fo:padding-left="0.0784in" fo:padding-bottom="0in" fo:padding-right="0.075in"/>
    </style:style>
    <style:style style:name="P499" style:parent-style-name="Текст" style:family="paragraph">
      <style:paragraph-properties fo:text-align="center" fo:margin-bottom="0in"/>
    </style:style>
    <style:style style:name="T50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01" style:family="table-cell">
      <style:table-cell-properties fo:border="0.0069in solid #000000" style:writing-mode="lr-tb" fo:padding-top="0in" fo:padding-left="0.0784in" fo:padding-bottom="0in" fo:padding-right="0.075in"/>
    </style:style>
    <style:style style:name="P502" style:parent-style-name="Текст" style:family="paragraph">
      <style:paragraph-properties fo:text-align="center" fo:margin-bottom="0in"/>
    </style:style>
    <style:style style:name="T50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04" style:family="table-cell">
      <style:table-cell-properties fo:border="0.0069in solid #000000" style:writing-mode="lr-tb" fo:padding-top="0in" fo:padding-left="0.0784in" fo:padding-bottom="0in" fo:padding-right="0.075in"/>
    </style:style>
    <style:style style:name="P505" style:parent-style-name="Текст" style:family="paragraph">
      <style:paragraph-properties fo:text-align="center" fo:margin-bottom="0in"/>
    </style:style>
    <style:style style:name="T50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07" style:family="table-cell">
      <style:table-cell-properties fo:border="0.0069in solid #000000" style:writing-mode="lr-tb" fo:padding-top="0in" fo:padding-left="0.0784in" fo:padding-bottom="0in" fo:padding-right="0.075in"/>
    </style:style>
    <style:style style:name="P508" style:parent-style-name="Текст" style:family="paragraph">
      <style:paragraph-properties fo:text-align="justify" fo:margin-bottom="0in"/>
    </style:style>
    <style:style style:name="T50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10" style:parent-style-name="Текст" style:family="paragraph">
      <style:paragraph-properties fo:text-align="justify" fo:margin-bottom="0in"/>
    </style:style>
    <style:style style:name="T51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12" style:family="table-cell">
      <style:table-cell-properties fo:border="0.0069in solid #000000" style:writing-mode="lr-tb" fo:padding-top="0in" fo:padding-left="0.0784in" fo:padding-bottom="0in" fo:padding-right="0.075in"/>
    </style:style>
    <style:style style:name="P513" style:parent-style-name="Текст" style:family="paragraph">
      <style:paragraph-properties fo:text-align="justify" fo:margin-bottom="0in"/>
    </style:style>
    <style:style style:name="T51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15" style:parent-style-name="Текст" style:family="paragraph">
      <style:paragraph-properties fo:text-align="justify" fo:margin-bottom="0in"/>
    </style:style>
    <style:style style:name="T51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517" style:family="table-row">
      <style:table-row-properties style:min-row-height="0.5722in" style:use-optimal-row-height="false" fo:keep-together="always"/>
    </style:style>
    <style:style style:name="TableCell518" style:family="table-cell">
      <style:table-cell-properties fo:border="0.0069in solid #000000" style:writing-mode="lr-tb" fo:padding-top="0in" fo:padding-left="0.0784in" fo:padding-bottom="0in" fo:padding-right="0.075in"/>
    </style:style>
    <style:style style:name="P519" style:parent-style-name="Текст" style:family="paragraph">
      <style:paragraph-properties fo:text-align="center" fo:margin-bottom="0in"/>
    </style:style>
    <style:style style:name="T52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21" style:family="table-cell">
      <style:table-cell-properties fo:border="0.0069in solid #000000" style:writing-mode="lr-tb" fo:padding-top="0in" fo:padding-left="0.0784in" fo:padding-bottom="0in" fo:padding-right="0.075in"/>
    </style:style>
    <style:style style:name="P522" style:parent-style-name="Текст" style:family="paragraph">
      <style:paragraph-properties fo:text-align="center" fo:margin-bottom="0in"/>
    </style:style>
    <style:style style:name="T52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24" style:family="table-cell">
      <style:table-cell-properties fo:border="0.0069in solid #000000" style:writing-mode="lr-tb" fo:padding-top="0in" fo:padding-left="0.0784in" fo:padding-bottom="0in" fo:padding-right="0.075in"/>
    </style:style>
    <style:style style:name="P525" style:parent-style-name="Текст" style:family="paragraph">
      <style:paragraph-properties fo:text-align="center" fo:margin-bottom="0in"/>
    </style:style>
    <style:style style:name="T52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27" style:family="table-cell">
      <style:table-cell-properties fo:border="0.0069in solid #000000" style:writing-mode="lr-tb" fo:padding-top="0in" fo:padding-left="0.0784in" fo:padding-bottom="0in" fo:padding-right="0.075in"/>
    </style:style>
    <style:style style:name="P528" style:parent-style-name="Текст" style:family="paragraph">
      <style:paragraph-properties fo:text-align="justify" fo:margin-bottom="0in"/>
    </style:style>
    <style:style style:name="T52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30" style:parent-style-name="Текст" style:family="paragraph">
      <style:paragraph-properties fo:text-align="justify" fo:margin-bottom="0in"/>
    </style:style>
    <style:style style:name="T53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32" style:parent-style-name="Текст" style:family="paragraph">
      <style:paragraph-properties fo:text-align="justify" fo:margin-bottom="0in"/>
    </style:style>
    <style:style style:name="T53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34" style:parent-style-name="Текст" style:family="paragraph">
      <style:paragraph-properties fo:text-align="justify" fo:margin-bottom="0in"/>
    </style:style>
    <style:style style:name="T53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36" style:parent-style-name="Текст" style:family="paragraph">
      <style:paragraph-properties fo:text-align="justify" fo:margin-bottom="0in"/>
    </style:style>
    <style:style style:name="T53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38" style:parent-style-name="Текст" style:family="paragraph">
      <style:paragraph-properties fo:text-align="justify" fo:margin-bottom="0in"/>
    </style:style>
    <style:style style:name="T53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40" style:family="table-cell">
      <style:table-cell-properties fo:border="0.0069in solid #000000" style:writing-mode="lr-tb" fo:padding-top="0in" fo:padding-left="0.0784in" fo:padding-bottom="0in" fo:padding-right="0.075in"/>
    </style:style>
    <style:style style:name="P541" style:parent-style-name="Текст" style:family="paragraph">
      <style:paragraph-properties fo:text-align="justify" fo:margin-bottom="0in"/>
    </style:style>
    <style:style style:name="T54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43" style:parent-style-name="Текст" style:family="paragraph">
      <style:paragraph-properties fo:text-align="justify" fo:margin-bottom="0in"/>
    </style:style>
    <style:style style:name="T54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45" style:parent-style-name="Текст" style:family="paragraph">
      <style:paragraph-properties fo:text-align="justify" fo:margin-bottom="0in"/>
    </style:style>
    <style:style style:name="T54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47" style:parent-style-name="Текст" style:family="paragraph">
      <style:paragraph-properties fo:text-align="justify" fo:margin-bottom="0in"/>
    </style:style>
    <style:style style:name="T54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49" style:parent-style-name="Текст" style:family="paragraph">
      <style:paragraph-properties fo:text-align="justify" fo:margin-bottom="0in"/>
    </style:style>
    <style:style style:name="T55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51" style:parent-style-name="Текст" style:family="paragraph">
      <style:paragraph-properties fo:text-align="justify" fo:margin-bottom="0in"/>
    </style:style>
    <style:style style:name="T55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553" style:family="table-row">
      <style:table-row-properties style:min-row-height="0.5722in" style:use-optimal-row-height="false" fo:keep-together="always"/>
    </style:style>
    <style:style style:name="TableCell554" style:family="table-cell">
      <style:table-cell-properties fo:border="0.0069in solid #000000" style:writing-mode="lr-tb" fo:padding-top="0in" fo:padding-left="0.0784in" fo:padding-bottom="0in" fo:padding-right="0.075in"/>
    </style:style>
    <style:style style:name="P555" style:parent-style-name="Текст" style:family="paragraph">
      <style:paragraph-properties fo:text-align="center" fo:margin-bottom="0in"/>
    </style:style>
    <style:style style:name="T55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57" style:family="table-cell">
      <style:table-cell-properties fo:border="0.0069in solid #000000" style:writing-mode="lr-tb" fo:padding-top="0in" fo:padding-left="0.0784in" fo:padding-bottom="0in" fo:padding-right="0.075in"/>
    </style:style>
    <style:style style:name="P558" style:parent-style-name="Текст" style:family="paragraph">
      <style:paragraph-properties fo:text-align="center" fo:margin-bottom="0in"/>
    </style:style>
    <style:style style:name="T55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60" style:family="table-cell">
      <style:table-cell-properties fo:border="0.0069in solid #000000" style:writing-mode="lr-tb" fo:padding-top="0in" fo:padding-left="0.0784in" fo:padding-bottom="0in" fo:padding-right="0.075in"/>
    </style:style>
    <style:style style:name="P561" style:parent-style-name="Текст" style:family="paragraph">
      <style:paragraph-properties fo:text-align="center" fo:margin-bottom="0in"/>
    </style:style>
    <style:style style:name="T56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63" style:family="table-cell">
      <style:table-cell-properties fo:border="0.0069in solid #000000" style:writing-mode="lr-tb" fo:padding-top="0in" fo:padding-left="0.0784in" fo:padding-bottom="0in" fo:padding-right="0.075in"/>
    </style:style>
    <style:style style:name="P564" style:parent-style-name="Текст" style:family="paragraph">
      <style:paragraph-properties fo:text-align="justify" fo:margin-bottom="0in"/>
    </style:style>
    <style:style style:name="T56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6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67" style:parent-style-name="Текст" style:family="paragraph">
      <style:paragraph-properties fo:text-align="justify" fo:margin-bottom="0in"/>
    </style:style>
    <style:style style:name="T56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69" style:family="table-cell">
      <style:table-cell-properties fo:border="0.0069in solid #000000" style:writing-mode="lr-tb" fo:padding-top="0in" fo:padding-left="0.0784in" fo:padding-bottom="0in" fo:padding-right="0.075in"/>
    </style:style>
    <style:style style:name="P570" style:parent-style-name="Текст" style:family="paragraph">
      <style:paragraph-properties fo:text-align="justify" fo:margin-bottom="0in"/>
    </style:style>
    <style:style style:name="T57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72" style:parent-style-name="Текст" style:family="paragraph">
      <style:paragraph-properties fo:text-align="justify" fo:margin-bottom="0in"/>
    </style:style>
    <style:style style:name="T57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574" style:family="table-row">
      <style:table-row-properties style:min-row-height="0.5722in" style:use-optimal-row-height="false" fo:keep-together="always"/>
    </style:style>
    <style:style style:name="TableCell575" style:family="table-cell">
      <style:table-cell-properties fo:border="0.0069in solid #000000" style:writing-mode="lr-tb" fo:padding-top="0in" fo:padding-left="0.0784in" fo:padding-bottom="0in" fo:padding-right="0.075in"/>
    </style:style>
    <style:style style:name="P576" style:parent-style-name="Текст" style:family="paragraph">
      <style:paragraph-properties fo:text-align="center" fo:margin-bottom="0in"/>
    </style:style>
    <style:style style:name="T57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78" style:family="table-cell">
      <style:table-cell-properties fo:border="0.0069in solid #000000" style:writing-mode="lr-tb" fo:padding-top="0in" fo:padding-left="0.0784in" fo:padding-bottom="0in" fo:padding-right="0.075in"/>
    </style:style>
    <style:style style:name="P579" style:parent-style-name="Текст" style:family="paragraph">
      <style:paragraph-properties fo:text-align="center" fo:margin-bottom="0in"/>
    </style:style>
    <style:style style:name="T58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81" style:family="table-cell">
      <style:table-cell-properties fo:border="0.0069in solid #000000" style:writing-mode="lr-tb" fo:padding-top="0in" fo:padding-left="0.0784in" fo:padding-bottom="0in" fo:padding-right="0.075in"/>
    </style:style>
    <style:style style:name="P582" style:parent-style-name="Текст" style:family="paragraph">
      <style:paragraph-properties fo:text-align="center" fo:margin-bottom="0in"/>
    </style:style>
    <style:style style:name="T58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84" style:family="table-cell">
      <style:table-cell-properties fo:border="0.0069in solid #000000" style:writing-mode="lr-tb" fo:padding-top="0in" fo:padding-left="0.0784in" fo:padding-bottom="0in" fo:padding-right="0.075in"/>
    </style:style>
    <style:style style:name="P585" style:parent-style-name="Текст" style:family="paragraph">
      <style:paragraph-properties fo:text-align="justify" fo:margin-bottom="0in"/>
    </style:style>
    <style:style style:name="T58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87" style:parent-style-name="Текст" style:family="paragraph">
      <style:paragraph-properties fo:text-align="justify" fo:margin-bottom="0in"/>
    </style:style>
    <style:style style:name="T58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89" style:parent-style-name="Текст" style:family="paragraph">
      <style:paragraph-properties fo:text-align="justify" fo:margin-bottom="0in"/>
    </style:style>
    <style:style style:name="T59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591" style:family="table-cell">
      <style:table-cell-properties fo:border="0.0069in solid #000000" style:writing-mode="lr-tb" fo:padding-top="0in" fo:padding-left="0.0784in" fo:padding-bottom="0in" fo:padding-right="0.075in"/>
    </style:style>
    <style:style style:name="P592" style:parent-style-name="Текст" style:family="paragraph">
      <style:paragraph-properties fo:text-align="justify" fo:margin-bottom="0in"/>
    </style:style>
    <style:style style:name="T59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94" style:parent-style-name="Текст" style:family="paragraph">
      <style:paragraph-properties fo:text-align="justify" fo:margin-bottom="0in"/>
    </style:style>
    <style:style style:name="T59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96" style:parent-style-name="Текст" style:family="paragraph">
      <style:paragraph-properties fo:text-align="justify" fo:margin-bottom="0in"/>
    </style:style>
    <style:style style:name="T59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598" style:family="table-row">
      <style:table-row-properties style:min-row-height="0.4236in" style:use-optimal-row-height="false" fo:keep-together="always"/>
    </style:style>
    <style:style style:name="TableCell599" style:family="table-cell">
      <style:table-cell-properties fo:border="0.0069in solid #000000" style:writing-mode="lr-tb" fo:padding-top="0in" fo:padding-left="0.0784in" fo:padding-bottom="0in" fo:padding-right="0.075in"/>
    </style:style>
    <style:style style:name="P600" style:parent-style-name="Текст" style:family="paragraph">
      <style:paragraph-properties fo:text-align="center" fo:margin-bottom="0in"/>
    </style:style>
    <style:style style:name="T60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02" style:family="table-cell">
      <style:table-cell-properties fo:border="0.0069in solid #000000" style:writing-mode="lr-tb" fo:padding-top="0in" fo:padding-left="0.0784in" fo:padding-bottom="0in" fo:padding-right="0.075in"/>
    </style:style>
    <style:style style:name="P603" style:parent-style-name="Текст" style:family="paragraph">
      <style:paragraph-properties fo:text-align="center" fo:margin-bottom="0in"/>
    </style:style>
    <style:style style:name="T60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05" style:family="table-cell">
      <style:table-cell-properties fo:border="0.0069in solid #000000" style:writing-mode="lr-tb" fo:padding-top="0in" fo:padding-left="0.0784in" fo:padding-bottom="0in" fo:padding-right="0.075in"/>
    </style:style>
    <style:style style:name="P606" style:parent-style-name="Текст" style:family="paragraph">
      <style:paragraph-properties fo:text-align="center" fo:margin-bottom="0in"/>
    </style:style>
    <style:style style:name="T60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08" style:family="table-cell">
      <style:table-cell-properties fo:border="0.0069in solid #000000" style:writing-mode="lr-tb" fo:padding-top="0in" fo:padding-left="0.0784in" fo:padding-bottom="0in" fo:padding-right="0.075in"/>
    </style:style>
    <style:style style:name="P609" style:parent-style-name="Текст" style:family="paragraph">
      <style:paragraph-properties fo:text-align="justify" fo:margin-bottom="0in"/>
    </style:style>
    <style:style style:name="T61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11" style:parent-style-name="Текст" style:family="paragraph">
      <style:paragraph-properties fo:text-align="justify" fo:margin-bottom="0in"/>
    </style:style>
    <style:style style:name="T61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13" style:family="table-cell">
      <style:table-cell-properties fo:border="0.0069in solid #000000" style:writing-mode="lr-tb" fo:padding-top="0in" fo:padding-left="0.0784in" fo:padding-bottom="0in" fo:padding-right="0.075in"/>
    </style:style>
    <style:style style:name="P614" style:parent-style-name="Текст" style:family="paragraph">
      <style:paragraph-properties fo:text-align="justify" fo:margin-bottom="0in"/>
    </style:style>
    <style:style style:name="T61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16" style:parent-style-name="Текст" style:family="paragraph">
      <style:paragraph-properties fo:text-align="justify" fo:margin-bottom="0in"/>
    </style:style>
    <style:style style:name="T61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618" style:family="table-row">
      <style:table-row-properties style:min-row-height="0.5722in" style:use-optimal-row-height="false" fo:keep-together="always"/>
    </style:style>
    <style:style style:name="TableCell619" style:family="table-cell">
      <style:table-cell-properties fo:border="0.0069in solid #000000" style:writing-mode="lr-tb" fo:padding-top="0in" fo:padding-left="0.0784in" fo:padding-bottom="0in" fo:padding-right="0.075in"/>
    </style:style>
    <style:style style:name="P620" style:parent-style-name="Текст" style:family="paragraph">
      <style:paragraph-properties fo:text-align="center" fo:margin-bottom="0in"/>
    </style:style>
    <style:style style:name="T62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22" style:family="table-cell">
      <style:table-cell-properties fo:border="0.0069in solid #000000" style:writing-mode="lr-tb" fo:padding-top="0in" fo:padding-left="0.0784in" fo:padding-bottom="0in" fo:padding-right="0.075in"/>
    </style:style>
    <style:style style:name="P623" style:parent-style-name="Текст" style:family="paragraph">
      <style:paragraph-properties fo:text-align="center" fo:margin-bottom="0in"/>
    </style:style>
    <style:style style:name="T62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25" style:family="table-cell">
      <style:table-cell-properties fo:border="0.0069in solid #000000" style:writing-mode="lr-tb" fo:padding-top="0in" fo:padding-left="0.0784in" fo:padding-bottom="0in" fo:padding-right="0.075in"/>
    </style:style>
    <style:style style:name="P626" style:parent-style-name="Текст" style:family="paragraph">
      <style:paragraph-properties fo:text-align="center" fo:margin-bottom="0in"/>
    </style:style>
    <style:style style:name="T62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28" style:family="table-cell">
      <style:table-cell-properties fo:border="0.0069in solid #000000" style:writing-mode="lr-tb" fo:padding-top="0in" fo:padding-left="0.0784in" fo:padding-bottom="0in" fo:padding-right="0.075in"/>
    </style:style>
    <style:style style:name="P629" style:parent-style-name="Текст" style:family="paragraph">
      <style:paragraph-properties fo:text-align="justify" fo:margin-bottom="0in"/>
    </style:style>
    <style:style style:name="T63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31" style:parent-style-name="Текст" style:family="paragraph">
      <style:paragraph-properties fo:text-align="justify" fo:margin-bottom="0in"/>
    </style:style>
    <style:style style:name="T63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33" style:parent-style-name="Текст" style:family="paragraph">
      <style:paragraph-properties fo:text-align="justify" fo:margin-bottom="0in"/>
    </style:style>
    <style:style style:name="T63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35" style:parent-style-name="Текст" style:family="paragraph">
      <style:paragraph-properties fo:text-align="justify" fo:margin-bottom="0in"/>
    </style:style>
    <style:style style:name="T63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37" style:parent-style-name="Текст" style:family="paragraph">
      <style:paragraph-properties fo:text-align="justify" fo:margin-bottom="0in"/>
    </style:style>
    <style:style style:name="T63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39" style:family="table-cell">
      <style:table-cell-properties fo:border="0.0069in solid #000000" style:writing-mode="lr-tb" fo:padding-top="0in" fo:padding-left="0.0784in" fo:padding-bottom="0in" fo:padding-right="0.075in"/>
    </style:style>
    <style:style style:name="P640" style:parent-style-name="Текст" style:family="paragraph">
      <style:paragraph-properties fo:text-align="justify" fo:margin-bottom="0in"/>
    </style:style>
    <style:style style:name="T64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42" style:parent-style-name="Текст" style:family="paragraph">
      <style:paragraph-properties fo:text-align="justify" fo:margin-bottom="0in"/>
    </style:style>
    <style:style style:name="T64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44" style:parent-style-name="Текст" style:family="paragraph">
      <style:paragraph-properties fo:text-align="justify" fo:margin-bottom="0in"/>
    </style:style>
    <style:style style:name="T64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46" style:parent-style-name="Текст" style:family="paragraph">
      <style:paragraph-properties fo:text-align="justify" fo:margin-bottom="0in"/>
    </style:style>
    <style:style style:name="T64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48" style:parent-style-name="Текст" style:family="paragraph">
      <style:paragraph-properties fo:text-align="justify" fo:margin-bottom="0in"/>
    </style:style>
    <style:style style:name="T64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650" style:family="table-row">
      <style:table-row-properties style:min-row-height="0.4069in" style:use-optimal-row-height="false" fo:keep-together="always"/>
    </style:style>
    <style:style style:name="TableCell651" style:family="table-cell">
      <style:table-cell-properties fo:border="0.0069in solid #000000" style:writing-mode="lr-tb" fo:padding-top="0in" fo:padding-left="0.0784in" fo:padding-bottom="0in" fo:padding-right="0.075in"/>
    </style:style>
    <style:style style:name="P652" style:parent-style-name="Текст" style:family="paragraph">
      <style:paragraph-properties fo:text-align="center" fo:margin-bottom="0in"/>
    </style:style>
    <style:style style:name="T65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54" style:family="table-cell">
      <style:table-cell-properties fo:border="0.0069in solid #000000" style:writing-mode="lr-tb" fo:padding-top="0in" fo:padding-left="0.0784in" fo:padding-bottom="0in" fo:padding-right="0.075in"/>
    </style:style>
    <style:style style:name="P655" style:parent-style-name="Текст" style:family="paragraph">
      <style:paragraph-properties fo:text-align="center" fo:margin-bottom="0in"/>
    </style:style>
    <style:style style:name="T65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57" style:family="table-cell">
      <style:table-cell-properties fo:border="0.0069in solid #000000" style:writing-mode="lr-tb" fo:padding-top="0in" fo:padding-left="0.0784in" fo:padding-bottom="0in" fo:padding-right="0.075in"/>
    </style:style>
    <style:style style:name="P658" style:parent-style-name="Текст" style:family="paragraph">
      <style:paragraph-properties fo:text-align="center" fo:margin-bottom="0in"/>
    </style:style>
    <style:style style:name="T65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60" style:family="table-cell">
      <style:table-cell-properties fo:border="0.0069in solid #000000" style:writing-mode="lr-tb" fo:padding-top="0in" fo:padding-left="0.0784in" fo:padding-bottom="0in" fo:padding-right="0.075in"/>
    </style:style>
    <style:style style:name="P661" style:parent-style-name="Текст" style:family="paragraph">
      <style:paragraph-properties fo:text-align="justify" fo:margin-bottom="0in"/>
    </style:style>
    <style:style style:name="T66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6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6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65" style:parent-style-name="Текст" style:family="paragraph">
      <style:paragraph-properties fo:text-align="justify" fo:margin-bottom="0in"/>
    </style:style>
    <style:style style:name="T66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67" style:family="table-cell">
      <style:table-cell-properties fo:border="0.0069in solid #000000" style:writing-mode="lr-tb" fo:padding-top="0in" fo:padding-left="0.0784in" fo:padding-bottom="0in" fo:padding-right="0.075in"/>
    </style:style>
    <style:style style:name="P668" style:parent-style-name="Текст" style:family="paragraph">
      <style:paragraph-properties fo:text-align="justify" fo:margin-bottom="0in"/>
    </style:style>
    <style:style style:name="T66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70" style:parent-style-name="Текст" style:family="paragraph">
      <style:paragraph-properties fo:text-align="justify" fo:margin-bottom="0in"/>
    </style:style>
    <style:style style:name="T67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672" style:family="table-row">
      <style:table-row-properties style:min-row-height="0.2986in" style:use-optimal-row-height="false" fo:keep-together="always"/>
    </style:style>
    <style:style style:name="TableCell673" style:family="table-cell">
      <style:table-cell-properties fo:border="0.0069in solid #000000" style:writing-mode="lr-tb" fo:padding-top="0in" fo:padding-left="0.0784in" fo:padding-bottom="0in" fo:padding-right="0.075in"/>
    </style:style>
    <style:style style:name="P674" style:parent-style-name="Текст" style:family="paragraph">
      <style:paragraph-properties fo:text-align="center" fo:margin-bottom="0in"/>
    </style:style>
    <style:style style:name="T67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76" style:family="table-cell">
      <style:table-cell-properties fo:border="0.0069in solid #000000" style:writing-mode="lr-tb" fo:padding-top="0in" fo:padding-left="0.0784in" fo:padding-bottom="0in" fo:padding-right="0.075in"/>
    </style:style>
    <style:style style:name="P677" style:parent-style-name="Текст" style:family="paragraph">
      <style:paragraph-properties fo:text-align="center" fo:margin-bottom="0in"/>
    </style:style>
    <style:style style:name="T67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79" style:family="table-cell">
      <style:table-cell-properties fo:border="0.0069in solid #000000" style:writing-mode="lr-tb" fo:padding-top="0in" fo:padding-left="0.0784in" fo:padding-bottom="0in" fo:padding-right="0.075in"/>
    </style:style>
    <style:style style:name="P680" style:parent-style-name="Текст" style:family="paragraph">
      <style:paragraph-properties fo:text-align="center" fo:margin-bottom="0in"/>
    </style:style>
    <style:style style:name="T68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82" style:family="table-cell">
      <style:table-cell-properties fo:border="0.0069in solid #000000" style:writing-mode="lr-tb" fo:padding-top="0in" fo:padding-left="0.0784in" fo:padding-bottom="0in" fo:padding-right="0.075in"/>
    </style:style>
    <style:style style:name="P683" style:parent-style-name="Текст" style:family="paragraph">
      <style:paragraph-properties fo:text-align="justify" fo:margin-bottom="0in"/>
    </style:style>
    <style:style style:name="T68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85" style:family="table-cell">
      <style:table-cell-properties fo:border="0.0069in solid #000000" style:writing-mode="lr-tb" fo:padding-top="0in" fo:padding-left="0.0784in" fo:padding-bottom="0in" fo:padding-right="0.075in"/>
    </style:style>
    <style:style style:name="P686" style:parent-style-name="Текст" style:family="paragraph">
      <style:paragraph-properties fo:text-align="justify" fo:margin-bottom="0in"/>
    </style:style>
    <style:style style:name="T68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688" style:family="table-row">
      <style:table-row-properties style:min-row-height="0.5722in" style:use-optimal-row-height="false" fo:keep-together="always"/>
    </style:style>
    <style:style style:name="TableCell689" style:family="table-cell">
      <style:table-cell-properties fo:border="0.0069in solid #000000" style:writing-mode="lr-tb" fo:padding-top="0in" fo:padding-left="0.0784in" fo:padding-bottom="0in" fo:padding-right="0.075in"/>
    </style:style>
    <style:style style:name="P690" style:parent-style-name="Текст" style:family="paragraph">
      <style:paragraph-properties fo:text-align="center" fo:margin-bottom="0in"/>
    </style:style>
    <style:style style:name="T69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92" style:family="table-cell">
      <style:table-cell-properties fo:border="0.0069in solid #000000" style:writing-mode="lr-tb" fo:padding-top="0in" fo:padding-left="0.0784in" fo:padding-bottom="0in" fo:padding-right="0.075in"/>
    </style:style>
    <style:style style:name="P693" style:parent-style-name="Текст" style:family="paragraph">
      <style:paragraph-properties fo:text-align="center" fo:margin-bottom="0in"/>
    </style:style>
    <style:style style:name="T69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95" style:family="table-cell">
      <style:table-cell-properties fo:border="0.0069in solid #000000" style:writing-mode="lr-tb" fo:padding-top="0in" fo:padding-left="0.0784in" fo:padding-bottom="0in" fo:padding-right="0.075in"/>
    </style:style>
    <style:style style:name="P696" style:parent-style-name="Текст" style:family="paragraph">
      <style:paragraph-properties fo:text-align="center" fo:margin-bottom="0in"/>
    </style:style>
    <style:style style:name="T69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698" style:family="table-cell">
      <style:table-cell-properties fo:border="0.0069in solid #000000" style:writing-mode="lr-tb" fo:padding-top="0in" fo:padding-left="0.0784in" fo:padding-bottom="0in" fo:padding-right="0.075in"/>
    </style:style>
    <style:style style:name="P699" style:parent-style-name="Текст" style:family="paragraph">
      <style:paragraph-properties fo:text-align="justify" fo:margin-bottom="0in"/>
    </style:style>
    <style:style style:name="T70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01" style:parent-style-name="Текст" style:family="paragraph">
      <style:paragraph-properties fo:text-align="justify" fo:margin-bottom="0in"/>
    </style:style>
    <style:style style:name="T70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03" style:parent-style-name="Текст" style:family="paragraph">
      <style:paragraph-properties fo:text-align="justify" fo:margin-bottom="0in"/>
    </style:style>
    <style:style style:name="T70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05" style:parent-style-name="Текст" style:family="paragraph">
      <style:paragraph-properties fo:text-align="justify" fo:margin-bottom="0in"/>
    </style:style>
    <style:style style:name="T70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07" style:parent-style-name="Текст" style:family="paragraph">
      <style:paragraph-properties fo:text-align="justify" fo:margin-bottom="0in"/>
    </style:style>
    <style:style style:name="T70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09" style:family="table-cell">
      <style:table-cell-properties fo:border="0.0069in solid #000000" style:writing-mode="lr-tb" fo:padding-top="0in" fo:padding-left="0.0784in" fo:padding-bottom="0in" fo:padding-right="0.075in"/>
    </style:style>
    <style:style style:name="P710" style:parent-style-name="Текст" style:family="paragraph">
      <style:paragraph-properties fo:text-align="justify" fo:margin-bottom="0in"/>
    </style:style>
    <style:style style:name="T71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12" style:parent-style-name="Текст" style:family="paragraph">
      <style:paragraph-properties fo:text-align="justify" fo:margin-bottom="0in"/>
    </style:style>
    <style:style style:name="T71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14" style:parent-style-name="Текст" style:family="paragraph">
      <style:paragraph-properties fo:text-align="justify" fo:margin-bottom="0in"/>
    </style:style>
    <style:style style:name="T71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16" style:parent-style-name="Текст" style:family="paragraph">
      <style:paragraph-properties fo:text-align="justify" fo:margin-bottom="0in"/>
    </style:style>
    <style:style style:name="T71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18" style:parent-style-name="Текст" style:family="paragraph">
      <style:paragraph-properties fo:text-align="justify" fo:margin-bottom="0in"/>
    </style:style>
    <style:style style:name="T71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720" style:family="table-row">
      <style:table-row-properties style:min-row-height="0.4236in" style:use-optimal-row-height="false" fo:keep-together="always"/>
    </style:style>
    <style:style style:name="TableCell721" style:family="table-cell">
      <style:table-cell-properties fo:border="0.0069in solid #000000" style:writing-mode="lr-tb" fo:padding-top="0in" fo:padding-left="0.0784in" fo:padding-bottom="0in" fo:padding-right="0.075in"/>
    </style:style>
    <style:style style:name="P722" style:parent-style-name="Текст" style:family="paragraph">
      <style:paragraph-properties fo:text-align="center" fo:margin-bottom="0in"/>
    </style:style>
    <style:style style:name="T72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24" style:family="table-cell">
      <style:table-cell-properties fo:border="0.0069in solid #000000" style:writing-mode="lr-tb" fo:padding-top="0in" fo:padding-left="0.0784in" fo:padding-bottom="0in" fo:padding-right="0.075in"/>
    </style:style>
    <style:style style:name="P725" style:parent-style-name="Текст" style:family="paragraph">
      <style:paragraph-properties fo:text-align="center" fo:margin-bottom="0in"/>
    </style:style>
    <style:style style:name="T72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27" style:family="table-cell">
      <style:table-cell-properties fo:border="0.0069in solid #000000" style:writing-mode="lr-tb" fo:padding-top="0in" fo:padding-left="0.0784in" fo:padding-bottom="0in" fo:padding-right="0.075in"/>
    </style:style>
    <style:style style:name="P728" style:parent-style-name="Текст" style:family="paragraph">
      <style:paragraph-properties fo:text-align="center" fo:margin-bottom="0in"/>
    </style:style>
    <style:style style:name="T72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3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31" style:family="table-cell">
      <style:table-cell-properties fo:border="0.0069in solid #000000" style:writing-mode="lr-tb" fo:padding-top="0in" fo:padding-left="0.0784in" fo:padding-bottom="0in" fo:padding-right="0.075in"/>
    </style:style>
    <style:style style:name="P732" style:parent-style-name="Текст" style:family="paragraph">
      <style:paragraph-properties fo:text-align="justify" fo:margin-bottom="0in"/>
    </style:style>
    <style:style style:name="T73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34" style:parent-style-name="Текст" style:family="paragraph">
      <style:paragraph-properties fo:text-align="justify" fo:margin-bottom="0in"/>
    </style:style>
    <style:style style:name="T73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36" style:family="table-cell">
      <style:table-cell-properties fo:border="0.0069in solid #000000" style:writing-mode="lr-tb" fo:padding-top="0in" fo:padding-left="0.0784in" fo:padding-bottom="0in" fo:padding-right="0.075in"/>
    </style:style>
    <style:style style:name="P737" style:parent-style-name="Текст" style:family="paragraph">
      <style:paragraph-properties fo:text-align="justify" fo:margin-bottom="0in"/>
    </style:style>
    <style:style style:name="T73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39" style:parent-style-name="Текст" style:family="paragraph">
      <style:paragraph-properties fo:text-align="justify" fo:margin-bottom="0in"/>
    </style:style>
    <style:style style:name="T74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741" style:family="table-row">
      <style:table-row-properties style:min-row-height="0.5722in" style:use-optimal-row-height="false" fo:keep-together="always"/>
    </style:style>
    <style:style style:name="TableCell742" style:family="table-cell">
      <style:table-cell-properties fo:border="0.0069in solid #000000" style:writing-mode="lr-tb" fo:padding-top="0in" fo:padding-left="0.0784in" fo:padding-bottom="0in" fo:padding-right="0.075in"/>
    </style:style>
    <style:style style:name="P743" style:parent-style-name="Текст" style:family="paragraph">
      <style:paragraph-properties fo:text-align="center" fo:margin-bottom="0in"/>
    </style:style>
    <style:style style:name="T74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45" style:family="table-cell">
      <style:table-cell-properties fo:border="0.0069in solid #000000" style:writing-mode="lr-tb" fo:padding-top="0in" fo:padding-left="0.0784in" fo:padding-bottom="0in" fo:padding-right="0.075in"/>
    </style:style>
    <style:style style:name="P746" style:parent-style-name="Текст" style:family="paragraph">
      <style:paragraph-properties fo:text-align="center" fo:margin-bottom="0in"/>
    </style:style>
    <style:style style:name="T74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48" style:family="table-cell">
      <style:table-cell-properties fo:border="0.0069in solid #000000" style:writing-mode="lr-tb" fo:padding-top="0in" fo:padding-left="0.0784in" fo:padding-bottom="0in" fo:padding-right="0.075in"/>
    </style:style>
    <style:style style:name="P749" style:parent-style-name="Текст" style:family="paragraph">
      <style:paragraph-properties fo:text-align="center" fo:margin-bottom="0in"/>
    </style:style>
    <style:style style:name="T75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51" style:family="table-cell">
      <style:table-cell-properties fo:border="0.0069in solid #000000" style:writing-mode="lr-tb" fo:padding-top="0in" fo:padding-left="0.0784in" fo:padding-bottom="0in" fo:padding-right="0.075in"/>
    </style:style>
    <style:style style:name="P752" style:parent-style-name="Текст" style:family="paragraph">
      <style:paragraph-properties fo:text-align="justify" fo:margin-bottom="0in"/>
    </style:style>
    <style:style style:name="T75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54" style:parent-style-name="Текст" style:family="paragraph">
      <style:paragraph-properties fo:text-align="justify" fo:margin-bottom="0in"/>
    </style:style>
    <style:style style:name="T75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5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757" style:parent-style-name="Текст" style:family="paragraph">
      <style:paragraph-properties fo:text-align="justify" fo:margin-bottom="0in"/>
    </style:style>
    <style:style style:name="T75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59" style:parent-style-name="Текст" style:family="paragraph">
      <style:paragraph-properties fo:text-align="justify" fo:margin-bottom="0in"/>
    </style:style>
    <style:style style:name="T76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61" style:parent-style-name="Текст" style:family="paragraph">
      <style:paragraph-properties fo:text-align="justify" fo:margin-bottom="0in"/>
    </style:style>
    <style:style style:name="T76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6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64" style:family="table-cell">
      <style:table-cell-properties fo:border="0.0069in solid #000000" style:writing-mode="lr-tb" fo:padding-top="0in" fo:padding-left="0.0784in" fo:padding-bottom="0in" fo:padding-right="0.075in"/>
    </style:style>
    <style:style style:name="P765" style:parent-style-name="Текст" style:family="paragraph">
      <style:paragraph-properties fo:text-align="justify" fo:margin-bottom="0in"/>
    </style:style>
    <style:style style:name="T76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67" style:parent-style-name="Текст" style:family="paragraph">
      <style:paragraph-properties fo:text-align="justify" fo:margin-bottom="0in"/>
    </style:style>
    <style:style style:name="T76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69" style:parent-style-name="Текст" style:family="paragraph">
      <style:paragraph-properties fo:text-align="justify" fo:margin-bottom="0in"/>
    </style:style>
    <style:style style:name="T77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71" style:parent-style-name="Текст" style:family="paragraph">
      <style:paragraph-properties fo:text-align="justify" fo:margin-bottom="0in"/>
    </style:style>
    <style:style style:name="T77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73" style:parent-style-name="Текст" style:family="paragraph">
      <style:paragraph-properties fo:text-align="justify" fo:margin-bottom="0in"/>
    </style:style>
    <style:style style:name="T77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775" style:family="table-row">
      <style:table-row-properties style:min-row-height="0.5722in" style:use-optimal-row-height="false" fo:keep-together="always"/>
    </style:style>
    <style:style style:name="TableCell776" style:family="table-cell">
      <style:table-cell-properties fo:border="0.0069in solid #000000" style:writing-mode="lr-tb" fo:padding-top="0in" fo:padding-left="0.0784in" fo:padding-bottom="0in" fo:padding-right="0.075in"/>
    </style:style>
    <style:style style:name="P777" style:parent-style-name="Текст" style:family="paragraph">
      <style:paragraph-properties fo:text-align="center" fo:margin-bottom="0in"/>
    </style:style>
    <style:style style:name="T77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79" style:family="table-cell">
      <style:table-cell-properties fo:border="0.0069in solid #000000" style:writing-mode="lr-tb" fo:padding-top="0in" fo:padding-left="0.0784in" fo:padding-bottom="0in" fo:padding-right="0.075in"/>
    </style:style>
    <style:style style:name="P780" style:parent-style-name="Текст" style:family="paragraph">
      <style:paragraph-properties fo:text-align="center" fo:margin-bottom="0in"/>
    </style:style>
    <style:style style:name="T78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82" style:family="table-cell">
      <style:table-cell-properties fo:border="0.0069in solid #000000" style:writing-mode="lr-tb" fo:padding-top="0in" fo:padding-left="0.0784in" fo:padding-bottom="0in" fo:padding-right="0.075in"/>
    </style:style>
    <style:style style:name="P783" style:parent-style-name="Текст" style:family="paragraph">
      <style:paragraph-properties fo:text-align="center" fo:margin-bottom="0in"/>
    </style:style>
    <style:style style:name="T78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85" style:family="table-cell">
      <style:table-cell-properties fo:border="0.0069in solid #000000" style:writing-mode="lr-tb" fo:padding-top="0in" fo:padding-left="0.0784in" fo:padding-bottom="0in" fo:padding-right="0.075in"/>
    </style:style>
    <style:style style:name="P786" style:parent-style-name="Текст" style:family="paragraph">
      <style:paragraph-properties fo:text-align="justify" fo:margin-bottom="0in"/>
    </style:style>
    <style:style style:name="T78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88" style:parent-style-name="Текст" style:family="paragraph">
      <style:paragraph-properties fo:text-align="justify" fo:margin-bottom="0in"/>
    </style:style>
    <style:style style:name="T78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90" style:family="table-cell">
      <style:table-cell-properties fo:border="0.0069in solid #000000" style:writing-mode="lr-tb" fo:padding-top="0in" fo:padding-left="0.0784in" fo:padding-bottom="0in" fo:padding-right="0.075in"/>
    </style:style>
    <style:style style:name="P791" style:parent-style-name="Текст" style:family="paragraph">
      <style:paragraph-properties fo:text-align="justify" fo:margin-bottom="0in"/>
    </style:style>
    <style:style style:name="T79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93" style:parent-style-name="Текст" style:family="paragraph">
      <style:paragraph-properties fo:text-align="justify" fo:margin-bottom="0in"/>
    </style:style>
    <style:style style:name="T79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795" style:family="table-row">
      <style:table-row-properties style:min-row-height="0.2402in" style:use-optimal-row-height="false" fo:keep-together="always"/>
    </style:style>
    <style:style style:name="TableCell796" style:family="table-cell">
      <style:table-cell-properties fo:border="0.0069in solid #000000" style:writing-mode="lr-tb" fo:padding-top="0in" fo:padding-left="0.0784in" fo:padding-bottom="0in" fo:padding-right="0.075in"/>
    </style:style>
    <style:style style:name="P797" style:parent-style-name="Текст" style:family="paragraph">
      <style:paragraph-properties fo:text-align="center" fo:margin-bottom="0in"/>
    </style:style>
    <style:style style:name="T79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99" style:family="table-cell">
      <style:table-cell-properties fo:border="0.0069in solid #000000" style:writing-mode="lr-tb" fo:padding-top="0in" fo:padding-left="0.0784in" fo:padding-bottom="0in" fo:padding-right="0.075in"/>
    </style:style>
    <style:style style:name="P800" style:parent-style-name="Текст" style:family="paragraph">
      <style:paragraph-properties fo:text-align="center" fo:margin-bottom="0in"/>
    </style:style>
    <style:style style:name="T80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02" style:family="table-cell">
      <style:table-cell-properties fo:border="0.0069in solid #000000" style:writing-mode="lr-tb" fo:padding-top="0in" fo:padding-left="0.0784in" fo:padding-bottom="0in" fo:padding-right="0.075in"/>
    </style:style>
    <style:style style:name="P803" style:parent-style-name="Текст" style:family="paragraph">
      <style:paragraph-properties fo:text-align="center" fo:margin-bottom="0in"/>
    </style:style>
    <style:style style:name="T80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05" style:family="table-cell">
      <style:table-cell-properties fo:border="0.0069in solid #000000" style:writing-mode="lr-tb" fo:padding-top="0in" fo:padding-left="0.0784in" fo:padding-bottom="0in" fo:padding-right="0.075in"/>
    </style:style>
    <style:style style:name="P806" style:parent-style-name="Текст" style:family="paragraph">
      <style:paragraph-properties fo:text-align="justify" fo:margin-bottom="0in"/>
    </style:style>
    <style:style style:name="T80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0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809" style:family="table-cell">
      <style:table-cell-properties fo:border="0.0069in solid #000000" style:writing-mode="lr-tb" fo:padding-top="0in" fo:padding-left="0.0784in" fo:padding-bottom="0in" fo:padding-right="0.075in"/>
    </style:style>
    <style:style style:name="P810" style:parent-style-name="Текст" style:family="paragraph">
      <style:paragraph-properties fo:text-align="justify" fo:margin-bottom="0in"/>
    </style:style>
    <style:style style:name="T81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812" style:family="table-row">
      <style:table-row-properties style:min-row-height="0.5722in" style:use-optimal-row-height="false" fo:keep-together="always"/>
    </style:style>
    <style:style style:name="TableCell813" style:family="table-cell">
      <style:table-cell-properties fo:border="0.0069in solid #000000" style:writing-mode="lr-tb" fo:padding-top="0in" fo:padding-left="0.0784in" fo:padding-bottom="0in" fo:padding-right="0.075in"/>
    </style:style>
    <style:style style:name="P814" style:parent-style-name="Текст" style:family="paragraph">
      <style:paragraph-properties fo:text-align="center" fo:margin-bottom="0in"/>
    </style:style>
    <style:style style:name="T81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16" style:family="table-cell">
      <style:table-cell-properties fo:border="0.0069in solid #000000" style:writing-mode="lr-tb" fo:padding-top="0in" fo:padding-left="0.0784in" fo:padding-bottom="0in" fo:padding-right="0.075in"/>
    </style:style>
    <style:style style:name="P817" style:parent-style-name="Текст" style:family="paragraph">
      <style:paragraph-properties fo:text-align="center" fo:margin-bottom="0in"/>
    </style:style>
    <style:style style:name="T81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19" style:family="table-cell">
      <style:table-cell-properties fo:border="0.0069in solid #000000" style:writing-mode="lr-tb" fo:padding-top="0in" fo:padding-left="0.0784in" fo:padding-bottom="0in" fo:padding-right="0.075in"/>
    </style:style>
    <style:style style:name="P820" style:parent-style-name="Текст" style:family="paragraph">
      <style:paragraph-properties fo:text-align="center" fo:margin-bottom="0in"/>
    </style:style>
    <style:style style:name="T82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22" style:family="table-cell">
      <style:table-cell-properties fo:border="0.0069in solid #000000" style:writing-mode="lr-tb" fo:padding-top="0in" fo:padding-left="0.0784in" fo:padding-bottom="0in" fo:padding-right="0.075in"/>
    </style:style>
    <style:style style:name="P823" style:parent-style-name="Текст" style:family="paragraph">
      <style:paragraph-properties fo:text-align="justify" fo:margin-bottom="0in"/>
    </style:style>
    <style:style style:name="T82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25" style:parent-style-name="Текст" style:family="paragraph">
      <style:paragraph-properties fo:text-align="justify" fo:margin-bottom="0in"/>
    </style:style>
    <style:style style:name="T82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27" style:parent-style-name="Текст" style:family="paragraph">
      <style:paragraph-properties fo:text-align="justify" fo:margin-bottom="0in"/>
    </style:style>
    <style:style style:name="T82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29" style:parent-style-name="Текст" style:family="paragraph">
      <style:paragraph-properties fo:text-align="justify" fo:margin-bottom="0in"/>
    </style:style>
    <style:style style:name="T83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31" style:parent-style-name="Текст" style:family="paragraph">
      <style:paragraph-properties fo:text-align="justify" fo:margin-bottom="0in"/>
    </style:style>
    <style:style style:name="T83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3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34" style:family="table-cell">
      <style:table-cell-properties fo:border="0.0069in solid #000000" style:writing-mode="lr-tb" fo:padding-top="0in" fo:padding-left="0.0784in" fo:padding-bottom="0in" fo:padding-right="0.075in"/>
    </style:style>
    <style:style style:name="P835" style:parent-style-name="Текст" style:family="paragraph">
      <style:paragraph-properties fo:text-align="justify" fo:margin-bottom="0in"/>
    </style:style>
    <style:style style:name="T83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37" style:parent-style-name="Текст" style:family="paragraph">
      <style:paragraph-properties fo:text-align="justify" fo:margin-bottom="0in"/>
    </style:style>
    <style:style style:name="T83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39" style:parent-style-name="Текст" style:family="paragraph">
      <style:paragraph-properties fo:text-align="justify" fo:margin-bottom="0in"/>
    </style:style>
    <style:style style:name="T84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41" style:parent-style-name="Текст" style:family="paragraph">
      <style:paragraph-properties fo:text-align="justify" fo:margin-bottom="0in"/>
    </style:style>
    <style:style style:name="T84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43" style:parent-style-name="Текст" style:family="paragraph">
      <style:paragraph-properties fo:text-align="justify" fo:margin-bottom="0in"/>
    </style:style>
    <style:style style:name="T84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845" style:family="table-row">
      <style:table-row-properties style:min-row-height="0.5722in" style:use-optimal-row-height="false" fo:keep-together="always"/>
    </style:style>
    <style:style style:name="TableCell846" style:family="table-cell">
      <style:table-cell-properties fo:border="0.0069in solid #000000" style:writing-mode="lr-tb" fo:padding-top="0in" fo:padding-left="0.0784in" fo:padding-bottom="0in" fo:padding-right="0.075in"/>
    </style:style>
    <style:style style:name="P847" style:parent-style-name="Текст" style:family="paragraph">
      <style:paragraph-properties fo:text-align="center" fo:margin-bottom="0in"/>
    </style:style>
    <style:style style:name="T84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49" style:family="table-cell">
      <style:table-cell-properties fo:border="0.0069in solid #000000" style:writing-mode="lr-tb" fo:padding-top="0in" fo:padding-left="0.0784in" fo:padding-bottom="0in" fo:padding-right="0.075in"/>
    </style:style>
    <style:style style:name="P850" style:parent-style-name="Текст" style:family="paragraph">
      <style:paragraph-properties fo:text-align="center" fo:margin-bottom="0in"/>
    </style:style>
    <style:style style:name="T85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52" style:family="table-cell">
      <style:table-cell-properties fo:border="0.0069in solid #000000" style:writing-mode="lr-tb" fo:padding-top="0in" fo:padding-left="0.0784in" fo:padding-bottom="0in" fo:padding-right="0.075in"/>
    </style:style>
    <style:style style:name="P853" style:parent-style-name="Текст" style:family="paragraph">
      <style:paragraph-properties fo:text-align="center" fo:margin-bottom="0in"/>
    </style:style>
    <style:style style:name="T85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55" style:family="table-cell">
      <style:table-cell-properties fo:border="0.0069in solid #000000" style:writing-mode="lr-tb" fo:padding-top="0in" fo:padding-left="0.0784in" fo:padding-bottom="0in" fo:padding-right="0.075in"/>
    </style:style>
    <style:style style:name="P856" style:parent-style-name="Текст" style:family="paragraph">
      <style:paragraph-properties fo:text-align="justify" fo:margin-bottom="0in"/>
    </style:style>
    <style:style style:name="T85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58" style:parent-style-name="Текст" style:family="paragraph">
      <style:paragraph-properties fo:text-align="justify" fo:margin-bottom="0in"/>
    </style:style>
    <style:style style:name="T85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60" style:parent-style-name="Текст" style:family="paragraph">
      <style:paragraph-properties fo:text-align="justify" fo:margin-bottom="0in"/>
    </style:style>
    <style:style style:name="T86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62" style:parent-style-name="Текст" style:family="paragraph">
      <style:paragraph-properties fo:text-align="justify" fo:margin-bottom="0in"/>
    </style:style>
    <style:style style:name="T86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64" style:parent-style-name="Текст" style:family="paragraph">
      <style:paragraph-properties fo:text-align="justify" fo:margin-bottom="0in"/>
    </style:style>
    <style:style style:name="T86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66" style:family="table-cell">
      <style:table-cell-properties fo:border="0.0069in solid #000000" style:writing-mode="lr-tb" fo:padding-top="0in" fo:padding-left="0.0784in" fo:padding-bottom="0in" fo:padding-right="0.075in"/>
    </style:style>
    <style:style style:name="P867" style:parent-style-name="Текст" style:family="paragraph">
      <style:paragraph-properties fo:text-align="justify" fo:margin-bottom="0in"/>
    </style:style>
    <style:style style:name="T86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69" style:parent-style-name="Текст" style:family="paragraph">
      <style:paragraph-properties fo:text-align="justify" fo:margin-bottom="0in"/>
    </style:style>
    <style:style style:name="T87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71" style:parent-style-name="Текст" style:family="paragraph">
      <style:paragraph-properties fo:text-align="justify" fo:margin-bottom="0in"/>
    </style:style>
    <style:style style:name="T87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73" style:parent-style-name="Текст" style:family="paragraph">
      <style:paragraph-properties fo:text-align="justify" fo:margin-bottom="0in"/>
    </style:style>
    <style:style style:name="T87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75" style:parent-style-name="Текст" style:family="paragraph">
      <style:paragraph-properties fo:text-align="justify" fo:margin-bottom="0in"/>
    </style:style>
    <style:style style:name="T87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877" style:family="table-row">
      <style:table-row-properties style:min-row-height="0.5722in" style:use-optimal-row-height="false" fo:keep-together="always"/>
    </style:style>
    <style:style style:name="TableCell878" style:family="table-cell">
      <style:table-cell-properties fo:border="0.0069in solid #000000" style:writing-mode="lr-tb" fo:padding-top="0in" fo:padding-left="0.0784in" fo:padding-bottom="0in" fo:padding-right="0.075in"/>
    </style:style>
    <style:style style:name="P879" style:parent-style-name="Текст" style:family="paragraph">
      <style:paragraph-properties fo:text-align="center" fo:margin-bottom="0in"/>
    </style:style>
    <style:style style:name="T88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81" style:family="table-cell">
      <style:table-cell-properties fo:border="0.0069in solid #000000" style:writing-mode="lr-tb" fo:padding-top="0in" fo:padding-left="0.0784in" fo:padding-bottom="0in" fo:padding-right="0.075in"/>
    </style:style>
    <style:style style:name="P882" style:parent-style-name="Текст" style:family="paragraph">
      <style:paragraph-properties fo:text-align="center" fo:margin-bottom="0in"/>
    </style:style>
    <style:style style:name="T88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84" style:family="table-cell">
      <style:table-cell-properties fo:border="0.0069in solid #000000" style:writing-mode="lr-tb" fo:padding-top="0in" fo:padding-left="0.0784in" fo:padding-bottom="0in" fo:padding-right="0.075in"/>
    </style:style>
    <style:style style:name="P885" style:parent-style-name="Текст" style:family="paragraph">
      <style:paragraph-properties fo:text-align="center" fo:margin-bottom="0in"/>
    </style:style>
    <style:style style:name="T88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87" style:family="table-cell">
      <style:table-cell-properties fo:border="0.0069in solid #000000" style:writing-mode="lr-tb" fo:padding-top="0in" fo:padding-left="0.0784in" fo:padding-bottom="0in" fo:padding-right="0.075in"/>
    </style:style>
    <style:style style:name="P888" style:parent-style-name="Текст" style:family="paragraph">
      <style:paragraph-properties fo:text-align="justify" fo:margin-bottom="0in"/>
    </style:style>
    <style:style style:name="T88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90" style:parent-style-name="Текст" style:family="paragraph">
      <style:paragraph-properties fo:text-align="justify" fo:margin-bottom="0in"/>
    </style:style>
    <style:style style:name="T89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92" style:parent-style-name="Текст" style:family="paragraph">
      <style:paragraph-properties fo:text-align="justify" fo:margin-bottom="0in"/>
    </style:style>
    <style:style style:name="T89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94" style:family="table-cell">
      <style:table-cell-properties fo:border="0.0069in solid #000000" style:writing-mode="lr-tb" fo:padding-top="0in" fo:padding-left="0.0784in" fo:padding-bottom="0in" fo:padding-right="0.075in"/>
    </style:style>
    <style:style style:name="P895" style:parent-style-name="Текст" style:family="paragraph">
      <style:paragraph-properties fo:text-align="justify" fo:margin-bottom="0in"/>
    </style:style>
    <style:style style:name="T89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97" style:parent-style-name="Текст" style:family="paragraph">
      <style:paragraph-properties fo:text-align="justify" fo:margin-bottom="0in"/>
    </style:style>
    <style:style style:name="T89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99" style:parent-style-name="Текст" style:family="paragraph">
      <style:paragraph-properties fo:text-align="justify" fo:margin-bottom="0in"/>
    </style:style>
    <style:style style:name="T90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901" style:parent-style-name="Текст" style:family="paragraph">
      <style:paragraph-properties fo:margin-top="0.0833in" fo:margin-bottom="0in"/>
      <style:text-properties style:font-name="Times New Roman" style:font-name-complex="Times New Roman" fo:color="#000000" fo:font-size="12pt" style:font-size-asian="12pt" style:font-size-complex="12pt" fo:language="en" fo:country="US"/>
    </style:style>
    <style:style style:name="P902" style:parent-style-name="Standard" style:family="paragraph">
      <style:paragraph-properties fo:line-height="115%" fo:text-indent="0.2916in"/>
    </style:style>
    <style:style style:name="T90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904" style:parent-style-name="Standard" style:family="paragraph">
      <style:paragraph-properties fo:text-align="justify" fo:line-height="115%" fo:text-indent="0.4923in"/>
    </style:style>
    <style:style style:name="T905" style:parent-style-name="Основнойшрифтабзаца" style:family="text">
      <style:text-properties fo:font-size="14pt" style:font-size-asian="14pt"/>
    </style:style>
    <style:style style:name="T906" style:parent-style-name="Основнойшрифтабзаца" style:family="text">
      <style:text-properties fo:language="en" fo:country="US"/>
    </style:style>
    <style:style style:name="P907" style:parent-style-name="Standard" style:family="paragraph">
      <style:paragraph-properties fo:break-before="page" fo:text-align="justify" fo:line-height="150%" fo:text-indent="0.4923in"/>
    </style:style>
    <style:style style:name="P908" style:parent-style-name="Standard" style:family="paragraph">
      <style:paragraph-properties fo:text-align="justify" fo:line-height="150%" fo:text-indent="0.4923in"/>
    </style:style>
    <style:style style:name="T909" style:parent-style-name="Основнойшрифтабзаца" style:family="text">
      <style:text-properties fo:font-weight="bold" style:font-weight-asian="bold" style:font-weight-complex="bold" fo:font-size="14pt" style:font-size-asian="14pt"/>
    </style:style>
    <style:style style:name="P910" style:parent-style-name="Standard" style:family="paragraph">
      <style:paragraph-properties fo:text-align="justify" fo:line-height="115%" fo:text-indent="0.4923in"/>
    </style:style>
    <style:style style:name="T911" style:parent-style-name="Основнойшрифтабзаца" style:family="text">
      <style:text-properties fo:font-weight="bold" style:font-weight-asian="bold" fo:font-style="italic" style:font-style-asian="italic" fo:font-size="14pt" style:font-size-asian="14pt"/>
    </style:style>
    <style:style style:name="T912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en" fo:country="US"/>
    </style:style>
    <style:style style:name="T913" style:parent-style-name="Основнойшрифтабзаца" style:family="text">
      <style:text-properties fo:font-weight="bold" style:font-weight-asian="bold" fo:font-style="italic" style:font-style-asian="italic" fo:font-size="14pt" style:font-size-asian="14pt"/>
    </style:style>
    <style:style style:name="T914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en" fo:country="US"/>
    </style:style>
    <style:style style:name="P915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/>
    </style:style>
    <style:style style:name="P916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/>
    </style:style>
    <style:style style:name="P917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/>
    </style:style>
    <style:style style:name="P918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/>
    </style:style>
    <style:style style:name="P919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/>
    </style:style>
    <style:style style:name="P920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/>
    </style:style>
    <style:style style:name="P921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/>
    </style:style>
    <style:style style:name="P922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/>
    </style:style>
    <style:style style:name="P923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/>
    </style:style>
    <style:style style:name="P924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/>
    </style:style>
    <style:style style:name="P925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/>
    </style:style>
    <style:style style:name="P926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/>
    </style:style>
    <style:style style:name="P927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/>
    </style:style>
    <style:style style:name="P928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/>
    </style:style>
    <style:style style:name="P929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/>
    </style:style>
    <style:style style:name="P930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/>
    </style:style>
    <style:style style:name="P931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/>
    </style:style>
    <style:style style:name="P932" style:parent-style-name="Standard" style:family="paragraph">
      <style:paragraph-properties fo:text-align="justify" fo:line-height="115%" fo:text-indent="0.5118in"/>
    </style:style>
    <style:style style:name="T93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93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93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93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93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93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93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94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94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94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94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94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94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94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94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94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949" style:parent-style-name="Standard" style:family="paragraph">
      <style:paragraph-properties fo:text-align="justify" fo:line-height="115%" fo:text-indent="0.5118in"/>
    </style:style>
    <style:style style:name="T95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95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95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95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95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95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95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95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95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95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960" style:parent-style-name="Standard" style:family="paragraph">
      <style:paragraph-properties fo:text-align="justify" fo:line-height="115%" fo:text-indent="0.5118in"/>
    </style:style>
    <style:style style:name="T96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96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963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/>
    </style:style>
    <style:style style:name="P964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/>
    </style:style>
    <style:style style:name="P965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/>
    </style:style>
    <style:style style:name="P966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/>
    </style:style>
    <style:style style:name="P967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/>
    </style:style>
    <style:style style:name="P968" style:parent-style-name="Standard" style:family="paragraph">
      <style:paragraph-properties fo:text-align="justify" fo:line-height="115%" fo:text-indent="0.5118in"/>
    </style:style>
    <style:style style:name="T96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97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97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97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97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97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97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97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97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97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97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98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98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982" style:parent-style-name="Standard" style:family="paragraph">
      <style:paragraph-properties fo:text-align="justify" fo:line-height="115%" fo:text-indent="0.5118in"/>
    </style:style>
    <style:style style:name="T98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98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98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98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98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98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989" style:parent-style-name="Standard" style:family="paragraph">
      <style:paragraph-properties fo:text-align="justify" fo:line-height="115%" fo:text-indent="0.5118in"/>
      <style:text-properties style:font-name="Courier New" style:font-name-complex="Courier New" fo:font-size="11pt" style:font-size-asian="11pt" style:font-size-complex="11pt" fo:language="en" fo:country="US"/>
    </style:style>
    <style:style style:name="P990" style:parent-style-name="Standard" style:family="paragraph">
      <style:paragraph-properties fo:text-align="justify" fo:line-height="115%" fo:text-indent="0.5118in"/>
    </style:style>
    <style:style style:name="T99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99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99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99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99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99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99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99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99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00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00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00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00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00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005" style:parent-style-name="Standard" style:family="paragraph">
      <style:paragraph-properties fo:text-align="justify" fo:line-height="115%" fo:text-indent="0.5118in"/>
    </style:style>
    <style:style style:name="T100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00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00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00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01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01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012" style:parent-style-name="Standard" style:family="paragraph">
      <style:paragraph-properties fo:text-align="justify" fo:line-height="115%" fo:text-indent="0.5118in"/>
    </style:style>
    <style:style style:name="T101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01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01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01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01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01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01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02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02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02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02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02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02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02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02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02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029" style:parent-style-name="Standard" style:family="paragraph">
      <style:paragraph-properties fo:text-align="justify" fo:line-height="115%" fo:text-indent="0.5118in"/>
    </style:style>
    <style:style style:name="T103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03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03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03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03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03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03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03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03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03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04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04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04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04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04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04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04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04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04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1049" style:parent-style-name="Standard" style:family="paragraph">
      <style:paragraph-properties fo:text-align="justify" fo:line-height="115%" fo:text-indent="0.5118in"/>
    </style:style>
    <style:style style:name="T105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05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052" style:parent-style-name="Обычный" style:family="paragraph">
      <style:paragraph-properties fo:break-before="page"/>
      <style:text-properties fo:hyphenate="true"/>
    </style:style>
    <style:style style:name="P1053" style:parent-style-name="Standard" style:family="paragraph">
      <style:paragraph-properties fo:text-align="justify" fo:line-height="115%" fo:margin-left="0.4923in">
        <style:tab-stops/>
      </style:paragraph-properties>
    </style:style>
    <style:style style:name="T105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fo:language="en" fo:country="US"/>
    </style:style>
    <style:style style:name="T105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/>
    </style:style>
    <style:style style:name="T105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fo:language="en" fo:country="US"/>
    </style:style>
    <style:style style:name="T105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/>
    </style:style>
    <style:style style:name="T105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fo:language="en" fo:country="US"/>
    </style:style>
    <style:style style:name="P1059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060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061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062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063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064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065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066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067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068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069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070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071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072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073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074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075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076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077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078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079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080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081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082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083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084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085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086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087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088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089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090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091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092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093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094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095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096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097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098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099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100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101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102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103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104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105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106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107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108" style:parent-style-name="Абзацсписка" style:family="paragraph">
      <style:paragraph-properties fo:text-align="justify" fo:line-height="115%"/>
      <style:text-properties style:font-name="Courier New" style:font-name-complex="Courier New" fo:language="en" fo:country="US"/>
    </style:style>
    <style:style style:name="P1109" style:parent-style-name="Абзацсписка" style:family="paragraph">
      <style:paragraph-properties fo:text-align="justify" fo:line-height="115%"/>
    </style:style>
    <style:style style:name="T1110" style:parent-style-name="Основнойшрифтабзаца" style:family="text">
      <style:text-properties style:font-name="Courier New" style:font-name-complex="Courier New" fo:language="en" fo:country="US"/>
    </style:style>
  </office:automatic-styles>
  <office:body>
    <office:text text:use-soft-page-breaks="true">
      <text:p text:style-name="P1"><text:span text:style-name="T2">МИНОБРНАУКИ РОССИИ</text:span></text:p>
      <text:p text:style-name="P3"><text:span text:style-name="T4">Санкт-Петербургский государственный</text:span></text:p>
      <text:p text:style-name="P5"><text:span text:style-name="T6">электротехнический университет</text:span></text:p>
      <text:p text:style-name="P7"><text:span text:style-name="T8">«ЛЭТИ» им. В.И. Ульянова (Ленина)</text:span></text:p>
      <text:p text:style-name="P9"><text:span text:style-name="T10">Кафедра МО ЭВМ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<text:span text:style-name="T19">отчет</text:span></text:p>
      <text:p text:style-name="P20"><text:span text:style-name="T21">по лабораторной работе</text:span><text:span text:style-name="T22"><text:s/></text:span><text:span text:style-name="T23">№1</text:span></text:p>
      <text:p text:style-name="P24">по<text:s/>дисциплине «Организация ЭВМ и систем»</text:p>
      <text:p text:style-name="P25"><text:span text:style-name="T26">Тема: Трансляции, отладка и выполнение программ на языке Ассемблера.</text:span></text:p>
      <text:p text:style-name="P27"/>
      <text:p text:style-name="P28"/>
      <text:p text:style-name="P29"/>
      <text:p text:style-name="P30"/>
      <text:p text:style-name="P31"/>
      <text:p text:style-name="P32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Standard"><text:span text:style-name="T39">Студентка гр. 9382</text:span></text:p>
          </table:table-cell>
          <table:table-cell table:style-name="TableCell40">
            <text:p text:style-name="P41"/>
          </table:table-cell>
          <table:table-cell table:style-name="TableCell42">
            <text:p text:style-name="P43"><text:span text:style-name="T44">Пя С.</text:span></text:p>
          </table:table-cell>
        </table:table-row>
        <table:table-row table:style-name="TableRow45">
          <table:table-cell table:style-name="TableCell46">
            <text:p text:style-name="Standard"><text:span text:style-name="T47">Преподаватель</text:span></text:p>
          </table:table-cell>
          <table:table-cell table:style-name="TableCell48">
            <text:p text:style-name="P49"/>
          </table:table-cell>
          <table:table-cell table:style-name="TableCell50">
            <text:p text:style-name="P51"><text:span text:style-name="T52">Ефремов М</text:span><text:span text:style-name="T53">.</text:span><text:span text:style-name="T54">А</text:span><text:span text:style-name="T55">.</text:span></text:p>
          </table:table-cell>
        </table:table-row>
      </table:table>
      <text:p text:style-name="P56"/>
      <text:p text:style-name="P57"/>
      <text:p text:style-name="P58"><text:span text:style-name="T59">Санкт-Петербург</text:span></text:p>
      <text:p text:style-name="P60"><text:span text:style-name="T61">2020</text:span></text:p>
      <text:p text:style-name="P62">Цель работы.</text:p>
      <text:p text:style-name="P63">Изучить строение программ на языке Ассемблера,<text:s/>научиться следить за изменениями в ходе их выполнения, познакомиться с функционалом языка.<text:s/></text:p>
      <text:p text:style-name="P64"><text:span text:style-name="T65">Задание.</text:span></text:p>
      <text:p text:style-name="P66">Часть 1</text:p>
      <text:list text:style-name="LFO5" text:continue-numbering="true">
        <text:list-item>
          <text:p text:style-name="P67">Просмотреть программу hello1.asm, которая формирует и выводит на экран приветствие пользователя с помощью функции ОС MSDOS, вызываемой через<text:s/>прерывание с номером 21H (команда Int 21h).<text:s/></text:p>
        </text:list-item>
      </text:list>
      <text:p text:style-name="P68">Выполняемые функцией действия и задаваемые ей параметры - следующие:</text:p>
      <text:p text:style-name="P69"><text:s/>- обеспечивается вывод на экран строки символов, заканчивающейся знаком "$";<text:s/></text:p>
      <text:p text:style-name="P70">- требуется задание в регистре ah номера функции, равного 09h,<text:s/>а в регистре dx - смещения адреса выводимой строки;<text:s/></text:p>
      <text:p text:style-name="P71">- используется регистр ax и не сохраняется его содержимое.<text:s/></text:p>
      <text:list text:style-name="LFO5" text:continue-numbering="true">
        <text:list-item>
          <text:p text:style-name="P72">Разобраться в структуре и реализации каждого сегмента программы. Непонятные фрагменты прояснить у преподавателя. Строку-приветствие<text:s/>преобразовать в соответствии со своими личными данными.<text:s/></text:p>
        </text:list-item>
        <text:list-item>
          <text:p text:style-name="P73">Загрузить файл hello1.asm из каталога Задания в каталог Masm.<text:s/></text:p>
        </text:list-item>
        <text:list-item>
          <text:p text:style-name="P74">Протранслировать программу с помощью строки<text:s/></text:p>
        </text:list-item>
      </text:list>
      <text:p text:style-name="P75">&gt; masm hello1.asm</text:p>
      <text:p text:style-name="P76">c созданием объектного файла и файла диагностических сообщений (файла листинга). Объяснить и исправить синтаксические ошибки, если они будут обнаружены транслятором. Повторить трансляцию программы до получения объектного модуля.</text:p>
      <text:list text:style-name="LFO5" text:continue-numbering="true">
        <text:list-item>
          <text:p text:style-name="P77">Скомпоновать загрузочный модуль с помощью строки<text:s/></text:p>
        </text:list-item>
      </text:list>
      <text:p text:style-name="P78">&gt; link hello1.obj</text:p>
      <text:p text:style-name="P79">с созданием карты памяти и исполняемого файла hello1.exe.<text:s/></text:p>
      <text:list text:style-name="LFO5" text:continue-numbering="true">
        <text:list-item>
          <text:p text:style-name="P80">Выполнить программу в автоматическом режиме путем набора строки<text:s/></text:p>
        </text:list-item>
      </text:list>
      <text:p text:style-name="P81">&gt; hello1.exe</text:p>
      <text:p text:style-name="P82">убедиться в корректности ее работы и зафиксировать результат выполнения в протоколе.<text:s/></text:p>
      <text:list text:style-name="LFO5" text:continue-numbering="true">
        <text:list-item>
          <text:p text:style-name="P83">Запустить выполнение программы под управлением отладчика с помощью команды<text:s/></text:p>
        </text:list-item>
      </text:list>
      <text:p text:style-name="P84">&gt; afd hello1.exe</text:p>
      <text:p text:style-name="P85">Записать начальное содержимое сегментных регистров CS, DS, ES и SS. Выполнить программу в пошаговом режиме с фиксацией используемых регистров и ячеек памяти до и после выполнения каждой команды. Обычные команды выполняются по F1<text:s/>(Step), а вызовы обработчиков прерываний (Int) - по F2 (StepProc), чтобы не входить внутрь обработчика прерываний. Продвижение по сегментам экранной формы отладчика выполняется с помощью клавиш F7 – F10 (up, down, left, right). Перезапуск программы в отладчике выполняется клавишей F3 (Retrieve). Выход из отладчика - по команде Quit. Результаты прогона программы под управлением отладчика должны быть представлены в виде, показанном на примере одной команды в табл.1, и подписаны преподавателем.<text:s/></text:p>
      <text:p text:style-name="P86">Часть 2</text:p>
      <text:p text:style-name="P87">Выполнить пункты 1 - 7 части 1 настоящего задания применительно к программе hello2.asm, приведенной в каталоге Задания, которая выводит на экран приветствие пользователя с помощью процедуры WriteMsg, а также использует полное определение сегментов. Сравнить результаты прогона под управлением отладчика программ hello1 и hello2 и объяснить различия в размещении сегментов.</text:p>
      <text:p text:style-name="P88"><text:span text:style-name="T89">Выполнение работы.</text:span></text:p>
      <text:p text:style-name="P90"><text:span text:style-name="T91">Часть 1.</text:span></text:p>
      <text:p text:style-name="P92"><text:span text:style-name="T93">1. Открыв в текстовом редакторе программу<text:s/></text:span><text:span text:style-name="T94">hello</text:span><text:span text:style-name="T95">1.</text:span><text:span text:style-name="T96">asm</text:span><text:span text:style-name="T97">, изучила ее строение, обратив особое внимание на команды вывода</text:span><text:span text:style-name="T98">.</text:span></text:p>
      <text:p text:style-name="P99"/>
      <text:p text:style-name="P100"><text:span text:style-name="T101">2. Пошагово разобралась в структуре кода и преобразовала строку-приветствие в соответствии со своими личными данными.</text:span></text:p>
      <text:p text:style-name="P102"/>
      <text:p text:style-name="P103"><text:span text:style-name="T104">3. Загрузила файл<text:s/></text:span><text:span text:style-name="T105">hello</text:span><text:span text:style-name="T106">1.</text:span><text:span text:style-name="T107">asm</text:span><text:span text:style-name="T108"><text:s/>в каталог<text:s/></text:span><text:span text:style-name="T109">Masm</text:span><text:span text:style-name="T110">.</text:span></text:p>
      <text:p text:style-name="P111"/>
      <text:p text:style-name="P112"><text:span text:style-name="T113">4. Протранслировала программу с созданием объектного файла и файла диагностических<text:s/></text:span><text:span text:style-name="T114">сообщений. Ошибок, как и предупреждений, не было обнаружено.<text:s/></text:span></text:p>
      <text:p text:style-name="P115"><text:span text:style-name="T116">5. Скомпилировала загрузочный модуль с созданием карты памяти и исполняемого файла<text:s/></text:span><text:span text:style-name="T117">hello</text:span><text:span text:style-name="T118">1.</text:span><text:span text:style-name="T119">exe</text:span><text:span text:style-name="T120">.</text:span></text:p>
      <text:p text:style-name="P121"/>
      <text:p text:style-name="P122">6. Выполнила программу, предварительно введя строку для правильного отображения русских слов, программа сработала корректно, вывод программы:</text:p>
      <text:p text:style-name="P123"><text:span text:style-name="T124">&gt; Вас приветствует ст.гр. 9382 – Пя С.</text:span></text:p>
      <text:p text:style-name="P125"/>
      <text:p text:style-name="P126"><text:span text:style-name="T127">7. Запустила выполнение программы под управлением отладчика.</text:span></text:p>
      <text:p text:style-name="P128"><text:span text:style-name="T129">Содержимое сегментных регистров до старта программы:<text:s/></text:span><text:span text:style-name="T130">CS</text:span><text:span text:style-name="T131">:1</text:span><text:span text:style-name="T132">A</text:span><text:span text:style-name="T133">05,<text:s/></text:span><text:span text:style-name="T134">DS</text:span><text:span text:style-name="T135">:19</text:span><text:span text:style-name="T136">F</text:span><text:span text:style-name="T137">5,<text:s/></text:span><text:span text:style-name="T138">ES</text:span><text:span text:style-name="T139">:19</text:span><text:span text:style-name="T140">F</text:span><text:span text:style-name="T141">5,<text:s/></text:span><text:span text:style-name="T142">SS</text:span><text:span text:style-name="T143">:1</text:span><text:span text:style-name="T144">A</text:span><text:span text:style-name="T145">0</text:span><text:span text:style-name="T146">A</text:span><text:span text:style-name="T147">,<text:s/></text:span><text:span text:style-name="T148">HS</text:span><text:span text:style-name="T149">:19</text:span><text:span text:style-name="T150">F</text:span><text:span text:style-name="T151">5,<text:s/></text:span><text:span text:style-name="T152">FS</text:span><text:span text:style-name="T153">:19</text:span><text:span text:style-name="T154">F</text:span><text:span text:style-name="T155">5</text:span></text:p>
      <table:table table:style-name="Table156">
        <table:table-columns>
          <table:table-column table:style-name="TableColumn157"/>
          <table:table-column table:style-name="TableColumn158"/>
          <table:table-column table:style-name="TableColumn159"/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 table:number-rows-spanned="2">
            <text:p text:style-name="P164"><text:span text:style-name="T165">Адрес</text:span></text:p>
            <text:p text:style-name="P166"><text:span text:style-name="T167">Команды</text:span></text:p>
          </table:table-cell>
          <table:table-cell table:style-name="TableCell168" table:number-rows-spanned="2">
            <text:p text:style-name="P169"><text:span text:style-name="T170">Символический</text:span></text:p>
            <text:p text:style-name="P171"><text:span text:style-name="T172">код <text:s/>команды</text:span></text:p>
          </table:table-cell>
          <table:table-cell table:style-name="TableCell173" table:number-rows-spanned="2">
            <text:p text:style-name="P174"><text:span text:style-name="T175">16-ричный</text:span></text:p>
            <text:p text:style-name="P176"><text:span text:style-name="T177">код команды</text:span></text:p>
          </table:table-cell>
          <table:table-cell table:style-name="TableCell178" table:number-columns-spanned="2">
            <text:p text:style-name="P179"><text:span text:style-name="T180">Содержимое регистров и ячеек памяти</text:span></text:p>
          </table:table-cell>
          <table:covered-table-cell/>
        </table:table-row>
        <table:table-row table:style-name="TableRow181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82">
            <text:p text:style-name="P183"><text:span text:style-name="T184">до выполнения .</text:span></text:p>
          </table:table-cell>
          <table:table-cell table:style-name="TableCell185">
            <text:p text:style-name="P186"><text:span text:style-name="T187">После выполнения</text:span></text:p>
          </table:table-cell>
        </table:table-row>
        <table:table-row table:style-name="TableRow188">
          <table:table-cell table:style-name="TableCell189">
            <text:p text:style-name="P190"><text:span text:style-name="T191">0010</text:span></text:p>
          </table:table-cell>
          <table:table-cell table:style-name="TableCell192">
            <text:p text:style-name="P193"><text:span text:style-name="T194">MOV <text:s text:c="2"/>AX, 1A07</text:span></text:p>
          </table:table-cell>
          <table:table-cell table:style-name="TableCell195">
            <text:p text:style-name="P196"><text:span text:style-name="T197">B8071A</text:span></text:p>
          </table:table-cell>
          <table:table-cell table:style-name="TableCell198">
            <text:p text:style-name="P199"><text:span text:style-name="T200">(AX) = 0000</text:span></text:p>
            <text:p text:style-name="P201"><text:s/>(IP) = 0010</text:p>
          </table:table-cell>
          <table:table-cell table:style-name="TableCell202">
            <text:p text:style-name="P203"><text:span text:style-name="T204">(AX) = 1A07</text:span></text:p>
            <text:p text:style-name="P205"><text:s/>(IP) = 0013</text:p>
          </table:table-cell>
        </table:table-row>
        <table:table-row table:style-name="TableRow206">
          <table:table-cell table:style-name="TableCell207">
            <text:p text:style-name="P208"><text:span text:style-name="T209">0013</text:span></text:p>
          </table:table-cell>
          <table:table-cell table:style-name="TableCell210">
            <text:p text:style-name="P211"><text:span text:style-name="T212">MOV DS, AX</text:span></text:p>
          </table:table-cell>
          <table:table-cell table:style-name="TableCell213">
            <text:p text:style-name="P214"><text:span text:style-name="T215">8ED8</text:span></text:p>
          </table:table-cell>
          <table:table-cell table:style-name="TableCell216">
            <text:p text:style-name="P217"><text:span text:style-name="T218">(DS) = 19F5</text:span></text:p>
            <text:p text:style-name="P219">(IP) = 0013</text:p>
          </table:table-cell>
          <table:table-cell table:style-name="TableCell220">
            <text:p text:style-name="P221"><text:span text:style-name="T222">(DS) = 1A07</text:span></text:p>
            <text:p text:style-name="P223">(IP) = 0015</text:p>
          </table:table-cell>
        </table:table-row>
        <table:table-row table:style-name="TableRow224">
          <table:table-cell table:style-name="TableCell225">
            <text:p text:style-name="P226"><text:span text:style-name="T227">0015</text:span></text:p>
          </table:table-cell>
          <table:table-cell table:style-name="TableCell228">
            <text:p text:style-name="P229"><text:span text:style-name="T230">MOV DX, 0000</text:span></text:p>
          </table:table-cell>
          <table:table-cell table:style-name="TableCell231">
            <text:p text:style-name="P232"><text:span text:style-name="T233">BA0000</text:span></text:p>
          </table:table-cell>
          <table:table-cell table:style-name="TableCell234">
            <text:p text:style-name="P235"><text:span text:style-name="T236">(DX) = 0000</text:span></text:p>
            <text:p text:style-name="P237"><text:span text:style-name="T238">(IP) = 0015</text:span></text:p>
          </table:table-cell>
          <table:table-cell table:style-name="TableCell239">
            <text:p text:style-name="P240"><text:span text:style-name="T241">(DX) = 0000</text:span></text:p>
            <text:p text:style-name="P242"><text:span text:style-name="T243">(IP) = 0018</text:span></text:p>
          </table:table-cell>
        </table:table-row>
        <table:table-row table:style-name="TableRow244">
          <table:table-cell table:style-name="TableCell245">
            <text:p text:style-name="P246"><text:span text:style-name="T247">0018</text:span></text:p>
          </table:table-cell>
          <table:table-cell table:style-name="TableCell248">
            <text:p text:style-name="P249"><text:span text:style-name="T250">MOV AH,09</text:span></text:p>
          </table:table-cell>
          <table:table-cell table:style-name="TableCell251">
            <text:p text:style-name="P252"><text:span text:style-name="T253">B409</text:span></text:p>
          </table:table-cell>
          <table:table-cell table:style-name="TableCell254">
            <text:p text:style-name="P255"><text:span text:style-name="T256">(AX) = 1A07</text:span></text:p>
            <text:p text:style-name="P257">(IP) = 0018</text:p>
          </table:table-cell>
          <table:table-cell table:style-name="TableCell258">
            <text:p text:style-name="P259"><text:span text:style-name="T260">(AX) = 0907</text:span></text:p>
            <text:p text:style-name="P261"><text:span text:style-name="T262">(IP) = 001A</text:span></text:p>
          </table:table-cell>
        </table:table-row>
        <table:table-row table:style-name="TableRow263">
          <table:table-cell table:style-name="TableCell264">
            <text:p text:style-name="P265"><text:span text:style-name="T266">001A</text:span></text:p>
          </table:table-cell>
          <table:table-cell table:style-name="TableCell267">
            <text:p text:style-name="P268"><text:span text:style-name="T269">INT 21</text:span></text:p>
          </table:table-cell>
          <table:table-cell table:style-name="TableCell270">
            <text:p text:style-name="P271"><text:span text:style-name="T272">CD21</text:span></text:p>
          </table:table-cell>
          <table:table-cell table:style-name="TableCell273">
            <text:p text:style-name="P274"><text:span text:style-name="T275">(IP) = 001A</text:span></text:p>
          </table:table-cell>
          <table:table-cell table:style-name="TableCell276">
            <text:p text:style-name="P277"><text:span text:style-name="T278">(IP) = 001C</text:span></text:p>
          </table:table-cell>
        </table:table-row>
        <table:table-row table:style-name="TableRow279">
          <table:table-cell table:style-name="TableCell280">
            <text:p text:style-name="P281"><text:span text:style-name="T282">001C</text:span></text:p>
          </table:table-cell>
          <table:table-cell table:style-name="TableCell283">
            <text:p text:style-name="P284"><text:span text:style-name="T285">MOV AH,4C</text:span></text:p>
          </table:table-cell>
          <table:table-cell table:style-name="TableCell286">
            <text:p text:style-name="P287"><text:span text:style-name="T288">B44C</text:span></text:p>
          </table:table-cell>
          <table:table-cell table:style-name="TableCell289">
            <text:p text:style-name="P290"><text:span text:style-name="T291">(AX) = 09</text:span><text:span text:style-name="T292">07</text:span></text:p>
            <text:p text:style-name="P293"><text:span text:style-name="T294">(IP) = 001C</text:span></text:p>
          </table:table-cell>
          <table:table-cell table:style-name="TableCell295">
            <text:p text:style-name="P296"><text:span text:style-name="T297">(AX) = 4C</text:span><text:span text:style-name="T298">07</text:span></text:p>
            <text:p text:style-name="P299"><text:span text:style-name="T300">(IP) = 001E</text:span></text:p>
          </table:table-cell>
        </table:table-row>
        <table:table-row table:style-name="TableRow301">
          <table:table-cell table:style-name="TableCell302">
            <text:p text:style-name="P303"><text:span text:style-name="T304">001E</text:span></text:p>
          </table:table-cell>
          <table:table-cell table:style-name="TableCell305">
            <text:p text:style-name="P306"><text:span text:style-name="T307">INT 21</text:span></text:p>
          </table:table-cell>
          <table:table-cell table:style-name="TableCell308">
            <text:p text:style-name="P309"><text:span text:style-name="T310">CD21</text:span></text:p>
          </table:table-cell>
          <table:table-cell table:style-name="TableCell311">
            <text:p text:style-name="P312"><text:span text:style-name="T313">(AX) = 4C</text:span><text:span text:style-name="T314">07</text:span></text:p>
            <text:p text:style-name="P315"><text:span text:style-name="T316">(DS) = 1A07</text:span></text:p>
            <text:p text:style-name="P317"><text:span text:style-name="T318">(IP) = 001E</text:span></text:p>
          </table:table-cell>
          <table:table-cell table:style-name="TableCell319">
            <text:p text:style-name="P320"><text:span text:style-name="T321">(AX) = 0000</text:span></text:p>
            <text:p text:style-name="P322"><text:span text:style-name="T323">(DS) = 19F5</text:span></text:p>
            <text:p text:style-name="P324"><text:span text:style-name="T325">(IP) = 0010</text:span></text:p>
          </table:table-cell>
        </table:table-row>
      </table:table>
      <text:p text:style-name="P326"/>
      <text:p text:style-name="P327"><text:span text:style-name="T328">Часть 2.</text:span></text:p>
      <text:p text:style-name="P329"><text:span text:style-name="T330">1.<text:s/></text:span><text:span text:style-name="T331">Открыла программу<text:s/></text:span><text:span text:style-name="T332">hello</text:span><text:span text:style-name="T333">2.</text:span><text:span text:style-name="T334">asm</text:span><text:span text:style-name="T335"><text:s/>с помощью текстового редактора, акцентируя внимание на процедуру<text:s/></text:span><text:span text:style-name="T336">WriteMsg</text:span><text:span text:style-name="T337">.</text:span></text:p>
      <text:p text:style-name="P338"><text:span text:style-name="T339">2. Изучила строение программы<text:s/></text:span><text:span text:style-name="T340">hello</text:span><text:span text:style-name="T341">2.</text:span><text:span text:style-name="T342">asm</text:span><text:span text:style-name="T343">, параллельно преобразовав строку-приветствие в соответствие с личными данными.</text:span></text:p>
      <text:list text:style-name="LFO7" text:continue-numbering="true">
        <text:list-item>
          <text:p text:style-name="P344"><text:span text:style-name="T345">Загрузила<text:s/></text:span><text:span text:style-name="T346">hello</text:span><text:span text:style-name="T347">2.</text:span><text:span text:style-name="T348">asm</text:span><text:span text:style-name="T349"><text:s/></text:span><text:span text:style-name="T350">в каталог<text:s/></text:span><text:span text:style-name="T351">Masm</text:span><text:span text:style-name="T352">.</text:span></text:p>
        </text:list-item>
        <text:list-item>
          <text:p text:style-name="P353"><text:span text:style-name="T354">Протранслировала программу с созданием объектного файла и файла с диагностическими сообщениями. Синтаксических ошибок не обнаружено.<text:s/></text:span></text:p>
        </text:list-item>
        <text:list-item>
          <text:p text:style-name="P355"><text:span text:style-name="T356">Скомпилировала загрузочный модуль с созданием карты памяти и исполняемого файла<text:s/></text:span><text:span text:style-name="T357">hello</text:span><text:span text:style-name="T358">2.exe.</text:span></text:p>
        </text:list-item>
        <text:list-item>
          <text:p text:style-name="P359"><text:span text:style-name="T360">Выполнила</text:span><text:span text:style-name="T361"><text:s/>программу<text:s/></text:span><text:span text:style-name="T362">hello</text:span><text:span text:style-name="T363">2.</text:span><text:span text:style-name="T364">exe</text:span><text:span text:style-name="T365"><text:s/>и проверил</text:span><text:span text:style-name="T366">а</text:span><text:span text:style-name="T367"><text:s/>корректность ее работы:</text:span></text:p>
        </text:list-item>
      </text:list>
      <text:p text:style-name="P368"><text:span text:style-name="T369">&gt;</text:span><text:span text:style-name="T370"><text:s/></text:span><text:span text:style-name="T371">Hello Worlds!</text:span></text:p>
      <text:p text:style-name="P372"><text:span text:style-name="T373">&gt;</text:span><text:span text:style-name="T374">Student</text:span><text:span text:style-name="T375"><text:s/></text:span><text:span text:style-name="T376">from</text:span><text:span text:style-name="T377"><text:s/>9382 –<text:s/></text:span><text:span text:style-name="T378">Pya</text:span><text:span text:style-name="T379"><text:s/></text:span><text:span text:style-name="T380">Son</text:span><text:span text:style-name="T381"><text:s/></text:span><text:span text:style-name="T382">Khwa</text:span></text:p>
      <text:p text:style-name="P383"><text:span text:style-name="T384">7.<text:s/></text:span><text:span text:style-name="T385">Запустил</text:span><text:span text:style-name="T386">а</text:span><text:span text:style-name="T387"><text:s/>программу с помощью отладчика<text:s/></text:span><text:span text:style-name="T388">afdpro</text:span><text:span text:style-name="T389">.</text:span><text:span text:style-name="T390">exe</text:span><text:span text:style-name="T391"><text:s/></text:span><text:span text:style-name="T392">и пошагово исполнил</text:span><text:span text:style-name="T393">а</text:span><text:span text:style-name="T394"><text:s/>с записью используемых регистров и ячеек команд.</text:span></text:p>
      <text:p text:style-name="P395"/>
      <text:p text:style-name="P396"><text:span text:style-name="T397">Содержимое сегментных регистров до старта программы:<text:s/></text:span><text:span text:style-name="T398">CS</text:span><text:span text:style-name="T399">:1</text:span><text:span text:style-name="T400">A</text:span><text:span text:style-name="T401">0</text:span><text:span text:style-name="T402">B</text:span><text:span text:style-name="T403">,<text:s/></text:span><text:span text:style-name="T404">DS</text:span><text:span text:style-name="T405">:19</text:span><text:span text:style-name="T406">F</text:span><text:span text:style-name="T407">5,<text:s/></text:span><text:span text:style-name="T408">ES</text:span><text:span text:style-name="T409">:19</text:span><text:span text:style-name="T410">F</text:span><text:span text:style-name="T411">5,<text:s/></text:span><text:span text:style-name="T412">SS</text:span><text:span text:style-name="T413">:1</text:span><text:span text:style-name="T414">A</text:span><text:span text:style-name="T415">05,<text:s/></text:span><text:span text:style-name="T416">HS</text:span><text:span text:style-name="T417">:19</text:span><text:span text:style-name="T418">F</text:span><text:span text:style-name="T419">5,<text:s/></text:span><text:span text:style-name="T420">FS</text:span><text:span text:style-name="T421">:19</text:span><text:span text:style-name="T422">F</text:span><text:span text:style-name="T423">5</text:span></text:p>
      <text:p text:style-name="P424"><text:span text:style-name="T425">Табл.2.</text:span></text:p>
      <table:table table:style-name="Table426">
        <table:table-columns>
          <table:table-column table:style-name="TableColumn427"/>
          <table:table-column table:style-name="TableColumn428"/>
          <table:table-column table:style-name="TableColumn429"/>
          <table:table-column table:style-name="TableColumn430"/>
          <table:table-column table:style-name="TableColumn431"/>
        </table:table-columns>
        <table:table-row table:style-name="TableRow432">
          <table:table-cell table:style-name="TableCell433" table:number-rows-spanned="2">
            <text:p text:style-name="P434"><text:span text:style-name="T435">Адрес</text:span></text:p>
            <text:p text:style-name="P436"><text:span text:style-name="T437">Команды</text:span></text:p>
          </table:table-cell>
          <table:table-cell table:style-name="TableCell438" table:number-rows-spanned="2">
            <text:p text:style-name="P439"><text:span text:style-name="T440">Символический</text:span></text:p>
            <text:p text:style-name="P441"><text:span text:style-name="T442">код <text:s/>команды</text:span></text:p>
          </table:table-cell>
          <table:table-cell table:style-name="TableCell443" table:number-rows-spanned="2">
            <text:p text:style-name="P444"><text:span text:style-name="T445">1</text:span><text:span text:style-name="T446">6-ричный</text:span></text:p>
            <text:p text:style-name="P447"><text:span text:style-name="T448">код команды</text:span></text:p>
          </table:table-cell>
          <table:table-cell table:style-name="TableCell449" table:number-columns-spanned="2">
            <text:p text:style-name="P450"><text:span text:style-name="T451">Содержимое регистров и ячеек памяти</text:span></text:p>
          </table:table-cell>
          <table:covered-table-cell/>
        </table:table-row>
        <table:table-row table:style-name="TableRow452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453">
            <text:p text:style-name="P454"><text:span text:style-name="T455">Д</text:span><text:span text:style-name="T456">о выполнения</text:span></text:p>
          </table:table-cell>
          <table:table-cell table:style-name="TableCell457">
            <text:p text:style-name="P458"><text:span text:style-name="T459">После выполнения</text:span></text:p>
          </table:table-cell>
        </table:table-row>
        <table:table-row table:style-name="TableRow460">
          <table:table-cell table:style-name="TableCell461">
            <text:p text:style-name="P462"><text:span text:style-name="T463">00</text:span><text:span text:style-name="T464">05</text:span></text:p>
          </table:table-cell>
          <table:table-cell table:style-name="TableCell465">
            <text:p text:style-name="P466"><text:span text:style-name="T467">PUSH DS</text:span></text:p>
          </table:table-cell>
          <table:table-cell table:style-name="TableCell468">
            <text:p text:style-name="P469"><text:span text:style-name="T470">1E</text:span></text:p>
          </table:table-cell>
          <table:table-cell table:style-name="TableCell471">
            <text:p text:style-name="P472"><text:span text:style-name="T473">(DS) = 19F5</text:span></text:p>
            <text:p text:style-name="P474"><text:span text:style-name="T475">(SP) = 0018</text:span></text:p>
            <text:p text:style-name="P476"><text:span text:style-name="T477">(IP) = 0005</text:span></text:p>
            <text:p text:style-name="P478"><text:span text:style-name="T479">Stack +0 0000</text:span></text:p>
            <text:p text:style-name="P480"><text:span text:style-name="T481"><text:s text:c="5"/>+2 0000</text:span></text:p>
            <text:p text:style-name="P482"><text:span text:style-name="T483"><text:s text:c="5"/>+4 0000</text:span></text:p>
          </table:table-cell>
          <table:table-cell table:style-name="TableCell484">
            <text:p text:style-name="P485"><text:span text:style-name="T486">(DS) = 19F5</text:span></text:p>
            <text:p text:style-name="P487"><text:span text:style-name="T488">(SP)=0016</text:span></text:p>
            <text:p text:style-name="P489"><text:span text:style-name="T490">(IP) = 0006</text:span></text:p>
            <text:p text:style-name="P491"><text:span text:style-name="T492">Stack +0 19F5</text:span></text:p>
            <text:p text:style-name="P493"><text:span text:style-name="T494"><text:s text:c="5"/>+2 0000</text:span></text:p>
            <text:p text:style-name="P495"><text:span text:style-name="T496"><text:s text:c="5"/>+4 0000</text:span></text:p>
          </table:table-cell>
        </table:table-row>
        <table:table-row table:style-name="TableRow497">
          <table:table-cell table:style-name="TableCell498">
            <text:p text:style-name="P499"><text:span text:style-name="T500">0006</text:span></text:p>
          </table:table-cell>
          <table:table-cell table:style-name="TableCell501">
            <text:p text:style-name="P502"><text:span text:style-name="T503">SUB AX, AX</text:span></text:p>
          </table:table-cell>
          <table:table-cell table:style-name="TableCell504">
            <text:p text:style-name="P505"><text:span text:style-name="T506">2BCO</text:span></text:p>
          </table:table-cell>
          <table:table-cell table:style-name="TableCell507">
            <text:p text:style-name="P508"><text:span text:style-name="T509">(AX) = 0000</text:span></text:p>
            <text:p text:style-name="P510"><text:span text:style-name="T511">(IP) = 0006</text:span></text:p>
          </table:table-cell>
          <table:table-cell table:style-name="TableCell512">
            <text:p text:style-name="P513"><text:span text:style-name="T514">(AX) = 0000</text:span></text:p>
            <text:p text:style-name="P515"><text:span text:style-name="T516">(IP) = 0008</text:span></text:p>
          </table:table-cell>
        </table:table-row>
        <table:table-row table:style-name="TableRow517">
          <table:table-cell table:style-name="TableCell518">
            <text:p text:style-name="P519"><text:span text:style-name="T520">0008</text:span></text:p>
          </table:table-cell>
          <table:table-cell table:style-name="TableCell521">
            <text:p text:style-name="P522"><text:span text:style-name="T523">PUSH AX</text:span></text:p>
          </table:table-cell>
          <table:table-cell table:style-name="TableCell524">
            <text:p text:style-name="P525"><text:span text:style-name="T526">50</text:span></text:p>
          </table:table-cell>
          <table:table-cell table:style-name="TableCell527">
            <text:p text:style-name="P528"><text:span text:style-name="T529">(AX) = 0000</text:span></text:p>
            <text:p text:style-name="P530"><text:span text:style-name="T531">(SP)=0016</text:span></text:p>
            <text:p text:style-name="P532"><text:span text:style-name="T533">(IP) = 0008</text:span></text:p>
            <text:p text:style-name="P534"><text:span text:style-name="T535">Stack +0 19F5</text:span></text:p>
            <text:p text:style-name="P536"><text:span text:style-name="T537"><text:s text:c="5"/>+2 0000</text:span></text:p>
            <text:p text:style-name="P538"><text:span text:style-name="T539"><text:s text:c="5"/>+4 0000</text:span></text:p>
          </table:table-cell>
          <table:table-cell table:style-name="TableCell540">
            <text:p text:style-name="P541"><text:span text:style-name="T542">(AX) = 0000</text:span></text:p>
            <text:p text:style-name="P543"><text:span text:style-name="T544">(SP) = 0014</text:span></text:p>
            <text:p text:style-name="P545"><text:span text:style-name="T546">(IP) = 0009</text:span></text:p>
            <text:p text:style-name="P547"><text:span text:style-name="T548">Stack +0 0000</text:span></text:p>
            <text:p text:style-name="P549"><text:span text:style-name="T550"><text:s text:c="5"/>+2 19F5</text:span></text:p>
            <text:p text:style-name="P551"><text:span text:style-name="T552"><text:s text:c="5"/>+4 0000</text:span></text:p>
          </table:table-cell>
        </table:table-row>
        <table:table-row table:style-name="TableRow553">
          <table:table-cell table:style-name="TableCell554">
            <text:p text:style-name="P555"><text:span text:style-name="T556">0009</text:span></text:p>
          </table:table-cell>
          <table:table-cell table:style-name="TableCell557">
            <text:p text:style-name="P558"><text:span text:style-name="T559">MOV <text:s text:c="2"/>AX, 1A07</text:span></text:p>
          </table:table-cell>
          <table:table-cell table:style-name="TableCell560">
            <text:p text:style-name="P561"><text:span text:style-name="T562">B8071A</text:span></text:p>
          </table:table-cell>
          <table:table-cell table:style-name="TableCell563">
            <text:p text:style-name="P564"><text:span text:style-name="T565">(AX) =<text:s/></text:span><text:span text:style-name="T566">0000</text:span></text:p>
            <text:p text:style-name="P567"><text:span text:style-name="T568">(IP) = 0009</text:span></text:p>
          </table:table-cell>
          <table:table-cell table:style-name="TableCell569">
            <text:p text:style-name="P570"><text:span text:style-name="T571">(AX) = 1A07</text:span></text:p>
            <text:p text:style-name="P572"><text:span text:style-name="T573">(IP) = 000C</text:span></text:p>
          </table:table-cell>
        </table:table-row>
        <table:table-row table:style-name="TableRow574">
          <table:table-cell table:style-name="TableCell575">
            <text:p text:style-name="P576"><text:span text:style-name="T577">000C</text:span></text:p>
          </table:table-cell>
          <table:table-cell table:style-name="TableCell578">
            <text:p text:style-name="P579"><text:span text:style-name="T580">MOV DS, AX</text:span></text:p>
          </table:table-cell>
          <table:table-cell table:style-name="TableCell581">
            <text:p text:style-name="P582"><text:span text:style-name="T583">8ED8</text:span></text:p>
          </table:table-cell>
          <table:table-cell table:style-name="TableCell584">
            <text:p text:style-name="P585"><text:span text:style-name="T586">(AX) = 1A07</text:span></text:p>
            <text:p text:style-name="P587"><text:span text:style-name="T588">(DS) = 19F5</text:span></text:p>
            <text:p text:style-name="P589"><text:span text:style-name="T590">(IP) = 000C</text:span></text:p>
          </table:table-cell>
          <table:table-cell table:style-name="TableCell591">
            <text:p text:style-name="P592"><text:span text:style-name="T593">(AX) = 1A07</text:span></text:p>
            <text:p text:style-name="P594"><text:span text:style-name="T595">(DS) = 1A07</text:span></text:p>
            <text:p text:style-name="P596"><text:span text:style-name="T597">(IP) = 000E</text:span></text:p>
          </table:table-cell>
        </table:table-row>
        <table:table-row table:style-name="TableRow598">
          <table:table-cell table:style-name="TableCell599">
            <text:p text:style-name="P600"><text:span text:style-name="T601">000E</text:span></text:p>
          </table:table-cell>
          <table:table-cell table:style-name="TableCell602">
            <text:p text:style-name="P603"><text:span text:style-name="T604">MOV DX, 0000</text:span></text:p>
          </table:table-cell>
          <table:table-cell table:style-name="TableCell605">
            <text:p text:style-name="P606"><text:span text:style-name="T607">BA0000</text:span></text:p>
          </table:table-cell>
          <table:table-cell table:style-name="TableCell608">
            <text:p text:style-name="P609"><text:span text:style-name="T610">(DX) = 0000</text:span></text:p>
            <text:p text:style-name="P611"><text:span text:style-name="T612">(IP) = 000E</text:span></text:p>
          </table:table-cell>
          <table:table-cell table:style-name="TableCell613">
            <text:p text:style-name="P614"><text:span text:style-name="T615">(DX) = 0000</text:span></text:p>
            <text:p text:style-name="P616"><text:span text:style-name="T617">(IP) = 0011</text:span></text:p>
          </table:table-cell>
        </table:table-row>
        <table:table-row table:style-name="TableRow618">
          <table:table-cell table:style-name="TableCell619">
            <text:p text:style-name="P620"><text:span text:style-name="T621">0011</text:span></text:p>
          </table:table-cell>
          <table:table-cell table:style-name="TableCell622">
            <text:p text:style-name="P623"><text:span text:style-name="T624">CALL 0000</text:span></text:p>
          </table:table-cell>
          <table:table-cell table:style-name="TableCell625">
            <text:p text:style-name="P626"><text:span text:style-name="T627">E8ECFF</text:span></text:p>
          </table:table-cell>
          <table:table-cell table:style-name="TableCell628">
            <text:p text:style-name="P629"><text:span text:style-name="T630">(SP) = 0014</text:span></text:p>
            <text:p text:style-name="P631"><text:span text:style-name="T632">(IP) = 0011</text:span></text:p>
            <text:p text:style-name="P633"><text:span text:style-name="T634">Stack +0 0000</text:span></text:p>
            <text:p text:style-name="P635"><text:span text:style-name="T636"><text:s text:c="5"/>+2 19F5</text:span></text:p>
            <text:p text:style-name="P637"><text:span text:style-name="T638"><text:s text:c="5"/>+4 0000</text:span></text:p>
          </table:table-cell>
          <table:table-cell table:style-name="TableCell639">
            <text:p text:style-name="P640"><text:span text:style-name="T641">(SP) = 0012</text:span></text:p>
            <text:p text:style-name="P642"><text:span text:style-name="T643">(IP) = 0000</text:span></text:p>
            <text:p text:style-name="P644"><text:span text:style-name="T645">Stack +0 0014</text:span></text:p>
            <text:p text:style-name="P646"><text:span text:style-name="T647"><text:s text:c="5"/>+2 0000</text:span></text:p>
            <text:p text:style-name="P648"><text:span text:style-name="T649"><text:s text:c="5"/>+4 19F5</text:span></text:p>
          </table:table-cell>
        </table:table-row>
        <table:table-row table:style-name="TableRow650">
          <table:table-cell table:style-name="TableCell651">
            <text:p text:style-name="P652"><text:span text:style-name="T653">0000</text:span></text:p>
          </table:table-cell>
          <table:table-cell table:style-name="TableCell654">
            <text:p text:style-name="P655"><text:span text:style-name="T656">MOV AH,09</text:span></text:p>
          </table:table-cell>
          <table:table-cell table:style-name="TableCell657">
            <text:p text:style-name="P658"><text:span text:style-name="T659">B409</text:span></text:p>
          </table:table-cell>
          <table:table-cell table:style-name="TableCell660">
            <text:p text:style-name="P661"><text:span text:style-name="T662">(AX) =<text:s/></text:span><text:span text:style-name="T663">1</text:span><text:span text:style-name="T664">A07</text:span></text:p>
            <text:p text:style-name="P665"><text:span text:style-name="T666">(IP) = 0000</text:span></text:p>
          </table:table-cell>
          <table:table-cell table:style-name="TableCell667">
            <text:p text:style-name="P668"><text:span text:style-name="T669">(AX) = 0907</text:span></text:p>
            <text:p text:style-name="P670"><text:span text:style-name="T671">(IP) = 0002</text:span></text:p>
          </table:table-cell>
        </table:table-row>
        <table:table-row table:style-name="TableRow672">
          <table:table-cell table:style-name="TableCell673">
            <text:p text:style-name="P674"><text:span text:style-name="T675">0002</text:span></text:p>
          </table:table-cell>
          <table:table-cell table:style-name="TableCell676">
            <text:p text:style-name="P677"><text:span text:style-name="T678">INT 21</text:span></text:p>
          </table:table-cell>
          <table:table-cell table:style-name="TableCell679">
            <text:p text:style-name="P680"><text:span text:style-name="T681">CD21</text:span></text:p>
          </table:table-cell>
          <table:table-cell table:style-name="TableCell682">
            <text:p text:style-name="P683"><text:span text:style-name="T684">(IP) = 0002</text:span></text:p>
          </table:table-cell>
          <table:table-cell table:style-name="TableCell685">
            <text:p text:style-name="P686"><text:span text:style-name="T687">(IP) = 0004</text:span></text:p>
          </table:table-cell>
        </table:table-row>
        <table:table-row table:style-name="TableRow688">
          <table:table-cell table:style-name="TableCell689">
            <text:p text:style-name="P690"><text:span text:style-name="T691">0004</text:span></text:p>
          </table:table-cell>
          <table:table-cell table:style-name="TableCell692">
            <text:p text:style-name="P693"><text:span text:style-name="T694">RET</text:span></text:p>
          </table:table-cell>
          <table:table-cell table:style-name="TableCell695">
            <text:p text:style-name="P696"><text:span text:style-name="T697">C3</text:span></text:p>
          </table:table-cell>
          <table:table-cell table:style-name="TableCell698">
            <text:p text:style-name="P699"><text:span text:style-name="T700">(SP) = 0012</text:span></text:p>
            <text:p text:style-name="P701"><text:span text:style-name="T702">(IP) = 0004</text:span></text:p>
            <text:p text:style-name="P703"><text:span text:style-name="T704">Stack +0 0014</text:span></text:p>
            <text:p text:style-name="P705"><text:span text:style-name="T706"><text:s text:c="5"/>+2 0000</text:span></text:p>
            <text:p text:style-name="P707"><text:span text:style-name="T708"><text:s text:c="5"/>+4 19F5</text:span></text:p>
          </table:table-cell>
          <table:table-cell table:style-name="TableCell709">
            <text:p text:style-name="P710"><text:span text:style-name="T711">(SP) = 0014</text:span></text:p>
            <text:p text:style-name="P712"><text:span text:style-name="T713">(IP) = 0014</text:span></text:p>
            <text:p text:style-name="P714"><text:span text:style-name="T715">Stack +0 0000</text:span></text:p>
            <text:p text:style-name="P716"><text:span text:style-name="T717"><text:s text:c="5"/>+2 119C</text:span></text:p>
            <text:p text:style-name="P718"><text:span text:style-name="T719"><text:s text:c="5"/>+4 0000</text:span></text:p>
          </table:table-cell>
        </table:table-row>
        <table:table-row table:style-name="TableRow720">
          <table:table-cell table:style-name="TableCell721">
            <text:p text:style-name="P722"><text:span text:style-name="T723">0014</text:span></text:p>
          </table:table-cell>
          <table:table-cell table:style-name="TableCell724">
            <text:p text:style-name="P725"><text:span text:style-name="T726">MOV DX,0010</text:span></text:p>
          </table:table-cell>
          <table:table-cell table:style-name="TableCell727">
            <text:p text:style-name="P728"><text:span text:style-name="T729">BA10</text:span><text:span text:style-name="T730">00</text:span></text:p>
          </table:table-cell>
          <table:table-cell table:style-name="TableCell731">
            <text:p text:style-name="P732"><text:span text:style-name="T733">(DX) = 0000</text:span></text:p>
            <text:p text:style-name="P734"><text:span text:style-name="T735">(IP) = 0014</text:span></text:p>
          </table:table-cell>
          <table:table-cell table:style-name="TableCell736">
            <text:p text:style-name="P737"><text:span text:style-name="T738">(DX) = 0010</text:span></text:p>
            <text:p text:style-name="P739"><text:span text:style-name="T740">(IP) = 0017</text:span></text:p>
          </table:table-cell>
        </table:table-row>
        <table:table-row table:style-name="TableRow741">
          <table:table-cell table:style-name="TableCell742">
            <text:p text:style-name="P743"><text:span text:style-name="T744">0017</text:span></text:p>
          </table:table-cell>
          <table:table-cell table:style-name="TableCell745">
            <text:p text:style-name="P746"><text:span text:style-name="T747">CALL 0000</text:span></text:p>
          </table:table-cell>
          <table:table-cell table:style-name="TableCell748">
            <text:p text:style-name="P749"><text:span text:style-name="T750">E8E6FF</text:span></text:p>
          </table:table-cell>
          <table:table-cell table:style-name="TableCell751">
            <text:p text:style-name="P752"><text:span text:style-name="T753">(SP)=0014</text:span></text:p>
            <text:p text:style-name="P754"><text:span text:style-name="T755">(IP) = 001</text:span><text:span text:style-name="T756">7</text:span></text:p>
            <text:p text:style-name="P757"><text:span text:style-name="T758">Stack +0 0000</text:span></text:p>
            <text:p text:style-name="P759"><text:span text:style-name="T760"><text:s text:c="5"/>+2 19F5</text:span></text:p>
            <text:p text:style-name="P761"><text:span text:style-name="T762"><text:s text:c="5"/>+4</text:span><text:span text:style-name="T763"><text:s/>0000</text:span></text:p>
          </table:table-cell>
          <table:table-cell table:style-name="TableCell764">
            <text:p text:style-name="P765"><text:span text:style-name="T766">(SP) = 0012</text:span></text:p>
            <text:p text:style-name="P767"><text:span text:style-name="T768">(IP) = 0000</text:span></text:p>
            <text:p text:style-name="P769"><text:span text:style-name="T770">Stack +0 001A</text:span></text:p>
            <text:p text:style-name="P771"><text:span text:style-name="T772"><text:s text:c="5"/>+2 0000</text:span></text:p>
            <text:p text:style-name="P773"><text:span text:style-name="T774"><text:s text:c="5"/>+4 19F5</text:span></text:p>
          </table:table-cell>
        </table:table-row>
        <table:table-row table:style-name="TableRow775">
          <table:table-cell table:style-name="TableCell776">
            <text:p text:style-name="P777"><text:span text:style-name="T778">0000</text:span></text:p>
          </table:table-cell>
          <table:table-cell table:style-name="TableCell779">
            <text:p text:style-name="P780"><text:span text:style-name="T781">MOV AH,09</text:span></text:p>
          </table:table-cell>
          <table:table-cell table:style-name="TableCell782">
            <text:p text:style-name="P783"><text:span text:style-name="T784">B409</text:span></text:p>
          </table:table-cell>
          <table:table-cell table:style-name="TableCell785">
            <text:p text:style-name="P786"><text:span text:style-name="T787">(AX) = 0907</text:span></text:p>
            <text:p text:style-name="P788"><text:span text:style-name="T789">(IP) = 0000</text:span></text:p>
          </table:table-cell>
          <table:table-cell table:style-name="TableCell790">
            <text:p text:style-name="P791"><text:span text:style-name="T792">(AX) = 0907</text:span></text:p>
            <text:p text:style-name="P793"><text:span text:style-name="T794">(IP) = 0002</text:span></text:p>
          </table:table-cell>
        </table:table-row>
        <table:table-row table:style-name="TableRow795">
          <table:table-cell table:style-name="TableCell796">
            <text:p text:style-name="P797"><text:span text:style-name="T798">0002</text:span></text:p>
          </table:table-cell>
          <table:table-cell table:style-name="TableCell799">
            <text:p text:style-name="P800"><text:span text:style-name="T801">INT 21</text:span></text:p>
          </table:table-cell>
          <table:table-cell table:style-name="TableCell802">
            <text:p text:style-name="P803"><text:span text:style-name="T804">CD21</text:span></text:p>
          </table:table-cell>
          <table:table-cell table:style-name="TableCell805">
            <text:p text:style-name="P806"><text:span text:style-name="T807">(IP) = 000</text:span><text:span text:style-name="T808">2</text:span></text:p>
          </table:table-cell>
          <table:table-cell table:style-name="TableCell809">
            <text:p text:style-name="P810"><text:span text:style-name="T811">(IP) = 0004</text:span></text:p>
          </table:table-cell>
        </table:table-row>
        <table:table-row table:style-name="TableRow812">
          <table:table-cell table:style-name="TableCell813">
            <text:p text:style-name="P814"><text:span text:style-name="T815">0004</text:span></text:p>
          </table:table-cell>
          <table:table-cell table:style-name="TableCell816">
            <text:p text:style-name="P817"><text:span text:style-name="T818">RET</text:span></text:p>
          </table:table-cell>
          <table:table-cell table:style-name="TableCell819">
            <text:p text:style-name="P820"><text:span text:style-name="T821">C3</text:span></text:p>
          </table:table-cell>
          <table:table-cell table:style-name="TableCell822">
            <text:p text:style-name="P823"><text:span text:style-name="T824">(SP) = 0012</text:span></text:p>
            <text:p text:style-name="P825"><text:span text:style-name="T826">(IP) = 0004</text:span></text:p>
            <text:p text:style-name="P827"><text:span text:style-name="T828">Stack +0 001A</text:span></text:p>
            <text:p text:style-name="P829"><text:span text:style-name="T830"><text:s text:c="5"/>+2 0000</text:span></text:p>
            <text:p text:style-name="P831"><text:span text:style-name="T832"><text:s text:c="5"/>+4<text:s/></text:span><text:span text:style-name="T833">19F5</text:span></text:p>
          </table:table-cell>
          <table:table-cell table:style-name="TableCell834">
            <text:p text:style-name="P835"><text:span text:style-name="T836">(SP) = 0014</text:span></text:p>
            <text:p text:style-name="P837"><text:span text:style-name="T838">(IP) = 001A</text:span></text:p>
            <text:p text:style-name="P839"><text:span text:style-name="T840">Stack +0 0000</text:span></text:p>
            <text:p text:style-name="P841"><text:span text:style-name="T842"><text:s text:c="5"/>+2 19F5</text:span></text:p>
            <text:p text:style-name="P843"><text:span text:style-name="T844"><text:s text:c="5"/>+4 0000</text:span></text:p>
          </table:table-cell>
        </table:table-row>
        <table:table-row table:style-name="TableRow845">
          <table:table-cell table:style-name="TableCell846">
            <text:p text:style-name="P847"><text:span text:style-name="T848">001A</text:span></text:p>
          </table:table-cell>
          <table:table-cell table:style-name="TableCell849">
            <text:p text:style-name="P850"><text:span text:style-name="T851">RET Far</text:span></text:p>
          </table:table-cell>
          <table:table-cell table:style-name="TableCell852">
            <text:p text:style-name="P853"><text:span text:style-name="T854">CB</text:span></text:p>
          </table:table-cell>
          <table:table-cell table:style-name="TableCell855">
            <text:p text:style-name="P856"><text:span text:style-name="T857">(SP) = 0014</text:span></text:p>
            <text:p text:style-name="P858"><text:span text:style-name="T859">(IP) = 001A</text:span></text:p>
            <text:p text:style-name="P860"><text:span text:style-name="T861">Stack +0 0000</text:span></text:p>
            <text:p text:style-name="P862"><text:span text:style-name="T863"><text:s text:c="5"/>+2 19F5</text:span></text:p>
            <text:p text:style-name="P864"><text:span text:style-name="T865"><text:s text:c="5"/>+4 0000</text:span></text:p>
          </table:table-cell>
          <table:table-cell table:style-name="TableCell866">
            <text:p text:style-name="P867"><text:span text:style-name="T868">(SP) = 0018</text:span></text:p>
            <text:p text:style-name="P869"><text:span text:style-name="T870">(IP) = 0000</text:span></text:p>
            <text:p text:style-name="P871"><text:span text:style-name="T872">Stack +0 0000</text:span></text:p>
            <text:p text:style-name="P873"><text:span text:style-name="T874"><text:s text:c="5"/>+2 0000</text:span></text:p>
            <text:p text:style-name="P875"><text:span text:style-name="T876"><text:s text:c="5"/>+4 0000</text:span></text:p>
          </table:table-cell>
        </table:table-row>
        <table:table-row table:style-name="TableRow877">
          <table:table-cell table:style-name="TableCell878">
            <text:p text:style-name="P879"><text:span text:style-name="T880">0000</text:span></text:p>
          </table:table-cell>
          <table:table-cell table:style-name="TableCell881">
            <text:p text:style-name="P882"><text:span text:style-name="T883">INT 20</text:span></text:p>
          </table:table-cell>
          <table:table-cell table:style-name="TableCell884">
            <text:p text:style-name="P885"><text:span text:style-name="T886">CD20</text:span></text:p>
          </table:table-cell>
          <table:table-cell table:style-name="TableCell887">
            <text:p text:style-name="P888"><text:span text:style-name="T889">(AX) = 0907</text:span></text:p>
            <text:p text:style-name="P890"><text:span text:style-name="T891">(DS) = 1A07</text:span></text:p>
            <text:p text:style-name="P892"><text:span text:style-name="T893">(IP) = 0000</text:span></text:p>
          </table:table-cell>
          <table:table-cell table:style-name="TableCell894">
            <text:p text:style-name="P895"><text:span text:style-name="T896">(AX) = 0000</text:span></text:p>
            <text:p text:style-name="P897"><text:span text:style-name="T898">(DS) = 19F5</text:span></text:p>
            <text:p text:style-name="P899"><text:span text:style-name="T900">(IP) = 0005</text:span></text:p>
          </table:table-cell>
        </table:table-row>
      </table:table>
      <text:p text:style-name="P901"/>
      <text:p text:style-name="P902"><text:span text:style-name="T903">Выводы.</text:span></text:p>
      <text:p text:style-name="P904"><text:span text:style-name="T905">В ходе выполнения лабораторной работы было совершенно ознакомление с языком Ассемблера, был освоен этап трансляции, также была изучена структура данных программ и работа с программой<text:s/></text:span><text:span text:style-name="T906">DOSBox</text:span><text:s/>0.74-3.</text:p>
      <text:p text:style-name="P907"/>
      <text:p text:style-name="P908"><text:span text:style-name="T909">Приложение.</text:span></text:p>
      <text:p text:style-name="P910"><text:span text:style-name="T911">Текст файла<text:s/></text:span><text:span text:style-name="T912">HELLO</text:span><text:span text:style-name="T913">1.</text:span><text:span text:style-name="T914">ASM</text:span></text:p>
      <text:p text:style-name="P915"/>
      <text:p text:style-name="P916">; HELLO1.ASM - <text:s/>гЇа®йҐ­­ п ўҐабЁп гзҐЎ­®© Їа®Ја ¬¬л « Ў.а Ў. N1</text:p>
      <text:p text:style-name="P917">; <text:s text:c="14"/>Ї® ¤ЁбжЁЇ«Ё­Ґ "ЂаеЁвҐЄвга  Є®¬ЇмовҐа "</text:p>
      <text:p text:style-name="P918">; *****************************************************************</text:p>
      <text:p text:style-name="P919">; Ќ §­ зҐ­ЁҐ: Џа®Ја ¬¬  д®а¬ЁагҐв Ё ўлў®¤Ёв ­  нЄа ­ ЇаЁўҐвбвўЁҐ</text:p>
      <text:p text:style-name="P920">; <text:s text:c="12"/>Ї®«м§®ў вҐ«п б Ї®¬®ймо дг­ЄжЁЁ „Ћ‘ "‚лў®¤ бва®ЄЁ"</text:p>
      <text:p text:style-name="P921">; <text:s text:c="12"/>(­®¬Ґа 09 ЇаҐалў ­ЁҐ 21h), Є®в®а п:</text:p>
      <text:p text:style-name="P922">; <text:s text:c="13"/>- ®ЎҐбЇҐзЁў Ґв ўлў®¤ ­  нЄа ­ бва®ЄЁ бЁ¬ў®«®ў,</text:p>
      <text:p text:style-name="P923">; <text:s text:c="15"/>§ Є ­зЁў ойҐ©бп §­ Є®¬ "$";</text:p>
      <text:p text:style-name="P924">; <text:s text:c="13"/>- ваҐЎгҐв § ¤ ­Ёп ў аҐЈЁбваҐ ah ­®¬Ґа  дг­ЄжЁЁ=09h,</text:p>
      <text:p text:style-name="P925">; <text:s text:c="15"/>  ў аҐЈЁбваҐ dx - <text:s/>б¬ҐйҐ­Ёп <text:s/> ¤аҐб  <text:s/>ўлў®¤Ё¬®©</text:p>
      <text:p text:style-name="P926">; <text:s text:c="15"/>бва®ЄЁ;</text:p>
      <text:p text:style-name="P927">; <text:s text:c="13"/>- ЁбЇ®«м§гҐв аҐЈЁбва <text:s/>ax <text:s/>Ё <text:s/>­Ґ б®еа ­пҐв ҐЈ®</text:p>
      <text:p text:style-name="P928">; <text:s text:c="15"/>б®¤Ґа¦Ё¬®Ґ.</text:p>
      <text:p text:style-name="P929">; ******************************************************************</text:p>
      <text:p text:style-name="P930"/>
      <text:p text:style-name="P931"><text:s text:c="3"/>DOSSEG <text:s text:c="37"/>; ‡ ¤ ­ЁҐ бҐЈ¬Ґ­в®ў Ї®¤ „Ћ‘</text:p>
      <text:p text:style-name="P932"><text:span text:style-name="T933"><text:s text:c="3"/></text:span><text:span text:style-name="T934">.MODEL <text:s/>SMALL <text:s text:c="30"/>;<text:s/></text:span><text:span text:style-name="T935">Њ</text:span><text:span text:style-name="T936">®¤</text:span><text:span text:style-name="T937">Ґ</text:span><text:span text:style-name="T938">«</text:span><text:span text:style-name="T939">м</text:span><text:span text:style-name="T940"><text:s/></text:span><text:span text:style-name="T941">Ї</text:span><text:span text:style-name="T942"> ¬</text:span><text:span text:style-name="T943">пвЁ</text:span><text:span text:style-name="T944">-SMALL(</text:span><text:span text:style-name="T945">Њ</text:span><text:span text:style-name="T946"> « </text:span><text:span text:style-name="T947">п</text:span><text:span text:style-name="T948">)</text:span></text:p>
      <text:p text:style-name="P949"><text:span text:style-name="T950"><text:s text:c="3"/>.STACK <text:s/>100h <text:s text:c="31"/>;<text:s/></text:span><text:span text:style-name="T951">ЋвўҐбвЁ</text:span><text:span text:style-name="T952"><text:s/></text:span><text:span text:style-name="T953">Ї</text:span><text:span text:style-name="T954">®¤ ‘</text:span><text:span text:style-name="T955">вҐЄ</text:span><text:span text:style-name="T956"><text:s/>256<text:s/></text:span><text:span text:style-name="T957">Ў</text:span><text:span text:style-name="T958"> ©</text:span><text:span text:style-name="T959">в</text:span></text:p>
      <text:p text:style-name="P960"><text:span text:style-name="T961"><text:s text:c="3"/></text:span><text:span text:style-name="T962">.DATA <text:s text:c="38"/>; Ќ з «® бҐЈ¬Ґ­в  ¤ ­­ле</text:span></text:p>
      <text:p text:style-name="P963">Greeting <text:s/>LABEL <text:s/>BYTE <text:s text:c="25"/>; ’ҐЄбв <text:s/>ЇаЁўҐвбвўЁп</text:p>
      <text:p text:style-name="P964"><text:s text:c="3"/>DB 'Вас приветствует ст.гр.9382 - Пя С.',13,10,'$'</text:p>
      <text:p text:style-name="P965"><text:s text:c="3"/>.CODE <text:s text:c="31"/>; Ќ з «® бҐЈ¬Ґ­в  Є®¤ </text:p>
      <text:p text:style-name="P966"><text:s text:c="3"/>mov <text:s/>ax, @data <text:s text:c="23"/>; ‡ Јаг§Є  ў DS  ¤аҐб  ­ з « </text:p>
      <text:p text:style-name="P967"><text:s text:c="3"/>mov <text:s/>ds, ax <text:s text:c="26"/>; бҐЈ¬Ґ­в  ¤ ­­ле</text:p>
      <text:p text:style-name="P968"><text:span text:style-name="T969"><text:s text:c="3"/></text:span><text:span text:style-name="T970">mov <text:s/>dx, OFFSET Greeting <text:s text:c="13"/>; ‡ </text:span><text:span text:style-name="T971">Јаг</text:span><text:span text:style-name="T972">§</text:span><text:span text:style-name="T973">Є</text:span><text:span text:style-name="T974"> <text:s/></text:span><text:span text:style-name="T975">ў</text:span><text:span text:style-name="T976"><text:s/>dx<text:s/></text:span><text:span text:style-name="T977">б</text:span><text:span text:style-name="T978">¬</text:span><text:span text:style-name="T979">ҐйҐ</text:span><text:span text:style-name="T980">­</text:span><text:span text:style-name="T981">Ёп</text:span></text:p>
      <text:p text:style-name="P982"><text:span text:style-name="T983"><text:s text:c="40"/>;  ¤</text:span><text:span text:style-name="T984">аҐб</text:span><text:span text:style-name="T985"> <text:s/></text:span><text:span text:style-name="T986">вҐЄбв</text:span><text:span text:style-name="T987"> <text:s/></text:span><text:span text:style-name="T988">ЇаЁўҐвбвўЁп</text:span></text:p>
      <text:p text:style-name="P989">DisplayGreeting:</text:p>
      <text:p text:style-name="P990"><text:span text:style-name="T991"><text:s text:c="3"/>mov <text:s/>ah, 9 <text:s text:c="27"/>; #<text:s/></text:span><text:span text:style-name="T992">дг</text:span><text:span text:style-name="T993">­</text:span><text:span text:style-name="T994">ЄжЁЁ</text:span><text:span text:style-name="T995"><text:s/>„</text:span><text:span text:style-name="T996">Ћ</text:span><text:span text:style-name="T997">‘<text:s/></text:span><text:span text:style-name="T998">ЇҐз</text:span><text:span text:style-name="T999"> </text:span><text:span text:style-name="T1000">вЁ</text:span><text:span text:style-name="T1001"><text:s/></text:span><text:span text:style-name="T1002">бва</text:span><text:span text:style-name="T1003">®</text:span><text:span text:style-name="T1004">ЄЁ</text:span></text:p>
      <text:p text:style-name="P1005"><text:span text:style-name="T1006"><text:s text:c="3"/>int <text:s/>21h <text:s text:c="28"/>;<text:s/></text:span><text:span text:style-name="T1007">ўлў</text:span><text:span text:style-name="T1008">®¤ ­ <text:s/></text:span><text:span text:style-name="T1009">нЄа</text:span><text:span text:style-name="T1010"> ­ <text:s/></text:span><text:span text:style-name="T1011">ЇаЁўҐвбвўЁп</text:span></text:p>
      <text:p text:style-name="P1012"><text:span text:style-name="T1013"><text:s text:c="3"/>mov <text:s/>ah, 4ch <text:s text:c="25"/>; #<text:s/></text:span><text:span text:style-name="T1014">дг</text:span><text:span text:style-name="T1015">­</text:span><text:span text:style-name="T1016">ЄжЁЁ</text:span><text:span text:style-name="T1017"><text:s/>„</text:span><text:span text:style-name="T1018">Ћ</text:span><text:span text:style-name="T1019">‘ § </text:span><text:span text:style-name="T1020">ўҐаиҐ</text:span><text:span text:style-name="T1021">­</text:span><text:span text:style-name="T1022">Ёп</text:span><text:span text:style-name="T1023"><text:s/></text:span><text:span text:style-name="T1024">Їа</text:span><text:span text:style-name="T1025">®</text:span><text:span text:style-name="T1026">Ја</text:span><text:span text:style-name="T1027"> ¬¬</text:span><text:span text:style-name="T1028">л</text:span></text:p>
      <text:p text:style-name="P1029"><text:span text:style-name="T1030"><text:s text:c="3"/>int <text:s/>21h <text:s text:c="28"/>; § </text:span><text:span text:style-name="T1031">ўҐаиҐ</text:span><text:span text:style-name="T1032">­</text:span><text:span text:style-name="T1033">ЁҐ</text:span><text:span text:style-name="T1034"><text:s/></text:span><text:span text:style-name="T1035">Їа</text:span><text:span text:style-name="T1036">®</text:span><text:span text:style-name="T1037">Ја</text:span><text:span text:style-name="T1038"> ¬¬</text:span><text:span text:style-name="T1039">л</text:span><text:span text:style-name="T1040"><text:s/></text:span><text:span text:style-name="T1041">Ё</text:span><text:span text:style-name="T1042"><text:s/></text:span><text:span text:style-name="T1043">ўле</text:span><text:span text:style-name="T1044">®¤<text:s/></text:span><text:span text:style-name="T1045">ў</text:span><text:span text:style-name="T1046"><text:s/>„</text:span><text:span text:style-name="T1047">Ћ</text:span><text:span text:style-name="T1048">‘</text:span></text:p>
      <text:p text:style-name="P1049"><text:span text:style-name="T1050"><text:s text:c="3"/></text:span><text:span text:style-name="T1051">END</text:span></text:p>
      <text:p text:style-name="P1052"/>
      <text:p text:style-name="P1053"><text:span text:style-name="T1054"><text:s/></text:span><text:span text:style-name="T1055">Текст</text:span><text:span text:style-name="T1056"><text:s/></text:span><text:span text:style-name="T1057">файла</text:span><text:span text:style-name="T1058"><text:s/>HELLO2.ASM</text:span></text:p>
      <text:p text:style-name="P1059">; HELLO2 - “зҐЎ­ п Їа®Ја ¬¬  N2 <text:s/>« Ў.а Ў.#1 Ї® ¤ЁбжЁЇ«Ё­Ґ "ЂаеЁвҐЄвга  Є®¬ЇмовҐа "</text:p>
      <text:p text:style-name="P1060">; <text:s text:c="9"/>Џа®Ја ¬¬  ЁбЇ®«м§гҐв Їа®жҐ¤гаг ¤«п ЇҐз вЁ бва®ЄЁ</text:p>
      <text:p text:style-name="P1061">;</text:p>
      <text:p text:style-name="P1062">; <text:s text:c="5"/>’…Љ‘’ <text:s/>ЏђЋѓђЂЊЊ›</text:p>
      <text:p text:style-name="P1063"/>
      <text:p text:style-name="P1064">EOFLine <text:s/>EQU <text:s/>'$' <text:s text:c="8"/>; ЋЇаҐ¤Ґ«Ґ­ЁҐ бЁ¬ў®«м­®© Є®­бв ­вл</text:p>
      <text:p text:style-name="P1065"><text:s text:c="26"/>; <text:s text:c="4"/>"Љ®­Ґж бва®ЄЁ"</text:p>
      <text:p text:style-name="P1066"/>
      <text:p text:style-name="P1067">; ‘вҐЄ <text:s/>Їа®Ја ¬¬л</text:p>
      <text:p text:style-name="P1068"/>
      <text:p text:style-name="P1069">AStack <text:s text:c="3"/>SEGMENT <text:s/>STACK</text:p>
      <text:p text:style-name="P1070"><text:s text:c="10"/>DW 12 DUP(?) <text:s text:c="3"/>; Ћвў®¤Ёвбп 12 б«®ў Ї ¬пвЁ</text:p>
      <text:p text:style-name="P1071">AStack <text:s text:c="3"/>ENDS</text:p>
      <text:p text:style-name="P1072"/>
      <text:p text:style-name="P1073">; „ ­­лҐ Їа®Ја ¬¬л</text:p>
      <text:p text:style-name="P1074"/>
      <text:p text:style-name="P1075">DATA <text:s text:c="5"/>SEGMENT</text:p>
      <text:p text:style-name="P1076"/>
      <text:p text:style-name="P1077">; <text:s/>„ЁаҐЄвЁўл ®ЇЁб ­Ёп ¤ ­­ле</text:p>
      <text:p text:style-name="P1078"/>
      <text:p text:style-name="P1079">HELLO <text:s text:c="4"/>DB 'Hello Worlds!', 0AH, 0DH,EOFLine</text:p>
      <text:p text:style-name="P1080">GREETING <text:s/>DB 'Student from 9382 - Pya Son Khwa$'</text:p>
      <text:p text:style-name="P1081">DATA <text:s text:c="5"/>ENDS</text:p>
      <text:p text:style-name="P1082"/>
      <text:p text:style-name="P1083">; Љ®¤ Їа®Ја ¬¬л</text:p>
      <text:p text:style-name="P1084"/>
      <text:p text:style-name="P1085">CODE <text:s text:c="5"/>SEGMENT</text:p>
      <text:p text:style-name="P1086"><text:s text:c="10"/>ASSUME CS:Code DS:DATA SS:AStack</text:p>
      <text:p text:style-name="P1087">; Џа®жҐ¤га  ЇҐз вЁ бва®ЄЁ</text:p>
      <text:p text:style-name="P1088">WriteMsg <text:s/>PROC <text:s/>NEAR</text:p>
      <text:p text:style-name="P1089"><text:s text:c="10"/>mov <text:s text:c="2"/>AH,9</text:p>
      <text:p text:style-name="P1090"><text:s text:c="10"/>int <text:s text:c="2"/>21h <text:s/>; ‚л§®ў дг­ЄжЁЁ DOS Ї® ЇаҐалў ­Ёо</text:p>
      <text:p text:style-name="P1091"><text:s text:c="10"/>ret</text:p>
      <text:p text:style-name="P1092">WriteMsg <text:s/>ENDP</text:p>
      <text:p text:style-name="P1093"/>
      <text:p text:style-name="P1094">; ѓ®«®ў­ п Їа®жҐ¤га </text:p>
      <text:p text:style-name="P1095">Main <text:s text:c="5"/>PROC <text:s/>FAR</text:p>
      <text:p text:style-name="P1096"><text:s text:c="10"/>push <text:s/>DS <text:s text:c="6"/>;\ <text:s/>‘®еа ­Ґ­ЁҐ  ¤аҐб  ­ з «  PSP ў бвҐЄҐ</text:p>
      <text:p text:style-name="P1097"><text:s text:c="10"/>sub <text:s text:c="2"/>AX,AX <text:s text:c="3"/>; &gt; ¤«п Ї®б«Ґ¤гойҐЈ® ў®ббв ­®ў«Ґ­Ёп Ї®</text:p>
      <text:p text:style-name="P1098"><text:s text:c="10"/>push <text:s/>AX <text:s text:c="6"/>;/ <text:s/>Є®¬ ­¤Ґ ret, § ўҐаи ойҐ© Їа®жҐ¤гаг.</text:p>
      <text:p text:style-name="P1099"><text:s text:c="10"/>mov <text:s text:c="2"/>AX,DATA <text:s text:c="12"/>; ‡ Јаг§Є  бҐЈ¬Ґ­в­®Ј®</text:p>
      <text:p text:style-name="P1100"><text:s text:c="10"/>mov <text:s text:c="2"/>DS,AX <text:s text:c="14"/>; аҐЈЁбва  ¤ ­­ле.</text:p>
      <text:p text:style-name="P1101"><text:s text:c="10"/>mov <text:s text:c="2"/>DX, OFFSET HELLO <text:s text:c="3"/>; ‚лў®¤ ­  нЄа ­ ЇҐаў®©</text:p>
      <text:p text:style-name="P1102"><text:s text:c="10"/>call <text:s/>WriteMsg <text:s text:c="11"/>; бва®ЄЁ ЇаЁўҐвбвўЁп.</text:p>
      <text:p text:style-name="P1103"><text:s text:c="10"/>mov <text:s text:c="2"/>DX, OFFSET GREETING ; ‚лў®¤ ­  нЄа ­ ўв®а®©</text:p>
      <text:p text:style-name="P1104"><text:s text:c="10"/>call <text:s/>WriteMsg <text:s text:c="11"/>; бва®ЄЁ ЇаЁўҐвбвўЁп.</text:p>
      <text:p text:style-name="P1105"><text:s text:c="10"/>ret <text:s text:c="22"/>; ‚ле®¤ ў DOS Ї® Є®¬ ­¤Ґ,</text:p>
      <text:p text:style-name="P1106"><text:s text:c="36"/>; ­ е®¤пйҐ©бп ў 1-®¬ б«®ўҐ PSP.</text:p>
      <text:p text:style-name="P1107">Main <text:s text:c="5"/>ENDP</text:p>
      <text:p text:style-name="P1108">CODE <text:s text:c="5"/>ENDS</text:p>
      <text:p text:style-name="P1109"><text:span text:style-name="T1110"><text:s text:c="10"/>END Ma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Noto Sans CJK SC Regular" svg:font-family="Noto Sans CJK SC Regular" style:font-family-generic="system" style:font-pitch="variable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keep-with-next="always" fo:text-align="center"/>
      <style:text-properties fo:font-size="14pt" style:font-size-asian="14pt" style:font-size-complex="14pt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font-size-complex="12pt" style:language-asian="ru" style:country-asian="RU"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Список" style:display-name="Список" style:family="paragraph" style:parent-style-name="Textbody">
      <style:text-properties style:font-name-complex="Lohit Devanagari" fo:hyphenate="tru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tru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true"/>
    </style:style>
    <style:style style:name="Заголовок" style:display-name="Заголовок" style:family="paragraph" style:parent-style-name="Standard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true"/>
    </style:style>
    <style:style style:name="Указатель" style:display-name="Указатель" style:family="paragraph" style:parent-style-name="Standard">
      <style:paragraph-properties text:number-lines="false"/>
      <style:text-properties style:font-name-complex="Lohit Devanagari" fo:hyphenate="true"/>
    </style:style>
    <style:style style:name="Times14_РИО2" style:display-name="Times14_РИО2" style:family="paragraph" style:parent-style-name="Standard">
      <style:paragraph-properties fo:text-align="justify" fo:line-height="130%" fo:text-indent="0.4923in">
        <style:tab-stops>
          <style:tab-stop style:type="left" style:position="0.4923in"/>
        </style:tab-stops>
      </style:paragraph-properties>
      <style:text-properties fo:font-size="14pt" style:font-size-asian="14pt" fo:hyphenate="tru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/>
      <style:text-properties fo:hyphenate="true"/>
    </style:style>
    <style:style style:name="Текст" style:display-name="Текст" style:family="paragraph" style:parent-style-name="Standard">
      <style:paragraph-properties fo:margin-bottom="0.1111in" fo:line-height="105%"/>
      <style:text-properties style:font-name="Courier New" style:font-name-asian="Courier New" style:font-name-complex="Courier New" fo:font-size="10pt" style:font-size-asian="10pt" style:font-size-complex="10pt" fo:hyphenate="true"/>
    </style:style>
    <style:style style:name="Абзацсписка" style:display-name="Абзац списка" style:family="paragraph" style:parent-style-name="Standard">
      <style:paragraph-properties fo:margin-bottom="0.1111in" fo:line-height="105%" fo:margin-left="0.5in">
        <style:tab-stops/>
      </style:paragraph-properties>
      <style:text-properties style:font-name-complex="DejaVu Sans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Текствыноски" style:display-name="Текст выноски" style:family="paragraph" style:parent-style-name="Standard">
      <style:text-properties style:font-name="Segoe UI" style:font-name-asian="Segoe UI" style:font-name-complex="Segoe UI" fo:font-size="9pt" style:font-size-asian="9pt" style:font-size-complex="9pt" fo:hyphenate="tru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ТекстЗнак" style:display-name="Текст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asian="Times New Roman" style:font-name-complex="Segoe UI" fo:font-size="9pt" style:font-size-asian="9pt" style:font-size-complex="9pt" style:language-asian="ru" style:country-asian="RU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2" style:display-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7LVL1" style:family="text">
      <style:text-properties fo:font-size="14pt" style:font-size-asian="14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5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avel Martinenko</meta:initial-creator>
    <dc:creator>Учетная запись Майкрософт</dc:creator>
    <meta:creation-date>2019-09-17T11:31:00Z</meta:creation-date>
    <dc:date>2020-09-21T09:40:00Z</dc:date>
    <meta:print-date>2019-09-18T23:43:00Z</meta:print-date>
    <meta:template xlink:href="Normal" xlink:type="simple"/>
    <meta:editing-cycles>10</meta:editing-cycles>
    <meta:editing-duration>PT15960S</meta:editing-duration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2" meta:word-count="1650" meta:character-count="11039" meta:row-count="78" meta:non-whitespace-character-count="9411"/>
  </office:meta>
</office:document-meta>
</file>